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OpenSymbol" svg:font-family="OpenSymbol, 'Arial Unicode MS'"/>
    <style:font-face style:name="Arial2" svg:font-family="Arial" style:font-pitch="variable"/>
    <style:font-face style:name="Calibri1" svg:font-family="Calibri" style:font-pitch="variable"/>
    <style:font-face style:name="Georgia1" svg:font-family="Georgia" style:font-pitch="variable"/>
    <style:font-face style:name="LiberationSerif1" svg:font-family="LiberationSerif, 'Times New Roman'" style:font-pitch="variable"/>
    <style:font-face style:name="Linux Libertine G" svg:font-family="'Linux Libertine G'" style:font-pitch="variable"/>
    <style:font-face style:name="Old Standard TT1" svg:font-family="'Old Standard TT'" style:font-pitch="variable"/>
    <style:font-face style:name="OpenSymbol2"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Serif" svg:font-family="LiberationSerif, 'Times New Roman'"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819in" table:align="left" style:writing-mode="lr-tb"/>
    </style:style>
    <style:style style:name="Table1.A" style:family="table-column">
      <style:table-column-properties style:column-width="0.9083in"/>
    </style:style>
    <style:style style:name="Table1.D" style:family="table-column">
      <style:table-column-properties style:column-width="0.909in"/>
    </style:style>
    <style:style style:name="Table1.H" style:family="table-column">
      <style:table-column-properties style:column-width="0.9229in"/>
    </style:style>
    <style:style style:name="Table1.1" style:family="table-row">
      <style:table-row-properties fo:keep-together="auto"/>
    </style:style>
    <style:style style:name="Table1.A1" style:family="table-cell">
      <style:table-cell-properties style:vertical-align="top" fo:padding="0.0694in" fo:border="1pt solid #000000" style:writing-mode="lr-tb"/>
    </style:style>
    <style:style style:name="Table1.2" style:family="table-row">
      <style:table-row-properties style:min-row-height="0.7014in" fo:keep-together="auto"/>
    </style:style>
    <style:style style:name="Table1.5" style:family="table-row">
      <style:table-row-properties style:min-row-height="0.9771in" fo:keep-together="auto"/>
    </style:style>
    <style:style style:name="Table1.7" style:family="table-row">
      <style:table-row-properties style:min-row-height="0.8146in" fo:keep-together="auto"/>
    </style:style>
    <style:style style:name="P1" style:family="paragraph" style:parent-style-name="Standard">
      <style:paragraph-properties fo:line-height="126%" fo:text-align="justify" style:justify-single-word="false"/>
    </style:style>
    <style:style style:name="P2" style:family="paragraph" style:parent-style-name="Standard">
      <style:paragraph-properties fo:text-align="justify" style:justify-single-word="false"/>
      <style:text-properties fo:color="#000000" loext:opacity="100%" fo:font-size="14pt" style:font-size-asian="14pt"/>
    </style:style>
    <style:style style:name="P3" style:family="paragraph" style:parent-style-name="Standard">
      <style:paragraph-properties fo:margin-left="0in" fo:margin-right="-0.0043in" fo:text-align="justify" style:justify-single-word="false" fo:text-indent="0in" style:auto-text-indent="false"/>
    </style:style>
    <style:style style:name="P4" style:family="paragraph" style:parent-style-name="Standard">
      <style:paragraph-properties fo:margin-left="0in" fo:margin-right="-0.0043in" fo:text-align="justify" style:justify-single-word="false" fo:text-indent="0in" style:auto-text-indent="false"/>
      <style:text-properties style:font-name="Arial1" fo:font-size="17pt" style:text-underline-style="solid" style:text-underline-width="auto" style:text-underline-color="font-color" fo:font-weight="bold" style:font-name-asian="Arial1" style:font-size-asian="17pt" style:font-weight-asian="bold" style:font-name-complex="Arial1" style:font-size-complex="17pt"/>
    </style:style>
    <style:style style:name="P5" style:family="paragraph" style:parent-style-name="Standard">
      <style:paragraph-properties fo:margin-left="0in" fo:margin-right="-0.0043in"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6" style:family="paragraph" style:parent-style-name="Standard">
      <style:paragraph-properties fo:margin-left="0in" fo:margin-right="-0.0043in" fo:text-align="start" style:justify-single-word="false" fo:text-indent="0in" style:auto-text-indent="false"/>
    </style:style>
    <style:style style:name="P7" style:family="paragraph" style:parent-style-name="Standard">
      <style:paragraph-properties fo:margin-left="0in" fo:margin-right="-0.0043in" fo:margin-top="0.0693in" fo:margin-bottom="0.0693in" style:contextual-spacing="false" fo:line-height="100%" fo:orphans="2" fo:widows="2" fo:text-indent="0in" style:auto-text-indent="false">
        <style:tab-stops>
          <style:tab-stop style:position="0.5in"/>
        </style:tab-stops>
      </style:paragraph-properties>
    </style:style>
    <style:style style:name="P8"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9"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fo:color="#000000" loext:opacity="100%" style:text-position="0% 100%" style:font-name="Times New Roman" fo:font-size="14pt" fo:font-style="italic" style:font-name-asian="Times New Roman" style:font-size-asian="14pt" style:font-style-asian="italic" style:font-name-complex="Times New Roman" style:font-size-complex="14pt"/>
    </style:style>
    <style:style style:name="P10" style:family="paragraph" style:parent-style-name="Standard">
      <style:paragraph-properties fo:margin-left="0in" fo:margin-right="0in" fo:margin-top="0.25in" fo:margin-bottom="0.25in" style:contextual-spacing="false" fo:line-height="126%" fo:text-align="justify" style:justify-single-word="false" fo:text-indent="0in" style:auto-text-indent="false"/>
    </style:style>
    <style:style style:name="P11"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style="italic" style:text-underline-style="solid" style:text-underline-width="auto" style:text-underline-color="font-color" fo:font-weight="bold" fo:background-color="#ffffff" style:font-name-asian="Arial1" style:font-size-asian="14pt" style:font-style-asian="italic" style:font-weight-asian="bold" style:font-name-complex="Arial1" style:font-size-complex="14pt"/>
    </style:style>
    <style:style style:name="P13"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weight="bold" style:font-name-asian="Arial1" style:font-size-asian="14pt" style:font-weight-asian="bold" style:font-name-complex="Arial1" style:font-size-complex="14pt"/>
    </style:style>
    <style:style style:name="P14"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5"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16" style:family="paragraph" style:parent-style-name="Standard">
      <style:paragraph-properties fo:margin-left="0in" fo:margin-right="0in" fo:margin-top="0.25in" fo:margin-bottom="0.25in" style:contextual-spacing="false" fo:line-height="100%" fo:text-align="start" style:justify-single-word="false" fo:keep-together="auto" fo:orphans="0" fo:widows="0" fo:text-indent="0in" style:auto-text-indent="false" fo:break-before="auto" fo:break-after="auto" fo:padding="0in" fo:border="none" style:shadow="none" fo:keep-with-next="auto"/>
    </style:style>
    <style:style style:name="P17" style:family="paragraph" style:parent-style-name="Standard">
      <style:paragraph-properties fo:margin-left="0in" fo:margin-right="0in" fo:margin-top="0.25in" fo:margin-bottom="0.25in" style:contextual-spacing="false" fo:line-height="100%" fo:text-align="start" style:justify-single-word="false" fo:orphans="0" fo:widows="0" fo:text-indent="0in" style:auto-text-indent="false" fo:padding="0in" fo:border="none" style:shadow="none"/>
    </style:style>
    <style:style style:name="P18"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9"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4pt" fo:font-weight="bold" fo:background-color="#ffffff" style:font-name-asian="Arial1" style:font-size-asian="14pt" style:font-weight-asian="bold" style:font-name-complex="Arial1" style:font-size-complex="14pt"/>
    </style:style>
    <style:style style:name="P20"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22" style:family="paragraph" style:parent-style-name="Standard">
      <style:paragraph-properties fo:margin-left="0in" fo:margin-right="0in" fo:margin-top="0in" fo:margin-bottom="0.0835in" style:contextual-spacing="false" fo:line-height="126%" fo:text-align="justify" style:justify-single-word="false" fo:text-indent="0in" style:auto-text-indent="false"/>
      <style:text-properties style:font-name="Arial1"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23"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24" style:family="paragraph" style:parent-style-name="Standard">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style>
    <style:style style:name="P25" style:family="paragraph" style:parent-style-name="Text_20_body">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style>
    <style:style style:name="P26"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27"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Arial1" fo:font-size="14pt" fo:font-weight="bold" fo:background-color="#ffffff" style:font-name-asian="Arial1" style:font-size-asian="14pt" style:font-weight-asian="bold" style:font-name-complex="Arial1" style:font-size-complex="14pt" style:font-weight-complex="bold"/>
    </style:style>
    <style:style style:name="P28" style:family="paragraph" style:parent-style-name="Standard">
      <style:paragraph-properties fo:margin-left="0in" fo:margin-right="0in" fo:line-height="115%" fo:text-align="start" style:justify-single-word="false" fo:text-indent="0in" style:auto-text-indent="false" style:writing-mode="lr-tb"/>
      <style:text-properties fo:color="#000000" loext:opacity="100%" style:font-name="Arial1" fo:font-size="14pt" fo:font-weight="bold" fo:background-color="#ffffff" style:font-name-asian="Arial1" style:font-size-asian="14pt" style:font-weight-asian="bold" style:font-name-complex="Arial1" style:font-size-complex="14pt" style:font-weight-complex="bold"/>
    </style:style>
    <style:style style:name="P29" style:family="paragraph" style:parent-style-name="Standard">
      <style:paragraph-properties fo:margin-left="0in" fo:margin-right="0in" fo:line-height="115%" fo:text-align="start" style:justify-single-word="false" fo:text-indent="0in" style:auto-text-indent="false" style:writing-mode="lr-tb"/>
    </style:style>
    <style:style style:name="P30" style:family="paragraph" style:parent-style-name="Standard">
      <style:paragraph-properties fo:margin-left="0in" fo:margin-right="0in" fo:margin-top="0.0693in" fo:margin-bottom="0.0693in" style:contextual-spacing="false" fo:line-height="100%" fo:text-align="start" style:justify-single-word="false" fo:text-indent="0in" style:auto-text-indent="false"/>
      <style:text-properties fo:font-variant="normal" fo:text-transform="none"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31" style:family="paragraph" style:parent-style-name="Standard">
      <style:paragraph-properties fo:margin-left="0in" fo:margin-right="0in" fo:margin-top="0.0693in" fo:margin-bottom="0.0693in" style:contextual-spacing="false" fo:line-height="100%" fo:text-align="start" style:justify-single-word="false" fo:orphans="2" fo:widows="2" fo:text-indent="0in" style:auto-text-indent="false">
        <style:tab-stops>
          <style:tab-stop style:position="0.5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2" style:family="paragraph" style:parent-style-name="Text_20_body">
      <style:paragraph-properties fo:margin-left="0in" fo:margin-right="0in" fo:text-align="justify" style:justify-single-word="false" fo:text-indent="0in" style:auto-text-indent="false"/>
    </style:style>
    <style:style style:name="P33"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1" fo:font-size="14pt" fo:background-color="#ffffff" style:font-name-asian="Arial1" style:font-size-asian="14pt" style:font-name-complex="Arial1" style:font-size-complex="14pt"/>
    </style:style>
    <style:style style:name="P34" style:family="paragraph" style:parent-style-name="Standard">
      <style:paragraph-properties fo:margin-left="0.5in" fo:margin-right="0in"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35" style:family="paragraph" style:parent-style-name="Standard">
      <style:paragraph-properties fo:margin-top="0.25in" fo:margin-bottom="0.25in" style:contextual-spacing="false" fo:line-height="100%" fo:text-align="justify" style:justify-single-word="false"/>
      <style:text-properties style:font-name="Arial1" fo:font-size="14pt" fo:background-color="#ffffff" style:font-name-asian="Arial1" style:font-size-asian="14pt" style:font-name-complex="Arial1" style:font-size-complex="14pt"/>
    </style:style>
    <style:style style:name="P36" style:family="paragraph" style:parent-style-name="Standard">
      <style:paragraph-properties fo:margin-top="0.25in" fo:margin-bottom="0.25in" style:contextual-spacing="false" fo:line-height="126%"/>
      <style:text-properties style:font-name="Arial1" fo:font-size="14pt" fo:font-weight="bold" style:font-name-asian="Arial1" style:font-size-asian="14pt" style:font-weight-asian="bold" style:font-name-complex="Arial1" style:font-size-complex="14pt"/>
    </style:style>
    <style:style style:name="P37" style:family="paragraph" style:parent-style-name="Standard">
      <style:paragraph-properties fo:margin-top="0.25in" fo:margin-bottom="0.25in" style:contextual-spacing="false" fo:line-height="100%" fo:text-align="justify" style:justify-single-word="false"/>
      <style:text-properties style:font-name="Arial1" fo:font-size="14pt" style:text-underline-style="none" fo:font-weight="bold" fo:background-color="#ffffff" style:font-name-asian="Arial1" style:font-size-asian="14pt" style:font-weight-asian="bold" style:font-name-complex="Arial1" style:font-size-complex="14pt"/>
    </style:style>
    <style:style style:name="P38" style:family="paragraph" style:parent-style-name="Standard">
      <style:paragraph-properties fo:margin-top="0.25in" fo:margin-bottom="0.25in" style:contextual-spacing="false" fo:line-height="126%"/>
      <style:text-properties style:font-name="Arial1" fo:font-size="12pt" fo:font-style="italic" style:text-underline-style="solid" style:text-underline-width="auto" style:text-underline-color="font-color" fo:font-weight="bold" fo:background-color="#ffffff" style:font-name-asian="Arial1" style:font-size-asian="12pt" style:font-style-asian="italic" style:font-weight-asian="bold" style:font-name-complex="Arial1" style:font-size-complex="12pt"/>
    </style:style>
    <style:style style:name="P39"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40" style:family="paragraph" style:parent-style-name="Standard">
      <style:paragraph-properties fo:margin-top="0.25in" fo:margin-bottom="0.25in" style:contextual-spacing="false" fo:line-height="126%" fo:text-align="center" style:justify-single-wor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41" style:family="paragraph" style:parent-style-name="Standard">
      <style:paragraph-properties fo:margin-top="0.25in" fo:margin-bottom="0.25in" style:contextual-spacing="false" fo:line-height="100%" fo:text-align="justify" style:justify-single-word="false"/>
      <style:text-properties style:font-name="Arial1" fo:font-size="16pt" fo:font-weight="bold" style:font-name-asian="Arial1" style:font-size-asian="16pt" style:font-weight-asian="bold" style:font-name-complex="Arial1" style:font-size-complex="16pt"/>
    </style:style>
    <style:style style:name="P42" style:family="paragraph" style:parent-style-name="Standard">
      <style:paragraph-properties fo:margin-top="0.25in" fo:margin-bottom="0.25in" style:contextual-spacing="false" fo:line-height="126%"/>
    </style:style>
    <style:style style:name="P43" style:family="paragraph" style:parent-style-name="Standard">
      <style:paragraph-properties fo:margin-top="0.25in" fo:margin-bottom="0.25in" style:contextual-spacing="false" fo:line-height="126%" fo:text-align="justify" style:justify-single-word="false"/>
    </style:style>
    <style:style style:name="P44" style:family="paragraph" style:parent-style-name="Standard">
      <style:paragraph-properties fo:margin-top="0.25in" fo:margin-bottom="0.25in" style:contextual-spacing="false" fo:line-height="126%" fo:text-align="start" style:justify-single-word="false"/>
    </style:style>
    <style:style style:name="P45"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46" style:family="paragraph" style:parent-style-name="Standard">
      <style:paragraph-properties fo:margin-left="0in" fo:margin-right="0in" fo:margin-top="0.0917in" fo:margin-bottom="0.0917in" style:contextual-spacing="false" fo:line-height="100%" fo:text-align="justify" style:justify-single-word="false" fo:text-indent="0.5in" style:auto-text-indent="false"/>
      <style:text-properties style:font-name="Arial1" fo:font-size="14pt" fo:background-color="#ffffff" style:font-name-asian="Arial1" style:font-size-asian="14pt" style:font-name-complex="Arial1" style:font-size-complex="14pt"/>
    </style:style>
    <style:style style:name="P47" style:family="paragraph" style:parent-style-name="Standard">
      <style:paragraph-properties fo:margin-left="0in" fo:margin-right="0in" fo:margin-top="0.0917in" fo:margin-bottom="0.0917in" style:contextual-spacing="false" fo:line-height="126%" fo:text-align="start" style:justify-single-word="false" fo:keep-together="auto" fo:orphans="0" fo:widows="0" fo:text-indent="0.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48" style:family="paragraph" style:parent-style-name="Standard">
      <style:paragraph-properties fo:margin-left="0.5in" fo:margin-right="0in" fo:margin-top="0in" fo:margin-bottom="0.0835in" style:contextual-spacing="false" fo:line-height="126%" fo:text-align="justify" style:justify-single-word="false" fo:text-indent="-0.25in" style:auto-text-indent="false"/>
      <style:text-properties style:font-name="Arial1"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P49"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fo:font-size="14pt" style:font-size-asian="14pt"/>
    </style:style>
    <style:style style:name="P50"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51" style:family="paragraph" style:parent-style-name="Standard">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52" style:family="paragraph" style:parent-style-name="Standard">
      <style:paragraph-properties fo:margin-left="-0.0138in" fo:margin-right="0in" fo:margin-top="0.25in" fo:margin-bottom="0.25in" style:contextual-spacing="false" fo:line-height="126%" fo:text-indent="0in" style:auto-text-indent="false"/>
    </style:style>
    <style:style style:name="P53" style:family="paragraph" style:parent-style-name="Standard">
      <style:paragraph-properties fo:margin-left="0.9835in" fo:margin-right="0in" fo:margin-top="0.0693in" fo:margin-bottom="0.0693in" style:contextual-spacing="false" fo:line-height="100%" fo:text-align="start"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54" style:family="paragraph" style:parent-style-name="Standard">
      <style:paragraph-properties fo:margin-left="0.5in" fo:margin-right="-0.0043in" fo:margin-top="0.0693in" fo:margin-bottom="0.0693in" style:contextual-spacing="false" fo:line-height="100%" fo:text-align="justify"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55" style:family="paragraph" style:parent-style-name="Standard">
      <style:paragraph-properties fo:margin-left="0.4909in" fo:margin-right="0in" fo:margin-top="0in" fo:margin-bottom="0.0835in" style:contextual-spacing="false" fo:line-height="100%" fo:text-align="center" style:justify-single-word="false" fo:keep-together="auto" fo:orphans="0" fo:widows="0" fo:text-indent="-0.1965in" style:auto-text-indent="false" fo:break-before="auto" fo:break-after="auto" fo:padding="0in" fo:border="none" style:shadow="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 style:font-size-complex="10pt"/>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start" style:justify-single-word="false"/>
    </style:style>
    <style:style style:name="P58" style:family="paragraph" style:parent-style-name="Text_20_body">
      <style:text-properties fo:color="#000000" loext:opacity="100%" style:font-name="Arial1" fo:font-size="14pt" fo:background-color="#ffffff" style:font-name-asian="Arial1" style:font-size-asian="14pt" style:font-name-complex="Arial1" style:font-size-complex="14pt"/>
    </style:style>
    <style:style style:name="P59" style:family="paragraph" style:parent-style-name="Text_20_body">
      <style:paragraph-properties fo:text-align="center" style:justify-single-word="false"/>
      <style:text-properties fo:color="#000000" loext:opacity="100%" style:font-name="Arial1" fo:font-size="14pt" fo:background-color="#ffffff" style:font-name-asian="Arial1" style:font-size-asian="14pt" style:font-name-complex="Arial1" style:font-size-complex="14pt"/>
    </style:style>
    <style:style style:name="P60" style:family="paragraph" style:parent-style-name="Text_20_body">
      <style:text-properties fo:color="#000000" loext:opacity="100%" fo:font-size="14pt" style:font-size-asian="14pt"/>
    </style:style>
    <style:style style:name="P61" style:family="paragraph" style:parent-style-name="Text_20_body">
      <style:paragraph-properties fo:text-align="start" style:justify-single-word="false"/>
      <style:text-properties fo:color="#000000" loext:opacity="100%" fo:font-size="14pt" style:font-size-asian="14pt"/>
    </style:style>
    <style:style style:name="P62" style:family="paragraph" style:parent-style-name="Text_20_body">
      <style:paragraph-properties fo:text-align="center" style:justify-single-word="false"/>
    </style:style>
    <style:style style:name="P63" style:family="paragraph" style:parent-style-name="Standard">
      <style:paragraph-properties fo:margin-top="0.0126in" fo:margin-bottom="0.0126in" style:contextual-spacing="false" fo:line-height="100%" fo:text-align="start" style:justify-single-word="false"/>
      <style:text-properties style:font-name="Arial1" fo:font-size="14pt" fo:background-color="#ffffff" style:font-name-asian="Arial1" style:font-size-asian="14pt" style:font-name-complex="Arial1" style:font-size-complex="14pt"/>
    </style:style>
    <style:style style:name="P64" style:family="paragraph" style:parent-style-name="Standard">
      <style:paragraph-properties fo:margin-top="0.1945in" fo:margin-bottom="0.25in" style:contextual-spacing="false" fo:line-height="126%" fo:text-align="center" style:justify-single-word="false"/>
    </style:style>
    <style:style style:name="P65" style:family="paragraph" style:parent-style-name="Standard">
      <style:paragraph-properties fo:margin-left="0.4862in" fo:margin-right="0in" fo:margin-top="0.0917in" fo:margin-bottom="0.0917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66" style:family="paragraph" style:parent-style-name="Standard">
      <style:paragraph-properties fo:margin-left="0.4862in" fo:margin-right="0in" fo:margin-top="0.25in" fo:margin-bottom="0.25in" style:contextual-spacing="false" fo:line-height="126%" fo:text-indent="0in" style:auto-text-indent="false"/>
      <style:text-properties style:font-name="Arial1" fo:font-size="14pt" fo:background-color="#ffffff" style:font-name-asian="Arial1" style:font-size-asian="14pt" style:font-name-complex="Arial1" style:font-size-complex="14pt"/>
    </style:style>
    <style:style style:name="P67" style:family="paragraph" style:parent-style-name="Standard">
      <style:paragraph-properties fo:margin-left="0.9862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68" style:family="paragraph" style:parent-style-name="Standard">
      <style:paragraph-properties fo:margin-top="0.0835in" fo:margin-bottom="0.25in" style:contextual-spacing="false" fo:line-height="126%" fo:text-align="center" style:justify-single-word="false"/>
      <style:text-properties style:font-name="Arial1" fo:font-size="27pt" fo:font-weight="bold" style:font-name-asian="Arial1" style:font-size-asian="27pt" style:font-weight-asian="bold" style:font-name-complex="Arial1" style:font-size-complex="27pt"/>
    </style:style>
    <style:style style:name="P69" style:family="paragraph" style:parent-style-name="Text_20_body">
      <style:paragraph-properties fo:margin-left="0.6819in" fo:margin-right="0in" fo:line-height="115%" fo:text-align="start" style:justify-single-word="false" fo:text-indent="-0.4319in" style:auto-text-indent="false" style:writing-mode="lr-tb"/>
      <style:text-properties style:font-name="Arial1" fo:font-size="14pt" fo:background-color="#ffffff" style:font-name-asian="Arial1" style:font-size-asian="14pt" style:font-name-complex="Arial1" style:font-size-complex="14pt"/>
    </style:style>
    <style:style style:name="P70" style:family="paragraph" style:parent-style-name="Text_20_body">
      <style:paragraph-properties fo:line-height="115%" fo:text-align="start" style:justify-single-word="false" style:writing-mode="lr-tb"/>
      <style:text-properties style:font-name="Arial1" fo:font-size="14pt" fo:background-color="#ffffff" style:font-name-asian="Arial1" style:font-size-asian="14pt" style:font-name-complex="Arial1" style:font-size-complex="14pt"/>
    </style:style>
    <style:style style:name="P71" style:family="paragraph" style:parent-style-name="Text_20_body">
      <style:paragraph-properties fo:line-height="115%" fo:text-align="start" style:justify-single-word="false" style:writing-mode="lr-tb"/>
    </style:style>
    <style:style style:name="P72" style:family="paragraph" style:parent-style-name="Standard" style:master-page-name="Standard">
      <style:paragraph-properties fo:margin-left="0in" fo:margin-right="-0.0043in" fo:margin-top="0.0693in" fo:margin-bottom="0.0693in" style:contextual-spacing="false" fo:line-height="100%" fo:text-align="justify" style:justify-single-word="false" fo:text-indent="0in" style:auto-text-indent="false" style:page-number="1"/>
      <style:text-properties fo:color="#000000" loext:opacity="100%" style:text-position="0% 100%" style:font-name="Times New Roman" fo:font-size="10pt" fo:font-style="italic" style:font-name-asian="Times New Roman" style:font-size-asian="10pt" style:font-style-asian="italic" style:font-name-complex="Times New Roman" style:font-size-complex="10pt"/>
    </style:style>
    <style:style style:name="P73" style:family="paragraph" style:parent-style-name="Standard">
      <style:paragraph-properties fo:margin-left="0in" fo:margin-right="-0.0043in" fo:text-align="justify" style:justify-single-word="false" fo:text-indent="0in" style:auto-text-indent="false"/>
      <style:text-properties style:font-name="Arial1" fo:font-size="9pt" style:text-underline-style="solid" style:text-underline-width="auto" style:text-underline-color="font-color" fo:font-weight="bold" style:font-name-asian="Arial1" style:font-size-asian="9pt" style:font-weight-asian="bold" style:font-name-complex="Arial1" style:font-size-complex="9pt"/>
    </style:style>
    <style:style style:name="P74" style:family="paragraph" style:parent-style-name="Standard">
      <style:paragraph-properties fo:margin-left="0in" fo:margin-right="-0.0043in" fo:text-align="justify" style:justify-single-word="false" fo:text-indent="0in" style:auto-text-indent="false"/>
      <style:text-properties style:font-name="Arial1" fo:font-size="12pt" fo:font-style="italic" style:text-underline-style="none" fo:font-weight="normal" fo:background-color="#ffffff" style:font-name-asian="Arial1" style:font-size-asian="12pt" style:font-style-asian="italic" style:font-weight-asian="normal" style:font-name-complex="Arial1" style:font-size-complex="12pt" style:font-weight-complex="normal"/>
    </style:style>
    <style:style style:name="P75" style:family="paragraph" style:parent-style-name="Standard">
      <style:paragraph-properties fo:margin-left="0in" fo:margin-right="-0.0043in" fo:text-align="justify" style:justify-single-word="false" fo:text-indent="0in" style:auto-text-indent="false"/>
      <style:text-properties fo:color="#000000" loext:opacity="100%" style:text-position="0% 100%"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style>
    <style:style style:name="P76" style:family="paragraph" style:parent-style-name="Standard">
      <style:paragraph-properties fo:margin-left="0in" fo:margin-right="-0.0043in" fo:text-align="start" style:justify-single-word="false" fo:text-indent="0in" style:auto-text-indent="false"/>
      <style:text-properties style:use-window-font-color="true" loext:opacity="0%" style:font-name="Arial1" fo:font-size="14pt" fo:language="fr" fo:country="FR" style:text-underline-style="none" fo:font-weight="normal" officeooo:rsid="00339bb0" officeooo:paragraph-rsid="00339bb0" style:letter-kerning="false" fo:background-color="#ffffff" style:font-name-asian="Arial1" style:font-size-asian="14pt" style:language-asian="zh" style:country-asian="CN" style:font-weight-asian="normal" style:font-name-complex="Arial1" style:font-size-complex="14pt" style:language-complex="hi" style:country-complex="IN" style:font-weight-complex="normal"/>
    </style:style>
    <style:style style:name="P77" style:family="paragraph" style:parent-style-name="Standard" style:list-style-name="WW8Num15">
      <style:paragraph-properties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78" style:family="paragraph" style:parent-style-name="Standard">
      <style:text-properties style:font-name="Arial1" style:font-name-asian="Arial1" style:font-name-complex="Arial1"/>
    </style:style>
    <style:style style:name="P79" style:family="paragraph" style:parent-style-name="Standard">
      <style:paragraph-properties fo:text-align="justify" style:justify-single-word="false"/>
      <style:text-properties fo:color="#000000" loext:opacity="100%" style:font-name="Arial1"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80" style:family="paragraph" style:parent-style-name="Standard">
      <style:paragraph-properties fo:text-align="justify" style:justify-single-word="false"/>
    </style:style>
    <style:style style:name="P81" style:family="paragraph" style:parent-style-name="Standard">
      <style:paragraph-properties fo:text-align="justify" style:justify-single-word="false"/>
      <style:text-properties style:use-window-font-color="true" loext:opacity="0%"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style>
    <style:style style:name="P82" style:family="paragraph" style:parent-style-name="Standard" style:list-style-name="L1">
      <style:paragraph-properties fo:text-align="justify" style:justify-single-word="false"/>
      <style:text-properties style:use-window-font-color="true" loext:opacity="0%"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style>
    <style:style style:name="P83" style:family="paragraph" style:parent-style-name="Standard">
      <style:paragraph-properties fo:text-align="justify" style:justify-single-word="false"/>
      <style:text-properties style:use-window-font-color="true" loext:opacity="0%" style:font-name="Calibri" fo:font-size="12pt" fo:language="fr" fo:country="FR" officeooo:paragraph-rsid="002baad1" style:letter-kerning="false" style:font-name-asian="Linux Libertine G" style:font-size-asian="12pt" style:language-asian="zh" style:country-asian="CN" style:font-name-complex="Linux Libertine G" style:font-size-complex="12pt" style:language-complex="hi" style:country-complex="IN"/>
    </style:style>
    <style:style style:name="P84" style:family="paragraph" style:parent-style-name="Standard">
      <style:paragraph-properties fo:text-align="justify" style:justify-single-word="false"/>
      <style:text-properties style:use-window-font-color="true" loext:opacity="0%" style:font-name="Calibri" fo:font-size="12pt" fo:language="fr" fo:country="FR" fo:font-style="italic" style:text-underline-style="none" fo:font-weight="normal" style:letter-kerning="false" fo:background-color="#ffffff" style:font-name-asian="Linux Libertine G" style:font-size-asian="12pt" style:language-asian="zh" style:country-asian="CN" style:font-style-asian="italic" style:font-weight-asian="normal" style:font-name-complex="Linux Libertine G" style:font-size-complex="12pt" style:language-complex="hi" style:country-complex="IN" style:font-weight-complex="normal"/>
    </style:style>
    <style:style style:name="P85" style:family="paragraph" style:parent-style-name="Standard">
      <style:paragraph-properties fo:text-align="start" style:justify-single-word="false"/>
      <style:text-properties officeooo:paragraph-rsid="002f9525"/>
    </style:style>
    <style:style style:name="P86" style:family="paragraph" style:parent-style-name="Standard" style:list-style-name="WW8Num16">
      <style:paragraph-properties fo:margin-top="0.052in" fo:margin-bottom="0.052in" style:contextual-spacing="false" fo:line-height="100%" fo:text-align="start"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87" style:family="paragraph" style:parent-style-name="Standard">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88" style:family="paragraph" style:parent-style-name="Standard" style:list-style-name="WW8Num17">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89" style:family="paragraph" style:parent-style-name="Standard" style:list-style-name="WW8Num19">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90" style:family="paragraph" style:parent-style-name="Standard">
      <style:paragraph-properties fo:margin-top="0.0126in" fo:margin-bottom="0.0126in" style:contextual-spacing="false" fo:line-height="100%"/>
    </style:style>
    <style:style style:name="P91" style:family="paragraph" style:parent-style-name="Standard" style:list-style-name="WW8Num21">
      <style:paragraph-properties fo:margin-top="0.0126in" fo:margin-bottom="0.0126in" style:contextual-spacing="false" fo:line-height="100%" fo:text-align="justify"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92" style:family="paragraph" style:parent-style-name="Standard" style:list-style-name="WW8Num21">
      <style:paragraph-properties fo:margin-top="0.0126in" fo:margin-bottom="0.0126in" style:contextual-spacing="false" fo:line-height="100%" fo:text-align="start"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93" style:family="paragraph" style:parent-style-name="Standard" style:list-style-name="WW8Num21">
      <style:paragraph-properties fo:margin-top="0.0126in" fo:margin-bottom="0.0126in" style:contextual-spacing="false" fo:line-height="100%" fo:text-align="justify" style:justify-single-word="false" fo:orphans="0" fo:widows="0" fo:padding="0in" fo:border="none" style:shadow="none"/>
      <style:text-properties fo:font-variant="normal" fo:text-transform="none" fo:color="#000000" loext:opacity="100%" style:font-name="Arial1" fo:font-size="14pt" fo:letter-spacing="normal" fo:font-style="normal" fo:font-weight="normal" fo:background-color="#ffffff" style:font-name-asian="Arial1" style:font-size-asian="14pt" style:font-style-asian="normal" style:font-weight-asian="normal" style:font-name-complex="Arial1" style:font-size-complex="14pt"/>
    </style:style>
    <style:style style:name="P94" style:family="paragraph" style:parent-style-name="Standard" style:list-style-name="WW8Num18">
      <style:paragraph-properties fo:margin-top="0.25in" fo:margin-bottom="0.25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95" style:family="paragraph" style:parent-style-name="Standard">
      <style:paragraph-properties fo:margin-top="0.25in" fo:margin-bottom="0.25in" style:contextual-spacing="false" fo:line-height="100%" fo:text-align="justify" style:justify-single-word="false"/>
      <style:text-properties style:font-name="Arial1" fo:font-size="14pt" style:text-underline-style="none" fo:font-weight="bold" fo:background-color="#ffffff" style:font-name-asian="Arial1" style:font-size-asian="14pt" style:font-weight-asian="bold" style:font-name-complex="Arial1" style:font-size-complex="14pt"/>
    </style:style>
    <style:style style:name="P96" style:family="paragraph" style:parent-style-name="Standard">
      <style:paragraph-properties fo:margin-top="0.25in" fo:margin-bottom="0.25in" style:contextual-spacing="false" fo:line-height="126%"/>
      <style:text-properties style:font-name="Arial1" fo:font-size="14pt" fo:font-weight="bold" fo:background-color="#ffffff" style:font-name-asian="Arial1" style:font-size-asian="14pt" style:font-weight-asian="bold" style:font-name-complex="Arial1" style:font-size-complex="14pt"/>
    </style:style>
    <style:style style:name="P97" style:family="paragraph" style:parent-style-name="Standard">
      <style:paragraph-properties fo:margin-top="0.25in" fo:margin-bottom="0.25in" style:contextual-spacing="false" fo:line-height="126%"/>
      <style:text-properties style:font-name="Arial1" fo:font-size="14pt" fo:background-color="#ffffff" style:font-name-asian="Arial1" style:font-size-asian="14pt" style:font-name-complex="Arial1" style:font-size-complex="14pt"/>
    </style:style>
    <style:style style:name="P98" style:family="paragraph" style:parent-style-name="Standard">
      <style:paragraph-properties fo:margin-top="0.25in" fo:margin-bottom="0.25in" style:contextual-spacing="false" fo:line-height="126%" fo:text-align="justify" style:justify-single-word="false"/>
      <style:text-properties style:font-name="Arial1" fo:font-size="14pt" fo:background-color="#ffffff" style:font-name-asian="Arial1" style:font-size-asian="14pt" style:font-name-complex="Arial1" style:font-size-complex="14pt"/>
    </style:style>
    <style:style style:name="P99" style:family="paragraph" style:parent-style-name="Standard">
      <style:paragraph-properties fo:margin-top="0.25in" fo:margin-bottom="0.25in" style:contextual-spacing="false" fo:line-height="126%" fo:text-align="start" style:justify-single-word="false"/>
      <style:text-properties style:font-name="Arial1" fo:font-size="14pt" fo:background-color="#ffffff" style:font-name-asian="Arial1" style:font-size-asian="14pt" style:font-name-complex="Arial1" style:font-size-complex="14pt"/>
    </style:style>
    <style:style style:name="P100" style:family="paragraph" style:parent-style-name="Standard">
      <style:paragraph-properties fo:margin-top="0.25in" fo:margin-bottom="0.25in" style:contextual-spacing="false" fo:line-height="126%"/>
      <style:text-properties style:font-name="Arial1"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101" style:family="paragraph" style:parent-style-name="Standard">
      <style:paragraph-properties fo:margin-top="0.25in" fo:margin-bottom="0.25in" style:contextual-spacing="false" fo:line-height="126%"/>
      <style:text-properties style:font-name="Arial1" fo:font-size="16pt" fo:font-weight="bold" fo:background-color="#ffffff" style:font-name-asian="Arial1" style:font-size-asian="16pt" style:font-weight-asian="bold" style:font-name-complex="Arial1" style:font-size-complex="16pt"/>
    </style:style>
    <style:style style:name="P102" style:family="paragraph" style:parent-style-name="Standard">
      <style:paragraph-properties fo:margin-top="0.25in" fo:margin-bottom="0.25in" style:contextual-spacing="false" fo:line-height="126%" fo:text-align="justify" style:justify-single-word="false"/>
      <style:text-properties style:font-name="Arial1" fo:font-size="16pt" fo:font-weight="bold" fo:background-color="#ffffff" style:font-name-asian="Arial1" style:font-size-asian="16pt" style:font-weight-asian="bold" style:font-name-complex="Arial1" style:font-size-complex="16pt"/>
    </style:style>
    <style:style style:name="P103" style:family="paragraph" style:parent-style-name="Standard">
      <style:paragraph-properties fo:margin-top="0.25in" fo:margin-bottom="0.25in" style:contextual-spacing="false" fo:line-height="126%" fo:text-align="justify" style:justify-single-word="false"/>
      <style:text-properties style:font-name="Arial1" fo:font-size="16pt" fo:font-style="italic" style:text-underline-style="solid" style:text-underline-width="auto" style:text-underline-color="font-color" fo:font-weight="bold" style:font-name-asian="Arial1" style:font-size-asian="16pt" style:font-style-asian="italic" style:font-weight-asian="bold" style:font-name-complex="Arial1" style:font-size-complex="16pt"/>
    </style:style>
    <style:style style:name="P104" style:family="paragraph" style:parent-style-name="Standard">
      <style:paragraph-properties fo:margin-top="0.25in" fo:margin-bottom="0.25in" style:contextual-spacing="false" fo:line-height="126%"/>
      <style:text-properties style:font-name="Arial1" fo:font-size="16pt" fo:font-style="italic" fo:font-weight="bold" style:font-name-asian="Arial1" style:font-size-asian="16pt" style:font-style-asian="italic" style:font-weight-asian="bold" style:font-name-complex="Arial1" style:font-size-complex="16pt"/>
    </style:style>
    <style:style style:name="P105" style:family="paragraph" style:parent-style-name="Standard">
      <style:paragraph-properties fo:margin-top="0.25in" fo:margin-bottom="0.25in" style:contextual-spacing="false" fo:line-height="126%" fo:text-align="center" style:justify-single-word="false"/>
      <style:text-properties style:font-name="Arial1" fo:font-size="18pt" fo:font-style="italic" fo:font-weight="bold" style:font-name-asian="Arial1" style:font-size-asian="18pt" style:font-style-asian="italic" style:font-weight-asian="bold" style:font-name-complex="Arial1" style:font-size-complex="18pt"/>
    </style:style>
    <style:style style:name="P106"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07"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fo:background-color="#ffffff" style:font-name-asian="Arial1" style:font-size-asian="18pt" style:font-style-asian="italic" style:font-weight-asian="bold" style:font-name-complex="Arial1" style:font-size-complex="18pt"/>
    </style:style>
    <style:style style:name="P108" style:family="paragraph" style:parent-style-name="Standard">
      <style:paragraph-properties fo:margin-top="0.25in" fo:margin-bottom="0.25in" style:contextual-spacing="false" fo:line-height="126%"/>
      <style:text-properties style:font-name="Arial1" fo:font-size="8pt" style:font-name-asian="Arial1" style:font-size-asian="8pt" style:font-name-complex="Arial1" style:font-size-complex="8pt"/>
    </style:style>
    <style:style style:name="P109" style:family="paragraph" style:parent-style-name="Standard">
      <style:paragraph-properties fo:margin-top="0.25in" fo:margin-bottom="0.25in" style:contextual-spacing="false" fo:line-height="126%" fo:text-align="center" style:justify-single-word="false"/>
    </style:style>
    <style:style style:name="P110" style:family="paragraph" style:parent-style-name="Standard" style:list-style-name="WW8Num20">
      <style:paragraph-properties fo:margin-top="0.25in" fo:margin-bottom="0.25in" style:contextual-spacing="false" fo:line-height="100%" fo:text-align="start" style:justify-single-word="false" fo:orphans="0" fo:widows="0" fo:padding="0in" fo:border="none" style:shadow="none"/>
    </style:style>
    <style:style style:name="P111" style:family="paragraph" style:parent-style-name="Standard" style:list-style-name="WW8Num20">
      <style:paragraph-properties fo:margin-top="0.25in" fo:margin-bottom="0.25in" style:contextual-spacing="false" fo:line-height="100%" fo:text-align="start"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112" style:family="paragraph" style:parent-style-name="Standard" style:list-style-name="WW8Num11">
      <style:paragraph-properties fo:margin-left="1.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3" style:family="paragraph" style:parent-style-name="Standard" style:list-style-name="WW8Num11">
      <style:paragraph-properties fo:margin-left="1.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4" style:family="paragraph" style:parent-style-name="Standard" style:list-style-name="WW8Num11">
      <style:paragraph-properties fo:margin-left="1.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5" style:family="paragraph" style:parent-style-name="Standard" style:list-style-name="WW8Num2">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16" style:family="paragraph" style:parent-style-name="Standard" style:list-style-name="WW8Num8">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7" style:family="paragraph" style:parent-style-name="Standard" style:list-style-name="WW8Num2">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8" style:family="paragraph" style:parent-style-name="Standard" style:list-style-name="WW8Num6">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19" style:family="paragraph" style:parent-style-name="Standard" style:list-style-name="WW8Num3">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0" style:family="paragraph" style:parent-style-name="Standard" style:list-style-name="WW8Num8">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21" style:family="paragraph" style:parent-style-name="Standard" style:list-style-name="WW8Num4">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2" style:family="paragraph" style:parent-style-name="Standard" style:list-style-name="WW8Num2">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3" style:family="paragraph" style:parent-style-name="Standard" style:list-style-name="WW8Num5">
      <style:paragraph-properties fo:margin-left="0.5in" fo:margin-right="0in" fo:margin-top="0in" fo:margin-bottom="0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4" style:family="paragraph" style:parent-style-name="Standard" style:list-style-name="WW8Num10">
      <style:paragraph-properties fo:margin-left="0.5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25" style:family="paragraph" style:parent-style-name="Standard" style:list-style-name="WW8Num5">
      <style:paragraph-properties fo:margin-left="0.5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26" style:family="paragraph" style:parent-style-name="Standard" style:list-style-name="WW8Num8">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27" style:family="paragraph" style:parent-style-name="Standard" style:list-style-name="WW8Num4">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8" style:family="paragraph" style:parent-style-name="Standard" style:list-style-name="WW8Num2">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9" style:family="paragraph" style:parent-style-name="Standard" style:list-style-name="WW8Num6">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0" style:family="paragraph" style:parent-style-name="Standard" style:list-style-name="WW8Num3">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1" style:family="paragraph" style:parent-style-name="Standard" style:list-style-name="WW8Num5">
      <style:paragraph-properties fo:margin-left="0.5in" fo:margin-right="0in" fo:margin-top="0in" fo:margin-bottom="0.25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2" style:family="paragraph" style:parent-style-name="Standard" style:list-style-name="WW8Num12">
      <style:paragraph-properties fo:margin-left="0.5in" fo:margin-right="0in" fo:margin-top="0in" fo:margin-bottom="0.25in" style:contextual-spacing="false" fo:line-height="126%" fo:text-indent="-0.25in" style:auto-text-indent="false"/>
      <style:text-properties style:font-name="Arial1" fo:font-size="14pt" fo:background-color="#ffffff" style:font-name-asian="Arial1" style:font-size-asian="14pt" style:font-name-complex="Arial1" style:font-size-complex="14pt"/>
    </style:style>
    <style:style style:name="P133" style:family="paragraph" style:parent-style-name="Standard" style:list-style-name="WW8Num10">
      <style:paragraph-properties fo:margin-left="0.5in" fo:margin-right="0in" fo:margin-top="0in" fo:margin-bottom="0.25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34" style:family="paragraph" style:parent-style-name="Standard" style:list-style-name="WW8Num5">
      <style:paragraph-properties fo:margin-left="0.5in" fo:margin-right="0in" fo:margin-top="0in" fo:margin-bottom="0.25in" style:contextual-spacing="false" fo:line-height="126%" fo:text-align="start"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35" style:family="paragraph" style:parent-style-name="Standard" style:list-style-name="WW8Num4">
      <style:paragraph-properties fo:margin-left="0.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36" style:family="paragraph" style:parent-style-name="Standard" style:list-style-name="WW8Num4">
      <style:paragraph-properties fo:margin-left="0.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7" style:family="paragraph" style:parent-style-name="Standard" style:list-style-name="WW8Num5">
      <style:paragraph-properties fo:margin-left="0.5in" fo:margin-right="0in" fo:margin-top="0.25in" fo:margin-bottom="0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8" style:family="paragraph" style:parent-style-name="Standard" style:list-style-name="WW8Num12">
      <style:paragraph-properties fo:margin-left="0.5in" fo:margin-right="0in" fo:margin-top="0.25in" fo:margin-bottom="0in" style:contextual-spacing="false" fo:line-height="126%" fo:text-indent="-0.25in" style:auto-text-indent="false"/>
      <style:text-properties style:font-name="Arial1" fo:font-size="14pt" fo:background-color="#ffffff" style:font-name-asian="Arial1" style:font-size-asian="14pt" style:font-name-complex="Arial1" style:font-size-complex="14pt"/>
    </style:style>
    <style:style style:name="P139" style:family="paragraph" style:parent-style-name="Standard" style:list-style-name="WW8Num10">
      <style:paragraph-properties fo:margin-left="0.5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40" style:family="paragraph" style:parent-style-name="Standard" style:list-style-name="WW8Num5">
      <style:paragraph-properties fo:margin-left="0.5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41"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42"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weight="bold" fo:background-color="#ffffff" style:font-name-asian="Arial1" style:font-size-asian="14pt" style:font-weight-asian="bold" style:font-name-complex="Arial1" style:font-size-complex="14pt"/>
    </style:style>
    <style:style style:name="P143"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weight="bold" style:font-name-asian="Arial1" style:font-size-asian="18pt" style:font-weight-asian="bold" style:font-name-complex="Arial1" style:font-size-complex="18pt"/>
    </style:style>
    <style:style style:name="P144"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6pt" fo:font-weight="bold" fo:background-color="#ffffff" style:font-name-asian="Arial1" style:font-size-asian="16pt" style:font-weight-asian="bold" style:font-name-complex="Arial1" style:font-size-complex="16pt"/>
    </style:style>
    <style:style style:name="P145"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146" style:family="paragraph" style:parent-style-name="Standard">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text-properties style:font-name="Arial1" fo:font-size="14pt" fo:background-color="#ffffff" style:font-name-asian="Arial1" style:font-size-asian="14pt" style:font-name-complex="Arial1" style:font-size-complex="14pt"/>
    </style:style>
    <style:style style:name="P147" style:family="paragraph" style:parent-style-name="Standard">
      <style:paragraph-properties fo:margin-left="0in" fo:margin-right="0in" fo:margin-top="0.0835in" fo:margin-bottom="0.25in" style:contextual-spacing="false" fo:line-height="125%" fo:text-indent="0in" style:auto-text-indent="false"/>
      <style:text-properties style:use-window-font-color="true" loext:opacity="0%" style:font-name="Calibri" fo:font-size="12pt" fo:language="fr" fo:country="FR" officeooo:paragraph-rsid="002e58c9" style:letter-kerning="false" style:font-name-asian="Linux Libertine G" style:font-size-asian="12pt" style:language-asian="zh" style:country-asian="CN" style:font-name-complex="Linux Libertine G" style:font-size-complex="12pt" style:language-complex="hi" style:country-complex="IN"/>
    </style:style>
    <style:style style:name="P148" style:family="paragraph" style:parent-style-name="Standard">
      <style:paragraph-properties fo:margin-left="0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49"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50" style:family="paragraph" style:parent-style-name="Standard">
      <style:paragraph-properties fo:margin-left="0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font-weight="bold" fo:background-color="#ffffff" style:font-name-asian="Arial1" style:font-size-asian="14pt" style:font-weight-asian="bold" style:font-name-complex="Arial1" style:font-size-complex="14pt"/>
    </style:style>
    <style:style style:name="P151"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152" style:family="paragraph" style:parent-style-name="Standard">
      <style:paragraph-properties fo:margin-left="0in" fo:margin-right="0in" fo:margin-top="0.25in" fo:margin-bottom="0.25in" style:contextual-spacing="false" fo:line-height="100%" fo:text-align="justify" style:justify-single-word="false" fo:text-indent="0in" style:auto-text-indent="false"/>
      <style:text-properties style:font-name="Arial1" style:font-name-asian="Arial1" style:font-name-complex="Arial1"/>
    </style:style>
    <style:style style:name="P153" style:family="paragraph" style:parent-style-name="Standard">
      <style:paragraph-properties fo:margin-left="0in" fo:margin-right="0in" fo:margin-top="0.25in" fo:margin-bottom="0.25in" style:contextual-spacing="false" fo:line-height="126%" fo:text-indent="0in" style:auto-text-indent="false"/>
      <style:text-properties style:font-name="Arial1" fo:font-size="8pt" style:font-name-asian="Arial1" style:font-size-asian="8pt" style:font-name-complex="Arial1" style:font-size-complex="8pt"/>
    </style:style>
    <style:style style:name="P154"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6pt" fo:font-style="italic" fo:font-weight="bold" fo:background-color="#ffffff" style:font-name-asian="Arial1" style:font-size-asian="16pt" style:font-style-asian="italic" style:font-weight-asian="bold" style:font-name-complex="Arial1" style:font-size-complex="16pt"/>
    </style:style>
    <style:style style:name="P155"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4pt" fo:font-weight="bold" fo:background-color="#ffffff" style:font-name-asian="Arial1" style:font-size-asian="14pt" style:font-weight-asian="bold" style:font-name-complex="Arial1" style:font-size-complex="14pt"/>
    </style:style>
    <style:style style:name="P156"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use-window-font-color="true" loext:opacity="0%" style:font-name="Arial1" fo:font-size="14pt" fo:language="fr" fo:country="FR" fo:font-style="italic" style:text-underline-style="none" fo:font-weight="normal" style:letter-kerning="false" fo:background-color="#ffffff"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P157" style:family="paragraph" style:parent-style-name="Standard" style:list-style-name="WW8Num24">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use-window-font-color="true" loext:opacity="0%" style:font-name="Arial1" fo:font-size="14pt" fo:language="fr" fo:country="FR" fo:font-style="italic" style:text-underline-style="none" fo:font-weight="normal" style:letter-kerning="false" fo:background-color="#ffffff"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P158"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style>
    <style:style style:name="P159" style:family="paragraph" style:parent-style-name="Standard" style:list-style-name="WW8Num24">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style>
    <style:style style:name="P160" style:family="paragraph" style:parent-style-name="Standard">
      <style:paragraph-properties fo:margin-left="0in" fo:margin-right="0in" fo:margin-top="0.25in" fo:margin-bottom="0.25in" style:contextual-spacing="false" fo:line-height="126%" fo:text-align="center" style:justify-single-word="false" fo:keep-together="auto" fo:orphans="0" fo:widows="0" fo:text-indent="0in" style:auto-text-indent="false" fo:padding="0in" fo:border="none" style:shadow="none" fo:keep-with-next="auto"/>
      <style:text-properties style:font-name="Arial1" fo:font-size="18pt" style:font-name-asian="Arial1" style:font-size-asian="18pt" style:font-name-complex="Arial1" style:font-size-complex="18pt"/>
    </style:style>
    <style:style style:name="P1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tyle="italic" fo:font-weight="bold" style:font-name-asian="Arial1" style:font-style-asian="italic" style:font-weight-asian="bold" style:font-name-complex="Arial1"/>
    </style:style>
    <style:style style:name="P16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style:font-name-asian="Arial1" style:font-name-complex="Arial1"/>
    </style:style>
    <style:style style:name="P16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style:font-name-asian="Arial1" style:font-name-complex="Arial1"/>
    </style:style>
    <style:style style:name="P16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ize="8pt" fo:background-color="#eeeeee" style:font-name-asian="Arial1" style:font-size-asian="8pt" style:font-name-complex="Arial1" style:font-size-complex="8pt"/>
    </style:style>
    <style:style style:name="P16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ize="14pt" fo:font-style="italic" style:font-name-asian="Arial1" style:font-size-asian="14pt" style:font-style-asian="italic" style:font-name-complex="Arial1" style:font-size-complex="14pt"/>
    </style:style>
    <style:style style:name="P16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67" style:family="paragraph" style:parent-style-name="Standard" style:list-style-name="WW8Num25">
      <style:paragraph-properties fo:margin-left="0in" fo:margin-right="0in" fo:margin-top="0.0126in" fo:margin-bottom="0.0126in" style:contextual-spacing="false" fo:line-height="126%" fo:text-align="start" style:justify-single-word="false" fo:orphans="0" fo:widows="0" fo:text-indent="0in" style:auto-text-indent="false" fo:padding="0in" fo:border="none" style:shadow="none"/>
      <style:text-properties style:use-window-font-color="true" loext:opacity="0%" style:font-name="Arial1" fo:font-size="14pt" fo:language="fr" fo:country="FR" fo:font-style="italic" style:text-underline-style="none" fo:font-weight="normal" style:letter-kerning="false" fo:background-color="#ffffff"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P168"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 fo:font-size="14pt" fo:background-color="#ffffff" style:font-name-asian="Arial2" style:font-size-asian="14pt" style:font-name-complex="Arial2" style:font-size-complex="14pt"/>
    </style:style>
    <style:style style:name="P169"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style>
    <style:style style:name="P170"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71" style:family="paragraph" style:parent-style-name="Standard">
      <style:paragraph-properties fo:margin-left="0in" fo:margin-right="0in" fo:margin-top="0.0693in" fo:margin-bottom="0.0693in" style:contextual-spacing="false" fo:line-height="100%" fo:text-align="start" style:justify-single-word="false" fo:keep-together="auto" fo:orphans="0" fo:widows="0" fo:text-indent="0in" style:auto-text-indent="false" fo:break-before="auto" fo:break-after="auto" fo:padding="0in" fo:border="none" style:shadow="none" fo:keep-with-next="auto">
        <style:tab-stops>
          <style:tab-stop style:position="0.5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normal" style:font-name-asian="Old Standard TT1" style:font-size-asian="10pt" style:font-style-asian="normal" style:font-weight-asian="normal" style:font-name-complex="Old Standard TT" style:font-size-complex="10pt"/>
    </style:style>
    <style:style style:name="P172" style:family="paragraph" style:parent-style-name="Standard" style:list-style-name="WW8Num4">
      <style:paragraph-properties fo:margin-left="1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3" style:family="paragraph" style:parent-style-name="Standard" style:list-style-name="WW8Num11">
      <style:paragraph-properties fo:margin-left="1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4" style:family="paragraph" style:parent-style-name="Standard" style:list-style-name="WW8Num9">
      <style:paragraph-properties fo:margin-left="1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75" style:family="paragraph" style:parent-style-name="Standard" style:list-style-name="WW8Num4">
      <style:paragraph-properties fo:margin-left="1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6" style:family="paragraph" style:parent-style-name="Standard" style:list-style-name="WW8Num11">
      <style:paragraph-properties fo:margin-left="1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7" style:family="paragraph" style:parent-style-name="Standard" style:list-style-name="WW8Num9">
      <style:paragraph-properties fo:margin-left="1in" fo:margin-right="0in" fo:margin-top="0in" fo:margin-bottom="0.25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78" style:family="paragraph" style:parent-style-name="Standard" style:list-style-name="WW8Num9">
      <style:paragraph-properties fo:margin-left="1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79" style:family="paragraph" style:parent-style-name="Standard" style:list-style-name="WW8Num11">
      <style:paragraph-properties fo:margin-left="1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0" style:family="paragraph" style:parent-style-name="Standard">
      <style:paragraph-properties fo:margin-left="1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1" style:family="paragraph" style:parent-style-name="Standard" style:list-style-name="WW8Num7">
      <style:paragraph-properties fo:margin-left="2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2" style:family="paragraph" style:parent-style-name="Standard" style:list-style-name="WW8Num7">
      <style:paragraph-properties fo:margin-left="2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3" style:family="paragraph" style:parent-style-name="Standard" style:list-style-name="WW8Num7">
      <style:paragraph-properties fo:margin-left="2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4" style:family="paragraph" style:parent-style-name="Standard">
      <style:paragraph-properties fo:margin-left="0.5in" fo:margin-right="0in" fo:margin-top="0.0693in" fo:margin-bottom="0.0693in" style:contextual-spacing="false" fo:line-height="100%" fo:orphans="2" fo:widows="2" fo:text-indent="0in" style:auto-text-indent="false">
        <style:tab-stops>
          <style:tab-stop style:position="0.5in"/>
        </style:tab-stops>
      </style:paragraph-properties>
      <style:text-properties fo:color="#000080" loext:opacity="100%" style:font-name="LiberationSerif" fo:font-style="italic" style:font-name-asian="LiberationSerif1" style:font-style-asian="italic" style:font-name-complex="LiberationSerif"/>
    </style:style>
    <style:style style:name="P185" style:family="paragraph" style:parent-style-name="Standard">
      <style:paragraph-properties fo:margin-left="0.5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6" style:family="paragraph" style:parent-style-name="Standard">
      <style:paragraph-properties fo:margin-left="0.5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7" style:family="paragraph" style:parent-style-name="Standard">
      <style:paragraph-properties fo:margin-left="0.25in" fo:margin-right="0in" fo:margin-top="0in" fo:margin-bottom="0.0835in" style:contextual-spacing="false" fo:line-height="126%" fo:text-align="justify" style:justify-single-word="false" fo:text-indent="0in" style:auto-text-indent="false"/>
      <style:text-properties style:font-name="Arial1"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188" style:family="paragraph" style:parent-style-name="Standard">
      <style:paragraph-properties fo:margin-left="0in" fo:margin-right="0in" fo:margin-top="0.25in" fo:margin-bottom="0.25in" style:contextual-spacing="false" fo:line-height="100%" fo:text-align="justify" style:justify-single-word="false" fo:text-indent="0.5in" style:auto-text-indent="false"/>
      <style:text-properties style:font-name="Arial1" fo:font-size="14pt" fo:font-style="italic" style:text-underline-style="solid" style:text-underline-width="auto" style:text-underline-color="font-color" fo:font-weight="bold" fo:background-color="#ffffff" style:font-name-asian="Arial1" style:font-size-asian="14pt" style:font-style-asian="italic" style:font-weight-asian="bold" style:font-name-complex="Arial1" style:font-size-complex="14pt"/>
    </style:style>
    <style:style style:name="P189" style:family="paragraph" style:parent-style-name="Standard">
      <style:paragraph-properties fo:margin-left="-0.0138in" fo:margin-right="0in" fo:margin-top="0.25in" fo:margin-bottom="0.25in" style:contextual-spacing="false" fo:line-height="126%" fo:text-indent="0in" style:auto-text-indent="false"/>
      <style:text-properties style:font-name="Arial1" fo:font-size="16pt" fo:font-style="italic" fo:font-weight="bold" style:font-name-asian="Arial1" style:font-size-asian="16pt" style:font-style-asian="italic" style:font-weight-asian="bold" style:font-name-complex="Arial1" style:font-size-complex="16pt"/>
    </style:style>
    <style:style style:name="P190" style:family="paragraph" style:parent-style-name="Standard">
      <style:paragraph-properties fo:margin-left="0.25in" fo:margin-right="-0.0043in" fo:margin-top="0.0693in" fo:margin-bottom="0.0693in" style:contextual-spacing="false" fo:line-height="10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191" style:family="paragraph" style:parent-style-name="Standard">
      <style:paragraph-properties fo:margin-left="0.9835in" fo:margin-right="0in" fo:margin-top="0.0693in" fo:margin-bottom="0.0693in" style:contextual-spacing="false" fo:line-height="100%" fo:text-align="start"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192" style:family="paragraph" style:parent-style-name="Standard">
      <style:paragraph-properties fo:margin-left="0.5516in" fo:margin-right="-0.0043in" fo:margin-top="0.0693in" fo:margin-bottom="0.0693in" style:contextual-spacing="false" fo:line-height="100%" fo:text-align="justify" style:justify-single-word="false" fo:text-indent="-0.248in" style:auto-text-indent="false"/>
      <style:text-properties fo:color="#000000" loext:opacity="100%" style:text-position="0% 100%" style:font-name="Times New Roman" fo:font-size="12pt" fo:font-style="normal" fo:font-weight="bold" style:font-name-asian="Times New Roman" style:font-size-asian="12pt" style:font-style-asian="normal" style:font-weight-asian="bold" style:font-name-complex="Times New Roman" style:font-size-complex="12pt"/>
    </style:style>
    <style:style style:name="P193" style:family="paragraph" style:parent-style-name="Standard">
      <style:paragraph-properties fo:margin-left="0.2945in" fo:margin-right="0in" fo:margin-top="0in" fo:margin-bottom="0.0835in" style:contextual-spacing="false" fo:line-height="100%" fo:text-align="center" style:justify-single-word="false" fo:keep-together="auto" fo:orphans="0" fo:widows="0" fo:text-indent="0in" style:auto-text-indent="false" fo:break-before="auto" fo:break-after="auto" fo:padding="0in" fo:border="none" style:shadow="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 style:font-size-complex="10pt"/>
    </style:style>
    <style:style style:name="P194" style:family="paragraph" style:parent-style-name="Standard">
      <style:paragraph-properties fo:margin-left="0.4909in" fo:margin-right="0in" fo:margin-top="0in" fo:margin-bottom="0.0835in" style:contextual-spacing="false" fo:line-height="100%" fo:text-align="start" style:justify-single-word="false" fo:keep-together="auto" fo:orphans="0" fo:widows="0" fo:text-indent="0in" style:auto-text-indent="false" fo:break-before="auto" fo:break-after="auto"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195" style:family="paragraph" style:parent-style-name="Standard">
      <style:paragraph-properties fo:margin-top="0.0835in" fo:margin-bottom="0.25in" style:contextual-spacing="false" fo:line-height="126%" fo:text-align="center" style:justify-single-word="false"/>
      <style:text-properties style:font-name="Arial1" fo:font-size="27pt" fo:font-weight="bold" style:font-name-asian="Arial1" style:font-size-asian="27pt" style:font-weight-asian="bold" style:font-name-complex="Arial1" style:font-size-complex="27pt"/>
    </style:style>
    <style:style style:name="P196" style:family="paragraph" style:parent-style-name="Standard">
      <style:paragraph-properties fo:margin-top="0.1945in" fo:margin-bottom="0.25in" style:contextual-spacing="false" fo:line-height="126%" fo:text-align="center" style:justify-single-word="false"/>
    </style:style>
    <style:style style:name="P197" style:family="paragraph" style:parent-style-name="Text_20_body" style:list-style-name="WW8Num23">
      <style:paragraph-properties fo:text-align="start" style:justify-single-word="false"/>
    </style:style>
    <style:style style:name="P198" style:family="paragraph" style:parent-style-name="Text_20_body">
      <style:paragraph-properties fo:text-align="justify" style:justify-single-word="false"/>
      <style:text-properties fo:color="#000000" loext:opacity="100%" style:font-name="Arial1" fo:font-size="14pt" fo:background-color="#ffffff" style:font-name-asian="Arial1" style:font-size-asian="14pt" style:font-name-complex="Arial1" style:font-size-complex="14pt"/>
    </style:style>
    <style:style style:name="P199" style:family="paragraph" style:parent-style-name="Text_20_body">
      <style:paragraph-properties fo:text-align="center" style:justify-single-word="false"/>
      <style:text-properties fo:font-variant="normal" fo:text-transform="none" fo:color="#2d2d2d" loext:opacity="100%" style:font-name="Arial1" fo:font-size="20pt" fo:letter-spacing="normal" fo:font-style="italic" style:text-underline-style="none" fo:font-weight="bold" officeooo:rsid="002f9525" officeooo:paragraph-rsid="002f9525" fo:background-color="#ffffff" style:font-name-asian="Arial1" style:font-size-asian="20pt" style:font-style-asian="italic" style:font-weight-asian="bold" style:font-name-complex="Arial1" style:font-size-complex="20pt" style:font-weight-complex="bold"/>
    </style:style>
    <style:style style:name="P200" style:family="paragraph" style:parent-style-name="Text_20_body" style:list-style-name="WW8Num13">
      <style:paragraph-properties fo:margin-left="0.5in" fo:margin-right="0in" fo:line-height="115%" fo:text-align="start" style:justify-single-word="false" fo:text-indent="-0.25in" style:auto-text-indent="false" style:writing-mode="lr-tb"/>
    </style:style>
    <style:style style:name="P201" style:family="paragraph" style:parent-style-name="Text_20_body" style:list-style-name="WW8Num14">
      <style:paragraph-properties fo:margin-left="0.5in" fo:margin-right="0in" fo:line-height="115%" fo:text-align="start" style:justify-single-word="false" fo:text-indent="-0.25in" style:auto-text-indent="false" style:writing-mode="lr-tb"/>
    </style:style>
    <style:style style:name="P202" style:family="paragraph" style:parent-style-name="Text_20_body" style:list-style-name="WW8Num13">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203" style:family="paragraph" style:parent-style-name="Text_20_body" style:list-style-name="WW8Num22">
      <style:paragraph-properties fo:margin-top="0.0835in" fo:margin-bottom="0.25in" style:contextual-spacing="false" fo:line-height="126%" fo:text-align="start" style:justify-single-word="false" fo:orphans="0" fo:widows="0" fo:padding="0in" fo:border="none" style:shadow="none"/>
    </style:style>
    <style:style style:name="P204" style:family="paragraph" style:parent-style-name="Text_20_body">
      <style:paragraph-properties fo:margin-left="0in" fo:margin-right="0in" fo:text-align="justify" style:justify-single-word="false" fo:text-indent="0in" style:auto-text-indent="false"/>
      <style:text-properties fo:color="#000000" loext:opacity="100%" fo:font-size="14pt" style:font-size-asian="14pt"/>
    </style:style>
    <style:style style:name="P205" style:family="paragraph" style:parent-style-name="Text_20_body">
      <style:paragraph-properties fo:margin-left="0in" fo:margin-right="0in" fo:text-align="justify" style:justify-single-word="false" fo:text-indent="0in" style:auto-text-indent="false"/>
      <style:text-properties fo:color="#000000" loext:opacity="100%" fo:font-size="12pt" style:font-size-asian="12pt" style:font-size-complex="12pt"/>
    </style:style>
    <style:style style:name="P206" style:family="paragraph" style:parent-style-name="Text_20_body">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207" style:family="paragraph" style:parent-style-name="Text_20_body">
      <style:paragraph-properties fo:margin-left="0.25in" fo:margin-right="0in" fo:line-height="115%" fo:text-align="start" style:justify-single-word="false" fo:text-indent="0in" style:auto-text-indent="false" style:writing-mode="lr-tb"/>
      <style:text-properties fo:color="#000000" loext:opacity="100%" fo:font-size="14pt" style:font-size-asian="14pt"/>
    </style:style>
    <style:style style:name="T1" style:family="text">
      <style:text-properties style:font-name="Arial1" fo:font-size="14pt" fo:font-weight="bold" fo:background-color="#ffffff" loext:char-shading-value="0" style:font-name-asian="Arial1" style:font-size-asian="14pt" style:font-weight-asian="bold" style:font-name-complex="Arial1" style:font-size-complex="14pt"/>
    </style:style>
    <style:style style:name="T2" style:family="text">
      <style:text-properties style:font-name="Arial1" fo:font-size="14pt" fo:font-weight="bold" fo:background-color="#ffffff" loext:char-shading-value="0" style:font-name-asian="Arial1" style:font-size-asian="14pt" style:font-weight-asian="bold" style:font-name-complex="Arial1" style:font-size-complex="14pt" style:font-weight-complex="bold"/>
    </style:style>
    <style:style style:name="T3" style:family="text">
      <style:text-properties style:font-name="Arial1" fo:font-size="14pt" fo:font-weight="bold" style:font-name-asian="Arial1" style:font-size-asian="14pt" style:font-weight-asian="bold" style:font-name-complex="Arial1" style:font-size-complex="14pt"/>
    </style:style>
    <style:style style:name="T4" style:family="text">
      <style:text-properties style:font-name="Arial1" fo:font-size="14pt" fo:background-color="#ffffff" loext:char-shading-value="0" style:font-name-asian="Arial1" style:font-size-asian="14pt" style:font-name-complex="Arial1" style:font-size-complex="14pt"/>
    </style:style>
    <style:style style:name="T5" style:family="text">
      <style:text-properties style:font-name="Arial1" fo:font-size="14pt"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6" style:family="text">
      <style:text-properties style:font-name="Arial1" fo:font-size="14pt" fo:font-style="italic" style:text-underline-style="none" fo:font-weight="bold" fo:background-color="#ffffff" loext:char-shading-value="0" style:font-name-asian="Arial1" style:font-size-asian="14pt" style:font-style-asian="italic" style:font-weight-asian="bold" style:font-name-complex="Arial1" style:font-size-complex="14pt" style:font-weight-complex="bold"/>
    </style:style>
    <style:style style:name="T7" style:family="text">
      <style:text-properties style:font-name="Arial1"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T8" style:family="text">
      <style:text-properties style:font-name="Arial1" fo:font-size="25pt" fo:font-weight="bold" style:font-name-asian="Arial1" style:font-size-asian="25pt" style:font-weight-asian="bold" style:font-name-complex="Arial1" style:font-size-complex="25pt"/>
    </style:style>
    <style:style style:name="T9" style:family="text">
      <style:text-properties style:font-name="Arial1" fo:font-size="24pt" fo:font-weight="bold" style:font-name-asian="Arial1" style:font-size-asian="24pt" style:font-weight-asian="bold" style:font-name-complex="Arial1" style:font-size-complex="24pt"/>
    </style:style>
    <style:style style:name="T10" style:family="text">
      <style:text-properties style:font-name="Arial1" fo:font-size="13pt" fo:font-style="italic" style:text-underline-style="none" fo:font-weight="normal" fo:background-color="#ffffff" loext:char-shading-value="0" style:font-name-asian="Arial1" style:font-size-asian="13pt" style:font-style-asian="italic" style:font-weight-asian="normal" style:font-name-complex="Arial1" style:font-size-complex="13pt" style:font-weight-complex="normal"/>
    </style:style>
    <style:style style:name="T11" style:family="text">
      <style:text-properties style:font-name="Arial1" fo:font-size="12pt" fo:font-style="italic" style:text-underline-style="none" fo:font-weight="normal" fo:background-color="#ffffff" loext:char-shading-value="0" style:font-name-asian="Arial1" style:font-size-asian="12pt" style:font-style-asian="italic" style:font-weight-asian="normal" style:font-name-complex="Arial1" style:font-size-complex="12pt" style:font-weight-complex="normal"/>
    </style:style>
    <style:style style:name="T12" style:family="text">
      <style:text-properties style:font-name="Arial1" fo:font-size="12pt" fo:font-style="italic" style:text-underline-style="solid" style:text-underline-width="auto" style:text-underline-color="font-color" fo:font-weight="bold" fo:background-color="#ffffff" loext:char-shading-value="0" style:font-name-asian="Arial1" style:font-size-asian="12pt" style:font-style-asian="italic" style:font-weight-asian="bold" style:font-name-complex="Arial1" style:font-size-complex="12pt"/>
    </style:style>
    <style:style style:name="T13" style:family="text">
      <style:text-properties style:font-name="Arial1" fo:font-size="18pt" fo:font-weight="bold" style:font-name-asian="Arial1" style:font-size-asian="18pt" style:font-weight-asian="bold" style:font-name-complex="Arial1" style:font-size-complex="18pt"/>
    </style:style>
    <style:style style:name="T14" style:family="text">
      <style:text-properties style:font-name="Arial1" fo:font-size="18pt" fo:font-style="italic" fo:font-weight="bold" style:font-name-asian="Arial1" style:font-size-asian="18pt" style:font-style-asian="italic" style:font-weight-asian="bold" style:font-name-complex="Arial1" style:font-size-complex="18pt"/>
    </style:style>
    <style:style style:name="T15" style:family="text">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T16" style:family="text">
      <style:text-properties fo:font-variant="normal" fo:text-transform="none" fo:color="#000000" loext:opacity="100%" style:font-name="Arial1" fo:font-size="14pt" fo:letter-spacing="normal" fo:font-style="normal" fo:font-weight="normal" fo:background-color="#ffffff" loext:char-shading-value="0" style:font-name-asian="Arial1" style:font-size-asian="14pt" style:font-style-asian="normal" style:font-weight-asian="normal" style:font-name-complex="Arial1" style:font-size-complex="14pt" style:font-weight-complex="normal"/>
    </style:style>
    <style:style style:name="T17" style:family="text">
      <style:text-properties fo:font-variant="normal" fo:text-transform="none" fo:color="#2d2d2d" loext:opacity="100%" style:font-name="Arial1" fo:font-size="14pt" fo:letter-spacing="normal"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18" style:family="text">
      <style:text-properties fo:font-variant="normal" fo:text-transform="none" fo:color="#2d2d2d" loext:opacity="100%" style:font-name="Arial1" fo:font-size="14pt" fo:letter-spacing="normal" fo:font-style="italic" style:text-underline-style="none" fo:font-weight="normal" officeooo:rsid="002f9525" fo:background-color="#ffffff" loext:char-shading-value="0" style:font-name-asian="Arial1" style:font-size-asian="14pt" style:font-style-asian="italic" style:font-weight-asian="normal" style:font-name-complex="Arial1" style:font-size-complex="14pt" style:font-weight-complex="normal"/>
    </style:style>
    <style:style style:name="T19" style:family="text">
      <style:text-properties fo:font-variant="normal" fo:text-transform="none" fo:color="#2d2d2d" loext:opacity="100%" style:font-name="Arial1" fo:font-size="14pt" fo:letter-spacing="normal" fo:font-style="italic" style:text-underline-style="none" fo:font-weight="bold" officeooo:rsid="002f9525" fo:background-color="#ffffff" loext:char-shading-value="0" style:font-name-asian="Arial1" style:font-size-asian="14pt" style:font-style-asian="italic" style:font-weight-asian="bold" style:font-name-complex="Arial1" style:font-size-complex="14pt" style:font-weight-complex="bold"/>
    </style:style>
    <style:style style:name="T20" style:family="text">
      <style:text-properties fo:font-variant="normal" fo:text-transform="none" style:font-name="Arial1" fo:font-size="14pt" fo:letter-spacing="normal" fo:font-style="normal" fo:font-weight="bold" fo:background-color="#ffffff" loext:char-shading-value="0" style:font-name-asian="Arial1" style:font-size-asian="14pt" style:font-style-asian="normal" style:font-weight-asian="bold" style:font-name-complex="Arial1" style:font-size-complex="14pt" style:font-weight-complex="bold"/>
    </style:style>
    <style:style style:name="T21" style:family="text">
      <style:text-properties fo:font-variant="normal" fo:text-transform="none" style:use-window-font-color="true" loext:opacity="0%" style:font-name="Arial1" fo:font-size="14pt" fo:letter-spacing="normal" fo:language="fr" fo:country="FR" fo:font-style="normal" fo:font-weight="normal" style:letter-kerning="false" fo:background-color="#ffffff" loext:char-shading-value="0" style:font-name-asian="Arial1" style:font-size-asian="14pt" style:language-asian="zh" style:country-asian="CN" style:font-style-asian="normal" style:font-weight-asian="normal" style:font-name-complex="Arial1" style:font-size-complex="14pt" style:language-complex="hi" style:country-complex="IN"/>
    </style:style>
    <style:style style:name="T22" style:family="text">
      <style:text-properties fo:font-variant="normal" fo:text-transform="none" style:use-window-font-color="true" loext:opacity="0%" style:font-name="Arial1" fo:font-size="14pt" fo:letter-spacing="normal" fo:language="fr" fo:country="FR" fo:font-style="normal" fo:font-weight="bold" style:letter-kerning="false" fo:background-color="#ffffff" loext:char-shading-value="0" style:font-name-asian="Arial1" style:font-size-asian="14pt" style:language-asian="zh" style:country-asian="CN" style:font-style-asian="normal" style:font-weight-asian="bold" style:font-name-complex="Arial1" style:font-size-complex="14pt" style:language-complex="hi" style:country-complex="IN" style:font-weight-complex="bold"/>
    </style:style>
    <style:style style:name="T23" style:family="text">
      <style:text-properties fo:font-variant="normal" fo:text-transform="none" fo:letter-spacing="normal"/>
    </style:style>
    <style:style style:name="T24" style:family="text">
      <style:text-properties fo:color="#000000" loext:opacity="100%"/>
    </style:style>
    <style:style style:name="T25" style:family="text">
      <style:text-properties fo:color="#000000" loext:opacity="100%" fo:font-size="14pt" style:font-size-asian="14pt"/>
    </style:style>
    <style:style style:name="T26" style:family="text">
      <style:text-properties fo:color="#000000" loext:opacity="100%" fo:font-size="14pt" fo:font-style="italic" style:font-size-asian="14pt" style:font-style-asian="italic"/>
    </style:style>
    <style:style style:name="T27" style:family="text">
      <style:text-properties fo:color="#000000" loext:opacity="100%" fo:font-size="14pt" fo:font-weight="bold" style:font-size-asian="14pt" style:font-weight-asian="bold" style:font-weight-complex="bold"/>
    </style:style>
    <style:style style:name="T28" style:family="text">
      <style:text-properties fo:color="#000000" loext:opacity="100%" style:font-name="Arial1" fo:font-size="14pt" fo:font-style="italic" fo:font-weight="bold" fo:background-color="#ffffff" loext:char-shading-value="0" style:font-name-asian="Arial1" style:font-size-asian="14pt" style:font-style-asian="italic" style:font-weight-asian="bold" style:font-name-complex="Arial1" style:font-size-complex="14pt"/>
    </style:style>
    <style:style style:name="T29" style:family="text">
      <style:text-properties fo:color="#000000" loext:opacity="100%" style:font-name="Arial1" fo:font-size="14pt"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30" style:family="text">
      <style:text-properties fo:color="#000000" loext:opacity="100%" style:font-name="Arial1" fo:font-size="14pt" fo:font-style="italic" style:text-underline-style="none" fo:font-weight="normal" officeooo:rsid="002f9525" fo:background-color="#ffffff" loext:char-shading-value="0" style:font-name-asian="Arial1" style:font-size-asian="14pt" style:font-style-asian="italic" style:font-weight-asian="normal" style:font-name-complex="Arial1" style:font-size-complex="14pt" style:font-weight-complex="normal"/>
    </style:style>
    <style:style style:name="T31" style:family="text">
      <style:text-properties fo:color="#000000" loext:opacity="100%" style:font-name="Arial1" fo:font-size="14pt" fo:font-style="italic" style:text-underline-style="none" fo:font-weight="bold" officeooo:rsid="002f9525" fo:background-color="#ffffff" loext:char-shading-value="0" style:font-name-asian="Arial1" style:font-size-asian="14pt" style:font-style-asian="italic" style:font-weight-asian="bold" style:font-name-complex="Arial1" style:font-size-complex="14pt" style:font-weight-complex="bold"/>
    </style:style>
    <style:style style:name="T32" style:family="text">
      <style:text-properties fo:color="#000000" loext:opacity="100%" style:font-name="Arial1" fo:font-size="14pt" fo:font-style="italic" style:text-underline-style="none" fo:font-weight="bold" officeooo:rsid="002f9525" fo:background-color="#ffffff" loext:char-shading-value="0" style:font-name-asian="Arial1" style:font-size-asian="14pt" style:font-style-asian="italic" style:font-weight-asian="bold" style:font-name-complex="Arial1" style:font-size-complex="14pt" style:font-weight-complex="bold"/>
    </style:style>
    <style:style style:name="T33" style:family="text">
      <style:text-properties fo:color="#000000" loext:opacity="100%" style:font-name="Arial1" fo:font-size="14pt" fo:font-style="italic" style:text-underline-style="none" fo:font-weight="bold" fo:background-color="#ffffff" loext:char-shading-value="0" style:font-name-asian="Arial1" style:font-size-asian="14pt" style:font-style-asian="italic" style:font-weight-asian="bold" style:font-name-complex="Arial1" style:font-size-complex="14pt" style:font-weight-complex="bold"/>
    </style:style>
    <style:style style:name="T34" style:family="text">
      <style:text-properties fo:color="#000000" loext:opacity="100%" style:font-name="Arial1" fo:font-size="14pt" fo:background-color="#ffffff" loext:char-shading-value="0" style:font-name-asian="Arial1" style:font-size-asian="14pt" style:font-name-complex="Arial1" style:font-size-complex="14pt"/>
    </style:style>
    <style:style style:name="T35" style:family="text">
      <style:text-properties fo:color="#000000" loext:opacity="100%" style:font-name="Arial1" fo:font-size="14pt" fo:background-color="#ffffff" loext:char-shading-value="0" style:font-name-asian="Arial1" style:font-size-asian="14pt" style:font-name-complex="Arial1" style:font-size-complex="14pt" loext:padding="0in" loext:border="none" loext:shadow="none"/>
    </style:style>
    <style:style style:name="T36" style:family="text">
      <style:text-properties fo:color="#000000" loext:opacity="100%" style:font-name="Arial1" fo:font-size="14pt" officeooo:rsid="002f9525" fo:background-color="#ffffff" loext:char-shading-value="0" style:font-name-asian="Arial1" style:font-size-asian="14pt" style:font-name-complex="Arial1" style:font-size-complex="14pt"/>
    </style:style>
    <style:style style:name="T37" style:family="text">
      <style:text-properties fo:color="#000000" loext:opacity="100%" style:font-name="Arial1" fo:font-size="14pt" fo:font-weight="bold" fo:background-color="#ffffff" loext:char-shading-value="0" style:font-name-asian="Arial1" style:font-size-asian="14pt" style:font-weight-asian="bold" style:font-name-complex="Arial1" style:font-size-complex="14pt" style:font-weight-complex="bold"/>
    </style:style>
    <style:style style:name="T38" style:family="text">
      <style:text-properties fo:color="#000000" loext:opacity="100%" style:font-name="Arial1" fo:font-size="14pt" style:text-underline-style="solid" style:text-underline-width="auto" style:text-underline-color="font-color" fo:background-color="#ffffff" loext:char-shading-value="0" style:font-name-asian="Arial1" style:font-size-asian="14pt" style:font-name-complex="Arial1" style:font-size-complex="14pt"/>
    </style:style>
    <style:style style:name="T39" style:family="text">
      <style:text-properties fo:color="#000000" loext:opacity="100%" style:text-position="super 58%" style:font-name="Arial1" fo:font-size="14pt" fo:background-color="#ffffff" loext:char-shading-value="0" style:font-name-asian="Arial1" style:font-size-asian="14pt" style:font-name-complex="Arial1" style:font-size-complex="14pt"/>
    </style:style>
    <style:style style:name="T40" style:family="text">
      <style:text-properties fo:color="#000000" loext:opacity="100%" style:text-position="sub 58%" style:font-name="Arial1" fo:font-size="14pt" fo:background-color="#ffffff" loext:char-shading-value="0" style:font-name-asian="Arial1" style:font-size-asian="14pt" style:font-name-complex="Arial1" style:font-size-complex="14pt"/>
    </style:style>
    <style:style style:name="T41" style:family="text">
      <style:text-properties fo:color="#000000" loext:opacity="100%" style:font-name="Arial" fo:font-size="14pt" fo:font-style="italic" style:text-underline-style="none" fo:font-weight="normal" fo:background-color="#ffffff" loext:char-shading-value="0" style:font-name-asian="Arial2" style:font-size-asian="14pt" style:font-style-asian="italic" style:font-weight-asian="normal" style:font-name-complex="Arial2" style:font-size-complex="14pt" style:font-weight-complex="normal"/>
    </style:style>
    <style:style style:name="T42" style:family="text">
      <style:text-properties fo:color="#000000" loext:opacity="100%" style:font-name="Arial" fo:font-size="14pt" fo:font-style="italic" style:text-underline-style="none" fo:font-weight="bold" fo:background-color="#ffffff" loext:char-shading-value="0" style:font-name-asian="Arial2" style:font-size-asian="14pt" style:font-style-asian="italic" style:font-weight-asian="bold" style:font-name-complex="Arial2" style:font-size-complex="14pt" style:font-weight-complex="bold"/>
    </style:style>
    <style:style style:name="T43" style:family="text">
      <style:text-properties fo:color="#000000" loext:opacity="100%" fo:font-size="20pt" fo:font-weight="bold" style:font-size-asian="20pt" style:font-weight-asian="bold" style:font-size-complex="20pt" style:font-weight-complex="bold"/>
    </style:style>
    <style:style style:name="T44" style:family="text">
      <style:text-properties fo:color="#000000" loext:opacity="100%" fo:font-size="20pt" fo:font-weight="bold" officeooo:rsid="002f9525" style:font-size-asian="20pt" style:font-weight-asian="bold" style:font-size-complex="20pt" style:font-weight-complex="bold"/>
    </style:style>
    <style:style style:name="T45" style:family="text">
      <style:text-properties fo:color="#1155cc" loext:opacity="100%" style:font-name="Arial1" fo:font-size="14pt" style:text-underline-style="solid" style:text-underline-width="auto" style:text-underline-color="font-color" fo:background-color="#ffffff" loext:char-shading-value="0" style:font-name-asian="Arial1" style:font-size-asian="14pt" style:font-name-complex="Arial1" style:font-size-complex="14pt"/>
    </style:style>
    <style:style style:name="T46" style:family="text">
      <style:text-properties fo:color="#363636" loext:opacity="100%" fo:font-size="17pt" fo:font-weight="bold" fo:background-color="#ffffff" loext:char-shading-value="0" style:font-size-asian="17pt" style:font-weight-asian="bold" style:font-size-complex="17pt"/>
    </style:style>
    <style:style style:name="T47" style:family="text">
      <style:text-properties style:use-window-font-color="true" loext:opacity="0%" style:font-name="Arial1" fo:font-size="14pt" fo:language="fr" fo:country="FR"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48" style:family="text">
      <style:text-properties style:use-window-font-color="true" loext:opacity="0%" style:font-name="Arial1" fo:font-size="14pt" fo:language="fr" fo:country="FR" fo:font-style="italic" style:text-underline-style="none" fo:font-weight="normal" style:letter-kerning="false" fo:background-color="#ffffff" loext:char-shading-value="0"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T49" style:family="text">
      <style:text-properties style:use-window-font-color="true" loext:opacity="0%" style:font-name="Arial1" fo:font-size="14pt" fo:language="fr" fo:country="FR" fo:font-style="italic" fo:font-weight="bold" style:letter-kerning="false" fo:background-color="#ffffff" loext:char-shading-value="0" style:font-name-asian="Arial1" style:font-size-asian="14pt" style:language-asian="zh" style:country-asian="CN" style:font-style-asian="italic" style:font-weight-asian="bold" style:font-name-complex="Arial1" style:font-size-complex="14pt" style:language-complex="hi" style:country-complex="IN"/>
    </style:style>
    <style:style style:name="T50" style:family="text">
      <style:text-properties style:use-window-font-color="true" loext:opacity="0%" style:font-name="Calibri" fo:font-size="12pt" fo:language="fr" fo:country="FR"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51" style:family="text">
      <style:text-properties style:use-window-font-color="true" loext:opacity="0%" style:font-name="Calibri" fo:font-size="12pt" fo:language="fr" fo:country="FR" officeooo:rsid="002e58c9"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52" style:family="text">
      <style:text-properties style:use-window-font-color="true" loext:opacity="0%" style:font-name="Calibri" fo:font-size="12pt" fo:language="fr" fo:country="FR" fo:font-style="italic" style:text-underline-style="none" fo:font-weight="normal" style:letter-kerning="false" fo:background-color="#ffffff" loext:char-shading-value="0" style:font-name-asian="Linux Libertine G" style:font-size-asian="12pt" style:language-asian="zh" style:country-asian="CN" style:font-style-asian="italic" style:font-weight-asian="normal" style:font-name-complex="Linux Libertine G" style:font-size-complex="12pt" style:language-complex="hi" style:country-complex="IN" style:font-weight-complex="normal"/>
    </style:style>
    <style:style style:name="T53" style:family="text">
      <style:text-properties style:use-window-font-color="true" loext:opacity="0%" style:text-position="super 58%" style:font-name="Calibri" fo:font-size="12pt" fo:language="fr" fo:country="FR"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54" style:family="text">
      <style:text-properties style:font-name="Arial" fo:font-size="14pt" fo:font-style="italic" style:text-underline-style="none" fo:font-weight="normal" fo:background-color="#ffffff" loext:char-shading-value="0" style:font-name-asian="Arial2" style:font-size-asian="14pt" style:font-style-asian="italic" style:font-weight-asian="normal" style:font-name-complex="Arial2" style:font-size-complex="14pt" style:font-weight-complex="normal"/>
    </style:style>
    <style:style style:name="T55" style:family="text">
      <style:text-properties style:font-name="Arial" fo:font-size="14pt" fo:background-color="#ffffff" loext:char-shading-value="0" style:font-name-asian="Arial2" style:font-size-asian="14pt" style:font-name-complex="Arial2" style:font-size-complex="14pt"/>
    </style:style>
    <style:style style:name="T56" style:family="text">
      <style:text-properties style:font-name="Arial" fo:font-weight="bold" style:font-name-asian="Arial2" style:font-weight-asian="bold" style:font-name-complex="Arial2"/>
    </style:style>
    <style:style style:name="T57" style:family="text">
      <style:text-properties style:font-name="Arial" style:font-name-asian="Arial2" style:font-name-complex="Arial2"/>
    </style:style>
    <style:style style:name="T58" style:family="text">
      <style:text-properties officeooo:rsid="002542cf"/>
    </style:style>
    <style:style style:name="T59" style:family="text">
      <style:text-properties style:text-position="super 58%" fo:font-style="italic" style:text-underline-style="none" fo:font-weight="normal" fo:background-color="#ffffff" loext:char-shading-value="0" style:font-style-asian="italic" style:font-weight-asian="normal" style:font-weight-complex="normal"/>
    </style:style>
    <style:style style:name="T60" style:family="text">
      <style:text-properties fo:font-style="italic" style:text-underline-style="none" fo:font-weight="normal" fo:background-color="#ffffff" loext:char-shading-value="0" style:font-style-asian="italic" style:font-weight-asian="normal" style:font-weight-complex="normal"/>
    </style:style>
    <style:style style:name="T61" style:family="text">
      <style:text-properties fo:font-style="italic" style:text-underline-style="none" fo:font-weight="normal" officeooo:rsid="00281342" fo:background-color="#ffffff" loext:char-shading-value="0" style:font-style-asian="italic" style:font-weight-asian="normal" style:font-weight-complex="normal"/>
    </style:style>
    <style:style style:name="T62" style:family="text">
      <style:text-properties fo:font-style="italic" style:text-underline-style="none" fo:font-weight="normal" officeooo:rsid="002bf487" fo:background-color="#ffffff" loext:char-shading-value="0" style:font-style-asian="italic" style:font-weight-asian="normal" style:font-weight-complex="normal"/>
    </style:style>
    <style:style style:name="T63" style:family="text">
      <style:text-properties fo:font-style="italic" style:text-underline-style="none" fo:font-weight="normal" officeooo:rsid="002baad1" fo:background-color="#ffffff" loext:char-shading-value="0" style:font-style-asian="italic" style:font-weight-asian="normal" style:font-weight-complex="normal"/>
    </style:style>
    <style:style style:name="T64" style:family="text">
      <style:text-properties fo:font-style="italic" style:text-underline-style="none" fo:font-weight="normal" fo:background-color="#ffffff" loext:char-shading-value="0" style:font-style-asian="italic" style:font-weight-asian="normal" style:font-weight-complex="normal"/>
    </style:style>
    <style:style style:name="T65" style:family="text">
      <style:text-properties fo:font-style="italic" style:text-underline-style="none" fo:font-weight="normal" officeooo:rsid="002ce2d7" fo:background-color="#ffffff" loext:char-shading-value="0" style:font-style-asian="italic" style:font-weight-asian="normal" style:font-weight-complex="normal"/>
    </style:style>
    <style:style style:name="T66" style:family="text">
      <style:text-properties fo:font-style="italic" style:text-underline-style="none" fo:font-weight="normal" officeooo:rsid="002d344d" fo:background-color="#ffffff" loext:char-shading-value="0" style:font-style-asian="italic" style:font-weight-asian="normal" style:font-weight-complex="normal"/>
    </style:style>
    <style:style style:name="T67" style:family="text">
      <style:text-properties fo:font-style="italic" style:text-underline-style="none" fo:font-weight="bold" style:font-style-asian="italic" style:font-weight-asian="bold"/>
    </style:style>
    <style:style style:name="T68" style:family="text">
      <style:text-properties fo:background-color="#ffffff" loext:char-shading-value="0"/>
    </style:style>
    <style:style style:name="T69" style:family="text">
      <style:text-properties officeooo:rsid="002ce2d7" fo:background-color="#ffffff" loext:char-shading-value="0"/>
    </style:style>
    <style:style style:name="T70" style:family="text">
      <style:text-properties officeooo:rsid="002ce2d7" fo:background-color="#ffffff" loext:char-shading-value="0"/>
    </style:style>
    <style:style style:name="T71" style:family="text">
      <style:text-properties style:text-position="sub 58%" fo:background-color="#ffffff" loext:char-shading-value="0"/>
    </style:style>
    <style:style style:name="T72" style:family="text">
      <style:text-properties officeooo:rsid="002f9525"/>
    </style:style>
    <style:style style:name="T73" style:family="text">
      <style:text-properties fo:font-weight="bold" style:font-weight-asian="bold" style:font-weight-complex="bold"/>
    </style:style>
    <style:style style:name="T74" style:family="text">
      <style:text-properties officeooo:rsid="0031502b"/>
    </style:style>
    <style:style style:name="T75" style:family="text">
      <style:text-properties officeooo:rsid="0032a39f"/>
    </style:style>
    <style:style style:name="T76"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9"/>
      <text:p text:style-name="P11">Nom d’usage : MCSHANE <text:s text:c="2"/><text:tab/>Prénom : GREG</text:p>
      <text:p text:style-name="P11">Corps : <text:s/>EC <text:s text:c="31"/>Grade : <text:s/>PR1</text:p>
      <text:p text:style-name="P11">Discipline / section : <text:s text:c="2"/>Mathématiques 25</text:p>
      <text:p text:style-name="P4"/>
      <text:p text:style-name="P4">Commentaire général et introduction.</text:p>
      <text:p text:style-name="P4"/>
      <text:p text:style-name="P5">Les points saillants sur la période 2020-24, selon moi, sont : </text:p>
      <text:p text:style-name="P5"/>
      <text:list xml:id="list2500834901" text:style-name="WW8Num15">
        <text:list-item>
          <text:p text:style-name="P77">direction de 2 thèses soutenues <text:s/>(le 25/4/2023 et 5/4/2024)</text:p>
        </text:list-item>
      </text:list>
      <text:p text:style-name="P34"/>
      <text:list xml:id="list184822367257033" text:continue-numbering="true" text:style-name="WW8Num15">
        <text:list-item>
          <text:p text:style-name="P77">le dépôt, la sélection, et le pilotage d’un projet Equipe Action PersyVal Lab (2020-24) </text:p>
        </text:list-item>
        <text:list-item>
          <text:p text:style-name="P77">l’organisation d’une session parallèle « Combinatorial and Computational Aspects of Topology », AMS-EMS-SMF 2022</text:p>
        </text:list-item>
        <text:list-item>
          <text:p text:style-name="P77">des résultats scientifiques recents en géométrie hyperbolique et théorie des nombres( r<text:span text:style-name="T75">é</text:span>solution des conjectures de Aigner)</text:p>
        </text:list-item>
        <text:list-item>
          <text:p text:style-name="P77">membre du comité IRGA du pôle MSTIC et de la commision recherche de l’UFR IM2AG</text:p>
        </text:list-item>
        <text:list-item>
          <text:p text:style-name="P77">création du cours de « Programmation de méthodes numériques » en L3 mathématiques fondamentale </text:p>
        </text:list-item>
      </text:list>
      <text:p text:style-name="P4"/>
      <text:p text:style-name="P76">Renseignements complémentaire : <text:a xlink:type="simple" xlink:href="https://macbuse.github.io/" text:style-name="Internet_20_link" text:visited-style-name="Visited_20_Internet_20_Link"><text:span text:style-name="T73">https://macbuse.github.io/</text:span></text:a><text:line-break/>Version de CV à jour : <text:a xlink:type="simple" xlink:href="https://macbuse.github.io/CV2024.pdf" text:style-name="Internet_20_link" text:visited-style-name="Visited_20_Internet_20_Link"><text:span text:style-name="T73">https://macbuse.github.io/CV2024.pdf</text:span></text:a><text:line-break/></text:p>
      <text:p text:style-name="P41">Synthèse de la carrière :</text:p>
      <text:p text:style-name="P35">Mathématicien (section 25 du CNU) spécialiste de la géométrie hyperbolique, de la topologie en petite dimension et des représentations de groupes de surfaces. Mes travaux récents portent sur la théorie des nombres et la géométrie des surfaces.</text:p>
      <text:p text:style-name="P37">Eléments de participations aux missions d'enseignement (depuis 2020)</text:p>
      <text:list xml:id="list935933116" text:style-name="WW8Num16">
        <text:list-item>
          <text:p text:style-name="P86">Service d’enseignement de 192h/an de 2019 à 2022, en L1 L2, L3, M1 et M2. </text:p>
        </text:list-item>
        <text:list-item>
          <text:p text:style-name="P86">J'ai bénéficié d'un temps partiel thérapeutique de 60% en 2021-2022.</text:p>
        </text:list-item>
      </text:list>
      <text:p text:style-name="P37">Eléments de participations aux missions d'administration (depuis 2020)</text:p>
      <text:list xml:id="list1048572768" text:style-name="WW8Num17">
        <text:list-item>
          <text:p text:style-name="P88">membre du conseil de l’UFR IM2AG</text:p>
        </text:list-item>
        <text:list-item>
          <text:p text:style-name="P88"><text:soft-page-break/>expert commision de recherche de l’UFR IM2AG</text:p>
        </text:list-item>
        <text:list-item>
          <text:p text:style-name="P88">delégue PersyVal Lab au comité IRGA du pôle MSTIC</text:p>
        </text:list-item>
      </text:list>
      <text:p text:style-name="P37">Eléments d’activité de recherche (depuis 2020)</text:p>
      <text:list xml:id="list1219075239" text:style-name="WW8Num18">
        <text:list-item>
          <text:p text:style-name="P94">Recherche en géométrie hyperbolique et topologie avec applications à la théorie des nombres et dynamique.</text:p>
        </text:list-item>
      </text:list>
      <text:p text:style-name="P37">Eléments d'animation de la recherche (depuis 2020)</text:p>
      <text:list xml:id="list3606914794" text:style-name="WW8Num19">
        <text:list-item>
          <text:p text:style-name="P89">Comité éditorial des Annales de l’Institut Fourier</text:p>
        </text:list-item>
        <text:list-item>
          <text:p text:style-name="P89">Porteur Equipe Action ToFu/Persyval Lab</text:p>
        </text:list-item>
        <text:list-item>
          <text:p text:style-name="P89">Directeur de GdR Tresses 2016-2020</text:p>
        </text:list-item>
      </text:list>
      <text:p text:style-name="P87"/>
      <text:p text:style-name="P87"><text:span text:style-name="T56">Délégations CNRS, PEDR</text:span></text:p>
      <text:p text:style-name="P87"><text:span text:style-name="T56"/></text:p>
      <text:p text:style-name="P90"><text:span text:style-name="T55">2023 - 6 mois délégations CNRS</text:span></text:p>
      <text:p text:style-name="P90"><text:span text:style-name="T55">2019 - 6 mois délégations CNRS</text:span><text:line-break/><text:span text:style-name="T55">2015 - 6 mois délégations CNRS</text:span></text:p>
      <text:p text:style-name="P90"><text:span text:style-name="T55">2012 - 6 mois délégations CNRS </text:span></text:p>
      <text:p text:style-name="P168"/>
      <text:p text:style-name="P168"><text:span text:style-name="T76">Bénéficiaire de la PEDR depuis 2020</text:span></text:p>
      <text:p text:style-name="P168"><text:span text:style-name="T76">B</text:span>énéficiaire de la PES 2010-2014</text:p>
      <text:p text:style-name="P169"><text:span text:style-name="T55">Bénéficiaire de la PEDR 2005-2009</text:span></text:p>
      <text:p text:style-name="P170"/>
      <text:p text:style-name="P37">Emplois</text:p>
      <text:p text:style-name="P11">2008 - Professeur des Universités à l'Université Grenoble Alpes, laboratoire Institut Fourier (UMR 5582, CNRS).</text:p>
      <text:p text:style-name="P11">1997 - 2008 - Maître de conférences à l'Université Toulouse III, laboratoire Emile Picard (UMR 5580, CNRS)</text:p>
      <text:p text:style-name="P11">1994 - 1996 post-doc., boursier H.C.M. à l'Ecole Normale Supérieure de Lyon.</text:p>
      <text:p text:style-name="P11">1991 - 1994 S.E.R.C. Research fellow (chercheur en math) à University of Warwick.</text:p>
      <text:p text:style-name="P11">1990 - 1991 Teaching Assistant à University of Minnesota, Minneapolis, MN.</text:p>
      <text:p text:style-name="P11">1987 - 1991 Thèse soutenue à l’université de Warwick Directeur D.B.A Epstein</text:p>
      <text:p text:style-name="P11"/>
      <text:p text:style-name="P64"><text:span text:style-name="T8"/></text:p>
      <text:p text:style-name="P64"><text:soft-page-break/><text:span text:style-name="T8">Investissement pédagogique</text:span><text:span text:style-name="T9"> </text:span></text:p>
      <text:p text:style-name="P36">Présentation de l’activité d’enseignement:</text:p>
      <text:p text:style-name="P16"><text:span text:style-name="T4">Depuis 1997 j'ai effectué un service enseignement statutaire normal d'enseignant-chercheur, jamais inférieur à 192 h équivalent TD. J'ai enseigné à tous les niveaux, de la première année jusqu’au M2R inclus. </text:span><text:span text:style-name="T16">Suite à mon accident du 5/4/21, mes médecins m'ont conseillé de privilégier les interventions pédagogiquessous forme de <text:s/>TP sur ordinateur et eviter les CM.</text:span><text:span text:style-name="T4"><text:line-break/></text:span></text:p>
      <text:p text:style-name="P17"><text:span text:style-name="T4">Le cours/TP </text:span><text:span text:style-name="T2">Programmation de méthodes numériques</text:span><text:span text:style-name="T4"> <text:s/>nécessitait beaucoup d’investissement. Le cours de 2022 est disponible sous forme de JuPyTer notebooks </text:span><text:span text:style-name="Internet_20_link"><text:span text:style-name="T4">https://macbuse.github.io/PROG/</text:span></text:span><text:span text:style-name="T4">. Les objectives pédagogique sont<text:line-break/></text:span></text:p>
      <text:list xml:id="list2040883419" text:style-name="WW8Num20">
        <text:list-item>
          <text:p text:style-name="P110"><text:span text:style-name="T4">préparer les étudiants pour l’</text:span><text:span text:style-name="T2">Introduction à la modélisation numérique</text:span><text:span text:style-name="T4"> au 2ieme semestre</text:span></text:p>
        </text:list-item>
        <text:list-item>
          <text:p text:style-name="P111">montrer comment utiliser divers outils disponibles avec Python pour étudier des problèmes « intéressants » tels que :</text:p>
        </text:list-item>
      </text:list>
      <text:list xml:id="list1742888347" text:style-name="WW8Num21">
        <text:list-item>
          <text:p text:style-name="P91">le jeu de la vie ou le jeu Mastermind</text:p>
        </text:list-item>
        <text:list-item>
          <text:p text:style-name="P93">Modéliser une épidémie ou étudier la météo et le climat de l'Isère</text:p>
        </text:list-item>
        <text:list-item>
          <text:p text:style-name="P92">visualiser un objet <text:s/>géométrique en dimension 4<text:line-break/></text:p>
        </text:list-item>
      </text:list>
      <text:p text:style-name="P42"><text:span text:style-name="T10">Evaluation sur projet, liste avec exemple</text:span><text:span text:style-name="T11">s : </text:span><text:span text:style-name="Internet_20_link"><text:span text:style-name="T12">https://macbuse.github.io/PROG/projects.html</text:span></text:span></text:p>
      <text:p text:style-name="P42"><text:span text:style-name="T5">Mon cours pour Introduction à la modélisation numérique est également disponible </text:span><text:a xlink:type="simple" xlink:href="https://macbuse.github.io/mnum_index" text:style-name="Internet_20_link" text:visited-style-name="Visited_20_Internet_20_Link"><text:span text:style-name="Internet_20_link"><text:span text:style-name="T5">https://macbuse.github.io/mnum_index</text:span></text:span></text:a></text:p>
      <text:p text:style-name="P38"/>
      <text:p text:style-name="P12"/>
      <text:p text:style-name="P19"/>
      <text:p text:style-name="P19"/>
      <text:p text:style-name="P19"/>
      <text:p text:style-name="P19"><text:soft-page-break/>Présentation synthétique des enseignements </text:p>
      <text:p text:style-name="P13">L1-formation initial</text:p>
      <text:p text:style-name="P45">Cours/TD Mat 103 (Outils fondamentaux de mathématiques pour la science de l'ingénierie ) DLST UGA 2021-2023</text:p>
      <text:p text:style-name="P36">L2-formation initiale</text:p>
      <text:p text:style-name="P46">TD Mat 402 (Suite et séries de fonctions) DLST UGA 2018-2020</text:p>
      <text:p text:style-name="P46">TD Mat 305 (Calcul différentiel et matriciel) DLST UGA 2020-</text:p>
      <text:p text:style-name="P36">L3-formation initiale</text:p>
      <text:p text:style-name="P46">TD/TP Introduction à la modélisation numérique 2021-23</text:p>
      <text:p text:style-name="P65">Cours/TP Programmation de méthodes numériques <text:s/>2020-23</text:p>
      <text:p text:style-name="P47">Groupes de lectures à l'ENS Lyon 2019-2021</text:p>
      <text:p text:style-name="P67">Encadrement des étudiants visant leur autonomie avec un contenu pertinent à la recherche en géométrie et topologie :</text:p>
      <text:list xml:id="list1535132062" text:style-name="WW8Num11">
        <text:list-item>
          <text:p text:style-name="P112">Surfaces d’après Mostly Surfaces, Richard Schwartz</text:p>
        </text:list-item>
        <text:list-item>
          <text:p text:style-name="P113">Géométrie et algèbre suivant The Sensual Quadratic Form, J.H. Conway</text:p>
        </text:list-item>
        <text:list-item>
          <text:p text:style-name="P114">Théorie géométrique des groupes suivant Topics in Geometric Group Theory, P. de la Harpe</text:p>
        </text:list-item>
      </text:list>
      <text:p text:style-name="P36">M1- formation initiale</text:p>
      <text:p text:style-name="P66">TD Analyse fonctionnelle et analyse de Fourier 2021-22</text:p>
      <text:p text:style-name="P42"><text:span text:style-name="T3">M2R - formation initiale</text:span><text:span text:style-name="T7"><text:line-break/><text:line-break/></text:span><text:span text:style-name="T4">Cours : “Geometry and topology of surfaces and their moduli” 2020.</text:span></text:p>
      <text:p text:style-name="P22"/>
      <text:p text:style-name="P48"/>
      <text:p text:style-name="P68"/>
      <text:p text:style-name="P68"><text:soft-page-break/>Activité scientifique </text:p>
      <text:p text:style-name="P206"><text:span text:style-name="T49">Thématiques de recherche: </text:span><text:bookmark-start text:name="E1063"/><text:bookmark-start text:name="E10631"/></text:p>
      <text:p text:style-name="P24"><text:bookmark text:name="contentsContainer"/><text:span text:style-name="T28">Mots clés : </text:span><text:span text:style-name="T34">Géométrie hyperbolique, espace de Teichmüller, volumes symplectiques, composante de Hitchin, variété des caractères, <text:s/>geometric inflexibility, pseudo-Anosov homéomorphisme, entropie, </text:span><text:span text:style-name="T36">nombres de Markoff.</text:span></text:p>
      <text:p text:style-name="P25"><text:span text:style-name="T34"> Mon domaine de recherche se situe à l'intersection de la géométrie hyperbolique, des représentations de groupes de surfaces et de la dynamique des automorphismes de surfaces. Il s’agit essentiellement de comprendre la variation de quantités géométriques (longueur des courbes, volumes) sous la variation de la métrique. On étudie les espaces de modules de variétés et leur compactifications d’après Thurston, Deligne-Mumford etc. Les espaces de modules de surfaces interviennent dans divers domaines. Par exemple :</text:span><text:span text:style-name="T4"> </text:span><text:bookmark-start text:name="E1072"/><text:bookmark-start text:name="E1071"/><text:bookmark-start text:name="E1070"/><text:bookmark-start text:name="E1069"/></text:p>
      <text:p text:style-name="P69"><text:bookmark-start text:name="E10731"/><text:bookmark-start text:name="E1073"/></text:p>
      <text:list xml:id="list1104834209" text:style-name="WW8Num13">
        <text:list-item>
          <text:p text:style-name="P200"><text:span text:style-name="T34">topologie de dimension 3 des variétés (uniformisation de Thurston)</text:span><text:span text:style-name="T4"> </text:span><text:bookmark-start text:name="E1075"/><text:bookmark-start text:name="E1074"/></text:p>
        </text:list-item>
        <text:list-item>
          <text:p text:style-name="P200"><text:span text:style-name="T34">dynamique (billards)</text:span><text:span text:style-name="T4"> </text:span><text:bookmark-start text:name="E1077"/><text:bookmark-start text:name="E1076"/></text:p>
        </text:list-item>
        <text:list-item>
          <text:p text:style-name="P202">géométrie algébrique (modules des courbes) <text:bookmark-start text:name="E1079"/><text:bookmark-start text:name="E1078"/></text:p>
        </text:list-item>
        <text:list-item>
          <text:p text:style-name="P200"><text:span text:style-name="T34">algèbres amassées</text:span><text:span text:style-name="T4"> </text:span><text:bookmark-start text:name="E1081"/><text:bookmark-start text:name="E1080"/></text:p>
        </text:list-item>
        <text:list-item>
          <text:p text:style-name="P200"><text:span text:style-name="T34">théorie des nombres</text:span><text:span text:style-name="T4"> </text:span></text:p>
        </text:list-item>
        <text:list-item>
          <text:p text:style-name="P200"><text:bookmark-start text:name="E1083"/><text:bookmark-start text:name="E1082"/><text:span text:style-name="T34">théorie des cordes (travaux de Witten). </text:span><text:span text:style-name="T4"> </text:span></text:p>
        </text:list-item>
      </text:list>
      <text:p text:style-name="P25"><text:span text:style-name="T34">Mes deux contributions majeures récentes, que je décris dans les paragraphes suivants, sont une solution géométrique des conjectures en théorie des nombres formulées par Martin Aigner et une formule qui permet de calculer les volumes symplectiques des espaces de modules et une inégalité pour le volume d'une variété hyperbolique obtenue comme suspension d'un difféomorphisme.</text:span><text:span text:style-name="T4"> <text:s/>Le travail sur les conjectures represente une ouveture sur la théorie des nombres sur laquelle <text:s/>je suis en train travailler.</text:span><text:bookmark-start text:name="E1089"/><text:bookmark-start text:name="E1088"/></text:p>
      <text:p text:style-name="P71"><text:span text:style-name="T37">Nombres de Markov</text:span><text:span text:style-name="T2"> </text:span><text:bookmark-start text:name="E1090"/><text:bookmark-start text:name="E1091"/></text:p>
      <text:p text:style-name="P70"><text:bookmark-start text:name="E10921"/><text:bookmark-start text:name="E1092"/></text:p>
      <text:p text:style-name="P71"><text:span text:style-name="T34">Les nombres de Markov sont les solutions entières positives de l'équation diophantienne <text:s/></text:span><text:bookmark-start text:name="E1094"/><text:bookmark-start text:name="E1093"/><text:span text:style-name="T34">x</text:span><text:span text:style-name="T39">2</text:span><text:span text:style-name="T34"> + y</text:span><text:span text:style-name="T39">2</text:span><text:span text:style-name="T34"> + z</text:span><text:span text:style-name="T39">2</text:span><text:span text:style-name="T34"> = 3xyz. Markov a montré que l'ensemble des solutions </text:span><text:soft-page-break/><text:span text:style-name="T34">forme un arbre</text:span></text:p>
      <text:p text:style-name="P146"><text:span text:style-name="T24">binaire. Il est habituel (et utile) d'indexer les nombres de Markov par les rationnels contenu dans l'intervalle [0,1] qui se trouvent au même endroit dans l'arbre binaire de Stern-Brocot. Frobenius a conjecturé que chaque nombre de Markov apparaît au plus une fois dans l'arbre. En 2013 Aigner a proposé trois conjectures pour mieux comprendre cet ordre. </text:span><text:bookmark-start text:name="E11011"/><text:bookmark-start text:name="E1101"/></text:p>
      <text:p text:style-name="P71"><text:span text:style-name="T34">Conjectures d'Aigner</text:span><text:span text:style-name="T4"> </text:span><text:bookmark-start text:name="E1102"/><text:bookmark-start text:name="E1103"/></text:p>
      <text:p text:style-name="P71"><text:span text:style-name="T34">m</text:span><text:span text:style-name="T40">p,q</text:span><text:span text:style-name="T34"> &lt; m </text:span><text:span text:style-name="T40">p,q+i</text:span><text:span text:style-name="T34"> numérateur constant </text:span><text:bookmark-start text:name="E1109"/><text:bookmark-start text:name="E1108"/><text:bookmark-start text:name="E1107"/><text:bookmark-start text:name="E1104"/><text:bookmark-start text:name="E1105"/></text:p>
      <text:p text:style-name="P71"><text:span text:style-name="T34">m</text:span><text:span text:style-name="T40">p,q</text:span><text:span text:style-name="T34"> &lt; m</text:span><text:span text:style-name="T40"> p+i,q</text:span><text:span text:style-name="T34"> dénominateur constant</text:span><text:span text:style-name="T4"> </text:span><text:bookmark-start text:name="E1115"/><text:bookmark-start text:name="E1114"/><text:bookmark-start text:name="E1113"/><text:bookmark-start text:name="E1112"/><text:bookmark-start text:name="E1111"/><text:bookmark-start text:name="E1110"/></text:p>
      <text:p text:style-name="P71"><text:span text:style-name="T34">m</text:span><text:span text:style-name="T40">p,q</text:span><text:span text:style-name="T34"> &lt; m </text:span><text:span text:style-name="T40">p+i,q-i</text:span><text:span text:style-name="T34"> somme constante </text:span><text:bookmark-start text:name="E1122"/><text:bookmark-start text:name="E1121"/><text:bookmark-start text:name="E1120"/><text:bookmark-start text:name="E1119"/><text:bookmark-start text:name="E1118"/><text:bookmark-start text:name="E1116"/><text:bookmark-start text:name="E1117"/></text:p>
      <text:p text:style-name="P71"><text:span text:style-name="T34">pour tout i &gt; 0 tel que la fraction associée soit réduite</text:span><text:span text:style-name="T4"> </text:span><text:bookmark-start text:name="E1123"/><text:bookmark-start text:name="E1124"/></text:p>
      <text:p text:style-name="P70"><text:bookmark-start text:name="E11252"/><text:bookmark-start text:name="E1125"/><text:bookmark-start text:name="E1126"/><text:bookmark-start text:name="E11251"/></text:p>
      <text:p text:style-name="P24"><text:span text:style-name="T34">Ces questions d'Aigner ont attire beaucoup d'attention car les nombres de Markoff interviennent dans divers domaines. Deux équipes de chercheurs – une en algèbre et l'autre en mathématiques discrètes sont arrivé à résoudre les trois conjectures :</text:span><text:span text:style-name="T4"> </text:span><text:bookmark-start text:name="E1066"/><text:bookmark-start text:name="contents1"/><text:bookmark-start text:name="E1128"/><text:bookmark-start text:name="E1127"/><text:bookmark-start text:name="E1100"/><text:bookmark-start text:name="E1099"/><text:bookmark-start text:name="E1098"/><text:bookmark-start text:name="E1097"/><text:bookmark-start text:name="E1096"/><text:bookmark-start text:name="E1095"/><text:bookmark-start text:name="E1085"/><text:bookmark-start text:name="E1084"/><text:bookmark-start text:name="E1065"/><text:bookmark-start text:name="E1064"/><text:span text:style-name="T35"><text:s/></text:span></text:p>
      <text:list xml:id="list971346318" text:style-name="WW8Num22">
        <text:list-item>
          <text:p text:style-name="P203"><text:span text:style-name="T34">Lee, Li, Rabineau et Schiffler ont résolu les conjectures en exploitant des liens avec les algèbres amassées, les graphes serpentes et les couplages parfaits.</text:span><text:span text:style-name="T4"> </text:span><text:bookmark-start text:name="E1141"/><text:bookmark-start text:name="E1140"/><text:bookmark-start text:name="E1139"/><text:bookmark-start text:name="E1138"/><text:bookmark-start text:name="E1136"/><text:bookmark-start text:name="E1137"/><text:bookmark-start text:name="E1135"/><text:bookmark-start text:name="E1134"/><text:bookmark-start text:name="E1133"/><text:bookmark-start text:name="E1132"/></text:p>
        </text:list-item>
      </text:list>
      <text:list xml:id="list1107334428" text:style-name="WW8Num14">
        <text:list-item>
          <text:p text:style-name="P201"><text:span text:style-name="T34">Lagisquet, Pelantová, Tavenas, Vuillon ont utlisé la combinatoire de mots de Christoffel et les chemins dans les réseaux.</text:span><text:span text:style-name="T4"> </text:span></text:p>
        </text:list-item>
      </text:list>
      <text:p text:style-name="P50"/>
      <text:p text:style-name="P29"><text:bookmark text:name="E1150"/><text:span text:style-name="T34">Dans une prépublication nous proposons en s'appuyant sur notre travail avec Igor Rivin sur le comptage des géodésiques dans une surface hyperbolique une solution entièrement géométrique. Nous avons une approche de l’étude de l’ensemble S de toutes les géodésiques fermées simples (sans points doubles) dans un tore troué T. Nous avons défini une application sur l’homologie H</text:span><text:span text:style-name="T40">1</text:span><text:bookmark text:name="E11522"/><text:span text:style-name="T34">(T, Z), qui associe à chaque classe h ∈ H</text:span><text:bookmark text:name="E11542"/><text:span text:style-name="T40">1</text:span><text:span text:style-name="T34">(T, Z), indivisible, la longueur ℓ(h) de l’unique géodésique simple homologue et nous avons montré que ℓ s’étend en une norme sur H</text:span><text:span text:style-name="T40">1</text:span><text:bookmark text:name="E11562"/><text:span text:style-name="T34">(T, R). </text:span></text:p>
      <text:p text:style-name="P26"><text:bookmark text:name="E11571"/></text:p>
      <text:p text:style-name="Text_20_body"><text:bookmark text:name="E1158"/><text:bookmark text:name="E1159"/><text:span text:style-name="T34">Nous étudions la géométrie de la sphère ∂B(ℓ) et la variation de l’aire de B(ℓ)(T) sur l’espace des modules. On utilise ces résultats pour donner des estimations asymptotiques du nombre de géodésiques fermées simples de longueur inférieure à L. Dans les années 50, Harvey Cohn a découvert une correspondance entre les nombres de Markov et les longueurs des géodésiques</text:span><text:bookmark text:name="E1160"/><text:span text:style-name="T34"> </text:span><text:bookmark text:name="E1161"/><text:span text:style-name="T34">simples sur un certain tore troue revêtement de la courbe modulaire. Gràce à cette correspondance on a </text:span><text:soft-page-break/><text:span text:style-name="T34">obtenu comme corollaire avec Rivin le comptage des nombres de Markov avec reste. Cette correspondance permet également de traduire les conjectures en termes des valeurs de notre norme. La conjecture du numérateur constant devient </text:span></text:p>
      <text:p text:style-name="P58"><text:bookmark text:name="E11621"/></text:p>
      <text:p text:style-name="P62"><text:bookmark text:name="E1163"/><text:bookmark text:name="E1164"/><text:span text:style-name="T34">||(q, p)|| &lt; ||(q + i, p)||</text:span><text:span text:style-name="T4"> </text:span></text:p>
      <text:p text:style-name="P59"><text:bookmark text:name="E11652"/></text:p>
      <text:p text:style-name="P57"><text:bookmark text:name="E11671"/><text:bookmark text:name="E11661"/><text:span text:style-name="T34">Dans notre prépublication </text:span><text:bookmark text:name="E11681"/><text:span text:style-name="T28">Convexity and Aigner's Conjectures (https://arxiv.org/abs/2101.03316) </text:span><text:bookmark text:name="E11691"/><text:span text:style-name="T34">nous montrons que chacun de trois inégalités est une conséquence de la convexité de la boule de notre norme.<text:line-break/><text:line-break/>Gaster </text:span><text:span text:style-name="T37">https://arxiv.org/abs/2107.13499</text:span><text:span text:style-name="T34"> a utilisé notre approche pour donner une réponse à des conjectures de <text:s/>Lee, Li, Rabineau et Schiffler </text:span><text:span text:style-name="T37">https://arxiv.org/abs/2010.10335</text:span><text:span text:style-name="T34">.</text:span></text:p>
      <text:p text:style-name="P51"/>
      <text:p text:style-name="P27">Entropie, distance de translation des pseudo-Anosovs </text:p>
      <text:p text:style-name="P28"><text:bookmark-start text:name="E11991"/><text:bookmark-start text:name="E12001"/><text:bookmark text:name="E12011"/></text:p>
      <text:p text:style-name="P56"><text:bookmark text:name="E12021"/><text:bookmark text:name="E12031"/><text:span text:style-name="T34">Dans une direction assez différente, j’ai étudié les relations entre les invariants topologiques de variétés de dimension trois (comme le volume hyperbolique), les invariants géométriques des automorphismes de surfaces (la distance de translation pour l’action sur l'espace de Teichmüller) et les invariants de nature dynamique (l’entropie). Ce travail utilise des techniques diverses pour étudier les groupes Kleiniens : la rigidité géométrique de McMullen, les modelées lipschitziennes de Minsky, le volume renormalisé et les structures projectives de Krasnov-Schlenker.</text:span><text:span text:style-name="T4"> </text:span></text:p>
      <text:p text:style-name="P56"><text:bookmark text:name="E12041"/><text:bookmark text:name="E12051"/><text:span text:style-name="T34">La suspension Nφ d'un automorphisme de surface φ est une variété de dimension 3 fibrée sur le cercle dont la monodromie est l’automorphisme de départ. D’après un théorème d'uniformisation de Thurston la suspension admet une métrique hyperbolique de volume fini si et seulement si l'automorphisme est pseudo-Anosov. Récemment Brock et Bromberg ont montré la convergence au sens de Gromov-Hausdorff d'une suite de variétés quasi fuchsiennes, construite par it</text:span><text:bookmark text:name="E12061"/><text:span text:style-name="T34">é</text:span><text:bookmark text:name="E12071"/><text:span text:style-name="T34">ration de l’automorphisme pseudo-Anosov vers le revêtement infini cyclique de la variété obtenue par suspension, en obtenant le théorème d'uniformisation de Thurston comme corollaire. Brock a donné un encadrement du volume hyperbolique de la suspension par des multiples de ||φ||</text:span><text:bookmark text:name="E12091"/><text:span text:style-name="T25"> la distance de translation de l’automorphisme pseudo-Anosov pour la métrique de Weil-Petersson. Son approche ne permettait pas d'expliciter les constants. Avec Kojima <text:s/>nous avons donné une valeur explicite pour la constante dans la majoration de Brock et aussi obtenu l’inégalité suivante </text:span></text:p>
      <text:p text:style-name="P60"><text:bookmark text:name="E12101"/></text:p>
      <text:p text:style-name="P62"><text:bookmark text:name="E12111"/><text:bookmark text:name="E12121"/><text:soft-page-break/><text:span text:style-name="T26">2π|χ(Σ)| entropie(φ) = 2π|χ(Σ)| ||φ||</text:span><text:bookmark text:name="E12131"/><text:span text:style-name="T26">T</text:span><text:bookmark text:name="E12141"/><text:span text:style-name="T24"> ≥ </text:span><text:span text:style-name="T26">2 vol Nφ </text:span></text:p>
      <text:p text:style-name="P61"><text:bookmark text:name="E12151"/></text:p>
      <text:p text:style-name="P56"><text:bookmark text:name="E12161"/><text:bookmark text:name="E12171"/><text:span text:style-name="T34">La quantité à gauche n'est rien d’autre que l'entropie normalisée de McMullen, qui intervient dans l'étude des homéomorphismes pseudo-Anosov de petite entropie et le volume vol N_φ est minoré par deux fois le volume du </text:span><text:bookmark text:name="E12181"/><text:span text:style-name="T38">t</text:span><text:bookmark text:name="E12191"/><text:span text:style-name="T34">étraèdre régulier idéal hyperbolique. e résultat a eu diverses applications en dynamique et en géométrie </text:span></text:p>
      <text:list xml:id="list3527368064" text:style-name="WW8Num23">
        <text:list-item>
          <text:p text:style-name="P197"><text:bookmark text:name="E12201"/><text:bookmark text:name="E12211"/><text:span text:style-name="T34">en utilisant un résultat de Thurston et Jorgensen sur les volumes de vari</text:span><text:bookmark text:name="E12221"/><text:span text:style-name="T34">é</text:span><text:bookmark text:name="E12231"/><text:span text:style-name="T34">t</text:span><text:bookmark text:name="E12241"/><text:span text:style-name="T34">é</text:span><text:bookmark text:name="E12251"/><text:span text:style-name="T34">s hyperboliques, notre approche permet de retrouver une version du </text:span><text:bookmark text:name="E12261"/><text:span text:style-name="T34">«</text:span><text:bookmark text:name="E12271"/><text:span text:style-name="T34">th</text:span><text:bookmark text:name="E12281"/><text:span text:style-name="T34">é</text:span><text:bookmark text:name="E12291"/><text:span text:style-name="T34">or</text:span><text:bookmark text:name="E12301"/><text:span text:style-name="T34">è</text:span><text:bookmark text:name="E12311"/><text:span text:style-name="T34">me de finitude universel</text:span><text:bookmark text:name="E12321"/><text:span text:style-name="T34">» </text:span><text:bookmark text:name="E12331"/><text:span text:style-name="T34">de Farb, Leininger et Margalit pour les automorphismes de petite entropie. </text:span></text:p>
        </text:list-item>
        <text:list-item>
          <text:p text:style-name="P197"><text:bookmark text:name="E12341"/><text:bookmark text:name="E12361"/><text:bookmark text:name="E12351"/><text:span text:style-name="T34">Agol, Leininger et Margalit ont utilisé</text:span><text:bookmark text:name="E12371"/><text:span text:style-name="T34"> </text:span><text:bookmark text:name="E12381"/><text:span text:style-name="T34">nos résultats pour obtenir des renseignements sur les automorphismes pseudo Anosov qui agissent sur l</text:span><text:bookmark text:name="E12391"/><text:span text:style-name="T34">’</text:span><text:bookmark text:name="E12401"/><text:span text:style-name="T34">homologie enti</text:span><text:bookmark text:name="E12411"/><text:span text:style-name="T34">è</text:span><text:bookmark text:name="E12421"/><text:span text:style-name="T34">re de la surface en pr</text:span><text:bookmark text:name="E12431"/><text:span text:style-name="T34">é</text:span><text:bookmark text:name="E12441"/><text:span text:style-name="T34">servant un sous module de rang r. </text:span></text:p>
        </text:list-item>
      </text:list>
      <text:p text:style-name="P60"><text:bookmark text:name="E1245"/></text:p>
      <text:p text:style-name="P198"><text:bookmark text:name="E12461"/><text:bookmark text:name="E12471"/>On a aussi obtenu une procédure pour calculer le volume du cœur convexe d'une variété hyperbolique en dimensions supérieures. Dans <text:span text:style-name="T74">notre travail avec Kojima</text:span> on a montré que la formule pour le volume d'une variété hyperbolique à bord totalement géodésique de Bridgeman-Kahn et celle de Calegari sont équivalentes. Notre résultat répond à une conjecture de Calegari qui avait déjà obtenu ce résultat en dimension 2 par calcul direct.</text:p>
      <text:p text:style-name="P198"/>
      <text:p text:style-name="P199"/>
      <text:p text:style-name="P199"/>
      <text:p text:style-name="P199"/>
      <text:p text:style-name="P199"/>
      <text:p text:style-name="P199"/>
      <text:p text:style-name="P199"/>
      <text:p text:style-name="P199"/>
      <text:p text:style-name="P199"/>
      <text:p text:style-name="P199"/>
      <text:p text:style-name="P199"><text:soft-page-break/>5 publications, compte rendus, rapports</text:p>
      <text:p text:style-name="P80"><text:span text:style-name="T19">1.</text:span><text:span text:style-name="T18"> </text:span><text:span text:style-name="T17">G. McShane, Vlad Sergiescu, Geometry of Fermat</text:span><text:span text:style-name="T29">’s sum of squares (soumis, en révision) (2022) </text:span><text:a xlink:type="simple" xlink:href="https://macbuse.github.io/squares.pdf" text:style-name="Internet_20_link" text:visited-style-name="Visited_20_Internet_20_Link">https://macbuse.github.io/squares.pdf</text:a></text:p>
      <text:p text:style-name="P80"><text:span text:style-name="T29"/></text:p>
      <text:p text:style-name="P81"><text:span text:style-name="T60">Un résultat célèbre de Fermat dit qu'un nombre premier </text:span><text:span text:style-name="T62">p</text:span><text:span text:style-name="T60"> peut être écrit comme la somme de deux carrés si </text:span><text:span text:style-name="T63">p </text:span><text:span text:style-name="T60"><text:s/>est congruent à </text:span><text:span text:style-name="T63">p </text:span><text:span text:style-name="T60"><text:s/>modulo </text:span><text:span text:style-name="T63">p</text:span><text:span text:style-name="T60">.</text:span></text:p>
      <text:p text:style-name="P81"><text:span text:style-name="T60"/></text:p>
      <text:p text:style-name="P81"><text:span text:style-name="T60">En 1984, Heath-Brown a publié une preuve de ce résultat. Sa preuve découle d'une étude du compte rendu des travaux de Liouville sur les identités pour les fonctions de parité, présenté par Uspensky et Heaslet dans les années 70. La preuve de Zagier en 1991 est une reformulation astucieuse de cet argument en utilisant une involution compliquée.</text:span></text:p>
      <text:p text:style-name="P81"><text:span text:style-name="T60"/></text:p>
      <text:p text:style-name="P83"><text:span text:style-name="T60">Nous donnons une nouvelle preuve géométrique basée sur la géométrie des géodésiques sur une surface hyperbolique. Comme la preuve de Heath-Brown, elle est basée sur l'action d'un groupe de Klein sur un ensemble fini et sur des considérations de parité. Pour définir son ensemble, Heath-Brown introduit une équation auxiliaire, à </text:span><text:span text:style-name="T66">contario</text:span><text:span text:style-name="T60"> notre ensemble est simplement l'ensemble des géodésiques bicuspides de longueur </text:span><text:span text:style-name="T60">λ </text:span><text:span text:style-name="T60">égale à </text:span><text:span text:style-name="T63">p</text:span><text:span text:style-name="T60"> sur la sphère à trois points de perforation et les involutions sont des automorphismes de la sphère à trois point</text:span><text:span text:style-name="T66">e</text:span><text:span text:style-name="T60">s.</text:span></text:p>
      <text:p text:style-name="P198"/>
      <text:p text:style-name="P85"><text:span text:style-name="T31">2.</text:span><text:span text:style-name="T30"> </text:span><text:span text:style-name="T29">H. Masai, G. Mcshane, On systoles and ortho spectrum rigidity, Mathematische Annalen 385(1-2):1-21 (2022), DOI:10.1007/s00208-022-02365-0<text:line-break/><text:line-break/></text:span>Nous considérons l’<text:span text:style-name="T58">ortho </text:span>spectre d’apres Basmajian des surfaces hyperboliques<text:span text:style-name="T58"> </text:span>avec un <text:span text:style-name="T58">bord</text:span> totalement géodésique. <text:s/>Bien que la relation entre la longueur systolique et le spectre de longueur <text:span text:style-name="T58">des géodésiques fermées </text:span>soit assez directe, sa relation avec l’ ortho <text:span text:style-name="T58">spectre </text:span>est moins évidente, et c'est le sujet principal de cet article. Nous montrons en utilisant des revêtements abéliens (Théorème 6.3) que en général, le ortho <text:span text:style-name="T58">spectre </text:span>ne détermine pas la longueur systolique mais que (Théorème 5.1) il n'y a qu'un nombre fini de possibilités pour la longueur systolique pour un ortho <text:span text:style-name="T58">spectre </text:span>donné. Comme corollaire, nous montrons qu'à isométrie près, il n'y a qu'un nombre fini de structures hyperboliques sur une surface Σ partageant un spectre ortho donné. Pour ce faire, suivant une idée de Wolpert, nous utilisons le critère de pré-compacité de Mumford pour les sous-ensembles de l'espace de modules. Nous établissons l'existence d'une borne inférieure de la systole pour la famille de toutes les surfaces ayant le même spectre ortho qu'une donnée.<text:line-break/><text:line-break/><text:span text:style-name="T42">2.</text:span><text:span text:style-name="T72"> </text:span><text:span text:style-name="T41">G. McShane, Convexity and Aigner's Conjectures, <text:s/>arXiv:2101.03316 [math.NT] (soumis, en révision) (2021)<text:line-break/><text:line-break/></text:span><text:span text:style-name="T52">Les nombres de Markov sont les solutions enti</text:span><text:span text:style-name="T50">ères positives de l'équation diophantienne <text:s/>x</text:span><text:span text:style-name="T53">2</text:span><text:span text:style-name="T50"> + y</text:span><text:span text:style-name="T53">2</text:span><text:span text:style-name="T50"> + z</text:span><text:span text:style-name="T53">2</text:span><text:span text:style-name="T50"> = 3xyz. Markov a montré que l'ensemble des solutions forme un arbre binaire. Il est habituel (et utile) d'indexer les nombres de Markov par les rationnels </text:span><text:span text:style-name="T51">p/q</text:span><text:span text:style-name="T50"> contenu dans l'intervalle [0,1] </text:span><text:span text:style-name="T51">(ou par une paire d’entiers premiers entre eux p,q)</text:span><text:span text:style-name="T50"> qui se trouvent au même endroit dans l'arbre binaire de Stern-Brocot. Frobenius a conjecturé que chaque nombre de Markov apparaît au plus une fois dans l'arbre. </text:span></text:p>
      <text:p text:style-name="P147"><text:span text:style-name="T68">En 2013 Aigner a proposé trois conjectures pour mieux comprendre cet ordre, </text:span><text:span text:style-name="T69">une de ses conjectures a la forme : </text:span><text:span text:style-name="T68">m</text:span><text:span text:style-name="T71">p,q</text:span><text:span text:style-name="T68"> &lt; m </text:span><text:span text:style-name="T71">p,q+i</text:span><text:span text:style-name="T68"> <text:s/></text:span><text:span text:style-name="T60"><text:s/>pour tout i &gt; 0 tel que la fraction associ</text:span><text:span text:style-name="T68">ée </text:span><text:span text:style-name="T69">p/(q+i)</text:span><text:span text:style-name="T68"> soit réduite</text:span><text:span text:style-name="T60"><text:line-break/><text:line-break/></text:span><text:span text:style-name="T65">En utilisant </text:span><text:span text:style-name="T60"><text:s/>sur notre travail avec Igor Rivin sur le comptage des g</text:span><text:span text:style-name="T68">éodésiques dans une surface hyperbolique une solution entièrement géométrique </text:span><text:span text:style-name="T69">à ces conjectures.</text:span></text:p>
      <text:p text:style-name="P84"><text:soft-page-break/></text:p>
      <text:p text:style-name="P79"/>
      <text:p text:style-name="P80"><text:span text:style-name="T31">4</text:span><text:span text:style-name="T33">. </text:span><text:span text:style-name="T29">G. McShane,</text:span><text:span text:style-name="T54"> Number theory of bi-cuspidal geodesics, Proceedings Geometry of discrete groups and hyperbolic spaces, <text:s/>RIMS Kokyuroku 2219 <text:s/></text:span><text:a xlink:type="simple" xlink:href="https://www.kurims.kyoto-u.ac.jp/~kyodo/kokyuroku/contents/2219.html" text:style-name="Internet_20_link" text:visited-style-name="Visited_20_Internet_20_Link">https://www.kurims.kyoto-u.ac.jp/~kyodo/kokyuroku/contents/2219.html </text:a><text:span text:style-name="T54">(2021)</text:span></text:p>
      <text:p text:style-name="P80"><text:span text:style-name="T54"/></text:p>
      <text:p text:style-name="P81"><text:span text:style-name="T60">Penner a défini la longueur λ des géodésiques bicuspides simples sur une surface <text:s/></text:span><text:span text:style-name="T61">à pointe</text:span><text:span text:style-name="T60"> comme l'exponentielle de la moitié de la longueur de la portion à l'extérieur d'un système fixe de régions de cusp</text:span><text:span text:style-name="T61">es</text:span><text:span text:style-name="T60">. Nous étendons la définition de Penner à toutes les géodésiques bicuspides sur une surface perforée de manière naturelle et étudions certaines propriétés arithmétiques de cette quantité dans deux cas :</text:span></text:p>
      <text:p text:style-name="P81"><text:span text:style-name="T60"/></text:p>
      <text:list xml:id="list426478767" text:style-name="L1">
        <text:list-item>
          <text:p text:style-name="P82"><text:span text:style-name="T60">la sphère à trois points de perforation H/Γ(2)</text:span></text:p>
        </text:list-item>
        <text:list-item>
          <text:p text:style-name="P82"><text:span text:style-name="T60">le tore modulaire H/Γ'</text:span></text:p>
        </text:list-item>
      </text:list>
      <text:p text:style-name="P81"><text:span text:style-name="T60"/></text:p>
      <text:p text:style-name="P81"><text:span text:style-name="T60">Nous concluons en discutant de la conjecture de Frobenius pour les nombres de Markoff. En utilisant notre analyse des longueurs λ, nous donnons une démonstration courte du résultat partiel suivant de Baragar, Button et Schmutz :</text:span></text:p>
      <text:p text:style-name="P81"><text:span text:style-name="T60"/></text:p>
      <text:p text:style-name="P81"><text:span text:style-name="T60">Soit m le plus grand nombre de Markoff dans un triplet et de la forme m = p</text:span><text:span text:style-name="T59">k</text:span><text:span text:style-name="T60"> ou m = 2p</text:span><text:span text:style-name="T59">k</text:span><text:span text:style-name="T60">, o</text:span><text:span text:style-name="T61">`u</text:span><text:span text:style-name="T60"> p est un nombre premier impair, </text:span><text:span text:style-name="T61">alors</text:span><text:span text:style-name="T60"> il détermine l'autre paire de nombres dans le triplet.</text:span></text:p>
      <text:p text:style-name="P84"/>
      <text:p text:style-name="P79"/>
      <text:p text:style-name="P2"/>
      <text:p text:style-name="P32"><text:span text:style-name="T44">5.</text:span><text:span text:style-name="T43"> </text:span><text:span text:style-name="T25">William Goldman, Greg Mcshane, George Stantchev, Ser Peow Tan  Automorphisms of two-generator free groups and spaces of isometric actions on the hyperbolic plane  </text:span><text:span text:style-name="T27">Memoirs AMS Number 1249</text:span><text:span text:style-name="T25">, 2019.</text:span></text:p>
      <text:p text:style-name="P204"/>
      <text:p text:style-name="P205">Nous étudions l'espace des actions du groupe libre à 2 générateurs sur l'espace hyperbolique de dimension 3 préservant l’orientation. L'action du groupe d'automorphismes du groupe libre agit sur cet espace et il y a un sous ensemble invariant qui consiste en les actions du groupe libre qui préservent un plan hyperbolique sans préserver son orientation. Nous montrons que ce système est conjugué à une action sur l’espace affine de dimension 3 par automorphismes polynomiaux qui admet comme fonction invariante une certaine cubique et préserve également une forme différentielle sur les surfaces de niveau. La dynamique de ce système se décompose de la maniéré suivante: le domaine de discontinuité est non vide et est constitué des représentations géométriques du groupe libre à savoir les monodromies de structures hyperboliques sur un plan projectif avec cuspes ou de structures hyperbolique sur une bouteille de Klein trouée. Nous étudions l’ergodicité de l'action et mettons en évidence un phénomène inattendu qui n'existe pas pour les structures orientables : la représentation diédrale est approchée par des représentations géométriques.</text:p>
      <text:p text:style-name="P198"/>
      <text:p text:style-name="P26"/>
      <text:p text:style-name="P49"/>
      <text:p text:style-name="P207"/>
      <text:p text:style-name="P23"><text:bookmark-start text:name="E1143"/><text:bookmark-start text:name="E1142"/><text:bookmark-start text:name="E1151"/><text:bookmark-start text:name="E1152"/><text:bookmark-start text:name="E1153"/><text:bookmark-start text:name="E1154"/><text:bookmark-start text:name="E1155"/><text:bookmark-start text:name="E1156"/><text:bookmark-start text:name="E1165"/><text:bookmark-start text:name="E11651"/><text:bookmark-start text:name="E1166"/><text:bookmark-start text:name="E1167"/><text:bookmark-start text:name="E1168"/><text:bookmark-start text:name="E1169"/><text:soft-page-break/><text:span text:style-name="T13">Encadrement doctoral</text:span><text:span text:style-name="T4"> </text:span></text:p>
      <text:list xml:id="list939428057" text:style-name="WW8Num8">
        <text:list-item>
          <text:p text:style-name="P116">2020 cours de “Geometry and topology of surfaces and their moduli” </text:p>
        </text:list-item>
        <text:list-item>
          <text:p text:style-name="P120"><text:span text:style-name="T4">Depuis 1/9/2021 : co-direction de la thèse de </text:span><text:span text:style-name="T1">Yibo Zhang</text:span><text:span text:style-name="T4">, soutenue le </text:span><text:span text:style-name="T1">5/4/24</text:span></text:p>
        </text:list-item>
        <text:list-item>
          <text:p text:style-name="P126"><text:span text:style-name="T4">1/1/2019-25/4/23 : co-direction de la thèse <text:s/></text:span><text:span text:style-name="T1">Diptaishik Choudhury</text:span><text:span text:style-name="T4"> (co-encadrement avec Pr. Schlenker Université de Luxembourg), soutenue le </text:span><text:span text:style-name="T1">25/4/23</text:span></text:p>
        </text:list-item>
      </text:list>
      <text:p text:style-name="P141"/>
      <text:p text:style-name="P143">Diffusion et valorisation </text:p>
      <text:p text:style-name="P142">Activités éditoriales </text:p>
      <text:p text:style-name="P141">Depuis 2017, je suis membre du comité de rédaction des Annales de l'Institut Fourier. </text:p>
      <text:p text:style-name="P96">Expertise </text:p>
      <text:list xml:id="list4153414727" text:style-name="WW8Num4">
        <text:list-item>
          <text:p text:style-name="P136">Expert pour l'agence nationale de recherche suisse (Swiss National Science Foundation)</text:p>
          <text:list>
            <text:list-item>
              <text:p text:style-name="P172">evaluation des équipes et ECs</text:p>
            </text:list-item>
          </text:list>
        </text:list-item>
        <text:list-item>
          <text:p text:style-name="P121">Expert pour Banff International Research Station</text:p>
        </text:list-item>
        <text:list-item>
          <text:p text:style-name="P127">Expert auprès de FNR, Luxembourg.</text:p>
        </text:list-item>
      </text:list>
      <text:p text:style-name="P180">Novembre 2015- <text:s/>expert chargé de l’évaluation des projets déposés dans le cadre de PRIDE Doctoral Training Programme, Luxembourg (écoles doctorales de l'université de Luxembourg) :</text:p>
      <text:list xml:id="list4208447027" text:style-name="WW8Num7">
        <text:list-item>
          <text:p text:style-name="P181">rédaction des rapports sur les soumissions</text:p>
        </text:list-item>
        <text:list-item>
          <text:p text:style-name="P182">entretiens avec les candidats sur place</text:p>
        </text:list-item>
        <text:list-item>
          <text:p text:style-name="P183">discussion et rédaction des synthèses.</text:p>
        </text:list-item>
      </text:list>
      <text:p text:style-name="P184"/>
      <text:list xml:id="list184822371728450" text:continue-list="list4153414727" text:style-name="WW8Num4">
        <text:list-item>
          <text:p text:style-name="P135"><text:span text:style-name="T4">Expert pour la COFECUB </text:span><text:span text:style-name="T45">https://www.campusfrance.org/fr/cofec</text:span></text:p>
          <text:list>
            <text:list-item>
              <text:p text:style-name="P175">évaluation de demandes de bourse de thèse et frais associés à des coopérations scientifiques avec le Bresil</text:p>
            </text:list-item>
          </text:list>
        </text:list-item>
      </text:list>
      <text:p text:style-name="P7"><text:soft-page-break/></text:p>
      <text:p text:style-name="P23"><text:span text:style-name="T13">Participation à des jurys de thèse et de HDR </text:span></text:p>
      <text:list xml:id="list3372696315" text:style-name="WW8Num2">
        <text:list-item>
          <text:p text:style-name="P117">Clément Berat, Géométrie des variétés de représentations dans des groupes de Lie résolubles et géométrie en dimension 3, 4/12/21, UGA</text:p>
        </text:list-item>
        <text:list-item>
          <text:p text:style-name="P128">Andrea Seppi, Problèmes de Plateau asymptotiques, leurs généralisations et applications aux structures g ́eom ́etriques, 24/4/24, UGA</text:p>
        </text:list-item>
      </text:list>
      <text:p text:style-name="P185"/>
      <text:p text:style-name="P23"><text:span text:style-name="T13">Diffusion du savoir <text:line-break/><text:line-break/></text:span><text:span text:style-name="T4">4/9 – 6/12 2019, participation semestre Illustrating Mathematics ICERM, Brown University, Providence, RI, USA</text:span></text:p>
      <text:list xml:id="list184821438593132" text:continue-numbering="true" text:style-name="WW8Num2">
        <text:list-item>
          <text:p text:style-name="P115"><text:span text:style-name="T4">3 pièces acceptées pour l'exposition : Math+Art, Granoff Center, Providence 18/11/2019 – 24/11/2019</text:span></text:p>
        </text:list-item>
        <text:list-item>
          <text:p text:style-name="P122">2 articles dans le livre Illustrating Mathematics publié par l’AMS</text:p>
        </text:list-item>
        <text:list-item>
          <text:p text:style-name="P128">présentations et encadrement des étudiants au FabLab MSTIC, UGA </text:p>
        </text:list-item>
      </text:list>
      <text:p text:style-name="P143"/>
      <text:p text:style-name="P143">Organisation de colloques, conférences, journées d'étude</text:p>
      <text:list xml:id="list1557345815" text:style-name="WW8Num6">
        <text:list-item>
          <text:p text:style-name="P118">Organisateur : Special session 26 Combinatorial and Computational Aspects of Topology, AMS-EMS-SMF 2022 - 18-22 July, 2022 - Grenoble - UGA</text:p>
        </text:list-item>
        <text:list-item>
          <text:p text:style-name="P129">Co organisateur : Winter School Billiards, <text:s/>15-21 janvier 2022, Autrans</text:p>
        </text:list-item>
      </text:list>
      <text:p text:style-name="P141"/>
      <text:p text:style-name="P101">Participation à un réseau de recherche</text:p>
      <text:list xml:id="list2504096448" text:style-name="WW8Num12">
        <text:list-item>
          <text:p text:style-name="P138">2014 - : GDR tresses (directeur 2016-2020)</text:p>
        </text:list-item>
        <text:list-item>
          <text:p text:style-name="P132">2011 - : membre GEAR- http://gear.math.illinois.edu/ </text:p>
        </text:list-item>
      </text:list>
      <text:p text:style-name="P141"/>
      <text:p text:style-name="P144"><text:soft-page-break/>Invitations dans des universités étrangères.</text:p>
      <text:list xml:id="list2681040930" text:style-name="WW8Num3">
        <text:list-item>
          <text:p text:style-name="P119">Janvier 2024 professeur invité, Université d’Oxford</text:p>
        </text:list-item>
        <text:list-item>
          <text:p text:style-name="P130">Juillet <text:s/>2023 professeur invité, Tokyo Institute Technology.</text:p>
        </text:list-item>
      </text:list>
      <text:p text:style-name="P141"/>
      <text:p text:style-name="P102">Animation d’équipe </text:p>
      <text:p text:style-name="P102">Fonctions locales : Topologie eFfective et calcUl (ToFu)</text:p>
      <text:p text:style-name="P141">Je suis porteur de projet et responsable de l’équipe Tofu est une équipe action financée par le LabEx PERSYVAL https://persyval-lab.org/en/ToFu.</text:p>
      <text:p text:style-name="P23"><text:span text:style-name="T1">Composition :</text:span><text:span text:style-name="T4"> 8 chercheurs (2 CNRS + 6 EC), 2 doctorants.</text:span></text:p>
      <text:p text:style-name="P23"><text:span text:style-name="T1">Budget :</text:span><text:span text:style-name="T4"> 200K euros sur 3 ans</text:span></text:p>
      <text:p text:style-name="P43"><text:span text:style-name="T4">L’équipe est constituée de 8 chercheurs dans 2 laboratoires sur le campus de l'UGA - <text:s/>Institut Fourier (mathématiques pures) et G-SCOP (informatique). Le but de ce projet est de combiner les connaissances des mathématiciens théoriciens et des informaticiens afin d'étudier des questions de géométrie qui ont un caractère combinatoire et algorithmique. Plus précisément, la compréhension des longueurs de géodésiques simples fermées et du groupe de classes cartographiques d'une surface nécessite de nombreux outils analytiques issus de la géométrie hyperbolique et de la théorie de Teichmüller mais a également une approche algorithmique. Du côté analytique, nous espérons étendre les inégalités entre l'entropie des difféomorphismes et les invariants hyperboliques à d'autres problèmes et les relier à des problèmes combinatoires de graphes de courbes, etc. Du côté efficace, nous développons et utilisons des programmes pour explorer la combinatoire du divers graphes que l'on peut associer à une surface</text:span><text:span text:style-name="T7">.</text:span></text:p>
      <text:p text:style-name="P103">Activités scientifiques de l’équipe:</text:p>
      <text:p text:style-name="P148">- séminaire commun</text:p>
      <text:p text:style-name="P148">- M2R Théorie Géométrique des groupes et géométrie hyperbolique 2020-21</text:p>
      <text:p text:style-name="P148"><text:soft-page-break/>- organisation session parallèle congrès AMS-SMF-EMS, Grenoble 2022</text:p>
      <text:p text:style-name="P148"/>
      <text:p text:style-name="P102">Fonctions Nationales</text:p>
      <text:p text:style-name="P99">2016-2020 : Directeur du GDR Tresse ( Unité CNRS GDR 2105) http://tresses.math.cnrs.fr/</text:p>
      <text:p text:style-name="P98">Responsable :</text:p>
      <text:list xml:id="list3364775060" text:style-name="WW8Num10">
        <text:list-item>
          <text:p text:style-name="P139">du budget de 18K euros/an,</text:p>
        </text:list-item>
        <text:list-item>
          <text:p text:style-name="P124">de la diffusion des annonces pour les manifestation,</text:p>
        </text:list-item>
        <text:list-item>
          <text:p text:style-name="P133">coordination des équipes.</text:p>
        </text:list-item>
      </text:list>
      <text:p text:style-name="P98">Le GDR comprend 18 équipes de mathématiques et 2 d’informatique, 120 chercheurs, réparties sur tout le territoire. Le GDR a comme rôle :</text:p>
      <text:list xml:id="list685848145" text:style-name="WW8Num9">
        <text:list-item>
          <text:p text:style-name="P178">de soutenir des jeunes chercheurs,</text:p>
        </text:list-item>
        <text:list-item>
          <text:p text:style-name="P174">de désenclaver des petites équipes de recherche ou des chercheurs isolés,</text:p>
        </text:list-item>
        <text:list-item>
          <text:p text:style-name="P177">renforcer la visibilité internationale de la recherche en France dans les thèmes du GDR.</text:p>
        </text:list-item>
      </text:list>
      <text:p text:style-name="P98">Le GDR organise deux colloques chaque année. Il finance aussi des déplacements de jeunes chercheurs entre les différentes équipes, mais aussi vers d’autres destinations (colloques internationaux).</text:p>
      <text:p text:style-name="P98">Voici quelques organisations d'ateliers et journées :</text:p>
      <text:list xml:id="list2250336132" text:style-name="WW8Num5">
        <text:list-item>
          <text:p text:style-name="P137">Winterbraids (Lille 2016, Caen 2017, Marseille 2018, Reims 2019).</text:p>
        </text:list-item>
        <text:list-item>
          <text:p text:style-name="P123">Journées de topologie en petite dimension (Lyon 2016-2020).</text:p>
        </text:list-item>
        <text:list-item>
          <text:p text:style-name="P123">Colloque Inter'Actions en Mathématiques 2019, 20-24 mai 2019 Bordeaux</text:p>
        </text:list-item>
        <text:list-item>
          <text:p text:style-name="P123">Journées Normandes en Topologie 21 au 23 octobre 2019 -- Caen</text:p>
        </text:list-item>
        <text:list-item>
          <text:p text:style-name="P123">Teichmüller Theory: Classical, Higher, Super and Quantum CIRM 2020</text:p>
        </text:list-item>
        <text:list-item>
          <text:p text:style-name="P131">Complex Hyperbolic Geometry and Related Topic 2021 (rapporté à cause du COVID)</text:p>
        </text:list-item>
      </text:list>
      <text:p text:style-name="P187"/>
      <text:p text:style-name="P109"><text:soft-page-break/><text:span text:style-name="T14">Responsabilités collectives</text:span></text:p>
      <text:p text:style-name="P73"/>
      <text:p text:style-name="P150">Commission de recherche UFR IM2AG.</text:p>
      <text:p text:style-name="P148">Membre depuis 2023 : Evaluation et classement <text:s/>des dossiers de demandes </text:p>
      <text:list xml:id="list184823047411115" text:continue-numbering="true" text:style-name="WW8Num5">
        <text:list-item>
          <text:p text:style-name="P137">de mobilité (délégations CNRS, INRIA, CRCT)</text:p>
        </text:list-item>
        <text:list-item>
          <text:p text:style-name="P131">de promotions EC.</text:p>
        </text:list-item>
      </text:list>
      <text:p text:style-name="P1"><text:span text:style-name="T4">L’</text:span><text:span text:style-name="T1">UFR IM²AG</text:span><text:span text:style-name="T4"> rassemble les enseignants-chercheurs de trois disciplines :</text:span></text:p>
      <text:list xml:id="list184821148174187" text:continue-numbering="true" text:style-name="WW8Num5">
        <text:list-item>
          <text:p text:style-name="P137">Informatique</text:p>
        </text:list-item>
        <text:list-item>
          <text:p text:style-name="P123">Mathématiques</text:p>
        </text:list-item>
        <text:list-item>
          <text:p text:style-name="P131">Mathématiques Appliquées</text:p>
        </text:list-item>
      </text:list>
      <text:p text:style-name="P148">au total 180 enseignants et enseignants-chercheurs.</text:p>
      <text:p text:style-name="P186"/>
      <text:p text:style-name="P44"><text:span text:style-name="T1">Commission de l’IRGA du pôle MSTIC<text:line-break/><text:line-break/></text:span><text:span text:style-name="T4">Membre depuis 2023 : Evaluation et classement <text:s/>des dossiers de demandes de financement</text:span></text:p>
      <text:list xml:id="list184823206794492" text:continue-numbering="true" text:style-name="WW8Num5">
        <text:list-item>
          <text:p text:style-name="P140">des <text:s/>bourses de thèse</text:p>
        </text:list-item>
        <text:list-item>
          <text:p text:style-name="P125">des post docs</text:p>
        </text:list-item>
        <text:list-item>
          <text:p text:style-name="P134">de equipement <text:s/>et voyages <text:line-break/></text:p>
        </text:list-item>
      </text:list>
      <text:p text:style-name="P10"><text:span text:style-name="T4">L’appel à projets </text:span><text:span text:style-name="T46">Initiatives de recherche à Grenoble Alpes (IRGA) </text:span><text:span text:style-name="T4">s’adresse à l’ensemble de la communauté scientifique et académique (chercheurs, enseignants-chercheurs) de l’UGA, sans restriction en termes de disciplines ou de méthodologie. Je suis membre, missionné par le LabEx PersyVal pour évaluer les projets exploratoires et émergents au pôle MSTIC (mathématiques, sciences et technologies de l’information et de la communication</text:span><text:span text:style-name="T46">).</text:span></text:p>
      <text:p text:style-name="P160"><text:soft-page-break/><text:span text:style-name="T67">Autres informations </text:span></text:p>
      <text:p text:style-name="P97">Le 5/4/2021 <text:s/>j’ai été victime d’un accident de la route avec hospitalisation pour une triple fracture de l'humérus :</text:p>
      <text:list xml:id="list184821750736603" text:continue-list="list1535132062" text:style-name="WW8Num11">
        <text:list-item>
          <text:p text:style-name="P179">4 mois de congé maladie</text:p>
        </text:list-item>
        <text:list-item>
          <text:p text:style-name="P173">9 mois de travail à temps partiel therapeutique à 60%</text:p>
        </text:list-item>
        <text:list-item>
          <text:p text:style-name="P176">interdiction de donner des cours magistraux pendant réeducation.<text:line-break/></text:p>
        </text:list-item>
      </text:list>
      <text:p text:style-name="P15"><text:span text:style-name="T4">Dossier suivi par </text:span><text:span text:style-name="T20">Sylvie </text:span><text:span text:style-name="T22">Pocholle</text:span><text:span text:style-name="T21">, </text:span><text:span text:style-name="T47">Gestionnaire RH, </text:span><text:span text:style-name="T21">Mission Santé et Qualité de vie au travail, UGA.</text:span></text:p>
      <text:p text:style-name="P18"/>
      <text:p text:style-name="P14"/>
      <text:p text:style-name="P14"/>
      <text:p text:style-name="P40"/>
      <text:p text:style-name="P39"/>
      <text:p text:style-name="P39"/>
      <text:p text:style-name="P105"/>
      <text:p text:style-name="P105"/>
      <text:p text:style-name="P105"/>
      <text:p text:style-name="P105"/>
      <text:p text:style-name="P105"/>
      <text:p text:style-name="P105"/>
      <text:p text:style-name="P105"><text:soft-page-break/>ANNEXE : <text:s/>Tableau des enseignements</text:p>
      <text:p text:style-name="P39"/>
      <table:table table:name="Table1" table:style-name="Table1">
        <table:table-column table:style-name="Table1.A" table:number-columns-repeated="3"/>
        <table:table-column table:style-name="Table1.D"/>
        <table:table-column table:style-name="Table1.A" table:number-columns-repeated="3"/>
        <table:table-column table:style-name="Table1.H"/>
        <table:table-row table:style-name="Table1.1">
          <table:table-cell table:style-name="Table1.A1" office:value-type="string">
            <text:p text:style-name="P161">Année</text:p>
          </table:table-cell>
          <table:table-cell table:style-name="Table1.A1" office:value-type="string">
            <text:p text:style-name="P161">Niveau</text:p>
          </table:table-cell>
          <table:table-cell table:style-name="Table1.A1" office:value-type="string">
            <text:p text:style-name="P161">Diplôme</text:p>
          </table:table-cell>
          <table:table-cell table:style-name="Table1.A1" office:value-type="string">
            <text:p text:style-name="P161">Intitulé</text:p>
          </table:table-cell>
          <table:table-cell table:style-name="Table1.A1" office:value-type="string">
            <text:p text:style-name="P161">Type</text:p>
          </table:table-cell>
          <table:table-cell table:style-name="Table1.A1" office:value-type="string">
            <text:p text:style-name="P161">Nature</text:p>
          </table:table-cell>
          <table:table-cell table:style-name="Table1.A1" office:value-type="string">
            <text:p text:style-name="P161">Effectifs</text:p>
          </table:table-cell>
          <table:table-cell table:style-name="Table1.A1" office:value-type="string">
            <text:p text:style-name="P161">Volume</text:p>
          </table:table-cell>
        </table:table-row>
        <table:table-row table:style-name="Table1.2">
          <table:table-cell table:style-name="Table1.A1" office:value-type="string">
            <text:p text:style-name="P162">2020</text:p>
          </table:table-cell>
          <table:table-cell table:style-name="Table1.A1" office:value-type="string">
            <text:p text:style-name="P162">L1</text:p>
          </table:table-cell>
          <table:table-cell table:style-name="Table1.A1" office:value-type="string">
            <text:p text:style-name="P163"/>
          </table:table-cell>
          <table:table-cell table:style-name="Table1.A1" office:value-type="string">
            <text:p text:style-name="P152">MAT103</text:p>
          </table:table-cell>
          <table:table-cell table:style-name="Table1.A1" office:value-type="string">
            <text:p text:style-name="P162">formation initiale</text:p>
          </table:table-cell>
          <table:table-cell table:style-name="Table1.A1" office:value-type="string">
            <text:p text:style-name="P162">TD</text:p>
          </table:table-cell>
          <table:table-cell table:style-name="Table1.A1" office:value-type="string">
            <text:p text:style-name="P162">33</text:p>
          </table:table-cell>
          <table:table-cell table:style-name="Table1.A1" office:value-type="string">
            <text:p text:style-name="P162">63</text:p>
          </table:table-cell>
        </table:table-row>
        <table:table-row table:style-name="Table1.1">
          <table:table-cell table:style-name="Table1.A1" office:value-type="string">
            <text:p text:style-name="P162">2020</text:p>
          </table:table-cell>
          <table:table-cell table:style-name="Table1.A1" office:value-type="string">
            <text:p text:style-name="P162">L2</text:p>
          </table:table-cell>
          <table:table-cell table:style-name="Table1.A1" office:value-type="string">
            <text:p text:style-name="P163"/>
          </table:table-cell>
          <table:table-cell table:style-name="Table1.A1" office:value-type="string">
            <text:p text:style-name="P162">MAT402</text:p>
          </table:table-cell>
          <table:table-cell table:style-name="Table1.A1" office:value-type="string">
            <text:p text:style-name="P78">formation initiale</text:p>
          </table:table-cell>
          <table:table-cell table:style-name="Table1.A1" office:value-type="string">
            <text:p text:style-name="P78">TD/distanciel</text:p>
          </table:table-cell>
          <table:table-cell table:style-name="Table1.A1" office:value-type="string">
            <text:p text:style-name="P162">30</text:p>
          </table:table-cell>
          <table:table-cell table:style-name="Table1.A1" office:value-type="string">
            <text:p text:style-name="P162">36</text:p>
          </table:table-cell>
        </table:table-row>
        <table:table-row table:style-name="Table1.1">
          <table:table-cell table:style-name="Table1.A1" office:value-type="string">
            <text:p text:style-name="P162">2021-2023</text:p>
          </table:table-cell>
          <table:table-cell table:style-name="Table1.A1" office:value-type="string">
            <text:p text:style-name="P162">L2</text:p>
          </table:table-cell>
          <table:table-cell table:style-name="Table1.A1" office:value-type="string">
            <text:p text:style-name="P163"/>
          </table:table-cell>
          <table:table-cell table:style-name="Table1.A1" office:value-type="string">
            <text:p text:style-name="P162">MAT305</text:p>
          </table:table-cell>
          <table:table-cell table:style-name="Table1.A1" office:value-type="string">
            <text:p text:style-name="P78">formation initiale</text:p>
          </table:table-cell>
          <table:table-cell table:style-name="Table1.A1" office:value-type="string">
            <text:p text:style-name="P162">TD</text:p>
          </table:table-cell>
          <table:table-cell table:style-name="Table1.A1" office:value-type="string">
            <text:p text:style-name="P163"/>
          </table:table-cell>
          <table:table-cell table:style-name="Table1.A1" office:value-type="string">
            <text:p text:style-name="P162">36</text:p>
          </table:table-cell>
        </table:table-row>
        <table:table-row table:style-name="Table1.5">
          <table:table-cell table:style-name="Table1.A1" office:value-type="string">
            <text:p text:style-name="P162">2020-2022</text:p>
          </table:table-cell>
          <table:table-cell table:style-name="Table1.A1" office:value-type="string">
            <text:p text:style-name="P162">L3</text:p>
          </table:table-cell>
          <table:table-cell table:style-name="Table1.A1" office:value-type="string">
            <text:p text:style-name="P163"/>
          </table:table-cell>
          <table:table-cell table:style-name="Table1.A1" office:value-type="string">
            <text:p text:style-name="P108">Programmation de méthodes numériques</text:p>
          </table:table-cell>
          <table:table-cell table:style-name="Table1.A1" office:value-type="string">
            <text:p text:style-name="P78">formation initiale</text:p>
          </table:table-cell>
          <table:table-cell table:style-name="Table1.A1" office:value-type="string">
            <text:p text:style-name="P162">Cours/TP</text:p>
          </table:table-cell>
          <table:table-cell table:style-name="Table1.A1" office:value-type="string">
            <text:p text:style-name="P162">18</text:p>
          </table:table-cell>
          <table:table-cell table:style-name="Table1.A1" office:value-type="string">
            <text:p text:style-name="P162">32</text:p>
          </table:table-cell>
        </table:table-row>
        <table:table-row table:style-name="Table1.1">
          <table:table-cell table:style-name="Table1.A1" office:value-type="string">
            <text:p text:style-name="P162">2021-2023</text:p>
          </table:table-cell>
          <table:table-cell table:style-name="Table1.A1" office:value-type="string">
            <text:p text:style-name="P162">L3</text:p>
          </table:table-cell>
          <table:table-cell table:style-name="Table1.A1" office:value-type="string">
            <text:p text:style-name="P163"/>
          </table:table-cell>
          <table:table-cell table:style-name="Table1.A1" office:value-type="string">
            <text:p text:style-name="P164">Introduction à la modélisation numérique </text:p>
          </table:table-cell>
          <table:table-cell table:style-name="Table1.A1" office:value-type="string">
            <text:p text:style-name="P78">formation initiale</text:p>
          </table:table-cell>
          <table:table-cell table:style-name="Table1.A1" office:value-type="string">
            <text:p text:style-name="P162">TD/TP</text:p>
          </table:table-cell>
          <table:table-cell table:style-name="Table1.A1" office:value-type="string">
            <text:p text:style-name="P162">20</text:p>
          </table:table-cell>
          <table:table-cell table:style-name="Table1.A1" office:value-type="string">
            <text:p text:style-name="P162">36</text:p>
          </table:table-cell>
        </table:table-row>
        <table:table-row table:style-name="Table1.7">
          <table:table-cell table:style-name="Table1.A1" office:value-type="string">
            <text:p text:style-name="P162">2021</text:p>
          </table:table-cell>
          <table:table-cell table:style-name="Table1.A1" office:value-type="string">
            <text:p text:style-name="P162">M1</text:p>
          </table:table-cell>
          <table:table-cell table:style-name="Table1.A1" office:value-type="string">
            <text:p text:style-name="P163"/>
          </table:table-cell>
          <table:table-cell table:style-name="Table1.A1" office:value-type="string">
            <text:p text:style-name="P153">Analyse fonctionnelle</text:p>
          </table:table-cell>
          <table:table-cell table:style-name="Table1.A1" office:value-type="string">
            <text:p text:style-name="P78">formation initiale</text:p>
          </table:table-cell>
          <table:table-cell table:style-name="Table1.A1" office:value-type="string">
            <text:p text:style-name="P162">TD/distanciel</text:p>
          </table:table-cell>
          <table:table-cell table:style-name="Table1.A1" office:value-type="string">
            <text:p text:style-name="P162">20</text:p>
          </table:table-cell>
          <table:table-cell table:style-name="Table1.A1" office:value-type="string">
            <text:p text:style-name="P163"/>
          </table:table-cell>
        </table:table-row>
        <table:table-row table:style-name="Table1.1">
          <table:table-cell table:style-name="Table1.A1" office:value-type="string">
            <text:p text:style-name="P78">2020-2022</text:p>
          </table:table-cell>
          <table:table-cell table:style-name="Table1.A1" office:value-type="string">
            <text:p text:style-name="P162">L3</text:p>
          </table:table-cell>
          <table:table-cell table:style-name="Table1.A1" office:value-type="string">
            <text:p text:style-name="P163"/>
          </table:table-cell>
          <table:table-cell table:style-name="Table1.A1" office:value-type="string">
            <text:p text:style-name="P162">ENSGL</text:p>
          </table:table-cell>
          <table:table-cell table:style-name="Table1.A1" office:value-type="string">
            <text:p text:style-name="P78">formation initiale</text:p>
          </table:table-cell>
          <table:table-cell table:style-name="Table1.A1" office:value-type="string">
            <text:p text:style-name="P162">Cours/distanciel</text:p>
          </table:table-cell>
          <table:table-cell table:style-name="Table1.A1" office:value-type="string">
            <text:p text:style-name="P162">6</text:p>
          </table:table-cell>
          <table:table-cell table:style-name="Table1.A1" office:value-type="string">
            <text:p text:style-name="P165">48</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
      <text:p text:style-name="P39"/>
      <text:p text:style-name="P188"/>
      <text:p text:style-name="P107"/>
      <text:p text:style-name="P105"/>
      <text:p text:style-name="P105"/>
      <text:p text:style-name="P105"/>
      <text:p text:style-name="P105"><text:soft-page-break/>ANNEXE : Liste classée des publications</text:p>
      <text:p text:style-name="P100">Suivant les consignes j’ai inclus certains puublications de 2019 <text:span text:style-name="T72">compte tenu de </text:span><text:s/>mes congés maladie suite à l’accident de la route dont j’ai été victime.<text:line-break/></text:p>
      <text:p text:style-name="P104">Articles dans revues internationales à comité de lecture</text:p>
      <text:p text:style-name="P100">H. Masai, G. Mcshane, On systoles and ortho spectrum rigidity, Mathematische Annalen 385(1-2):1-21 (2022), DOI:10.1007/s00208-022-02365-0</text:p>
      <text:p text:style-name="P149">G. McShane Geodesic intersections and isoxial Fuchsian groups. Annales de la faculté des sciences de Toulouse Mathématiques Tome XXVIII, no 3 , p. 471-489 (2019)</text:p>
      <text:p text:style-name="P15"><text:span text:style-name="T4">William Goldman, Greg McShane, George Stantchev, Ser Peow Tan. Automorphisms of two-generator free groups and spaces of isometric actions on the hyperbolic plane, Memoirs of the AMS, (number 1249), 78 pages, ISBN: 1470436140, (2019)</text:span><text:span text:style-name="T7"><text:line-break/></text:span></text:p>
      <text:p text:style-name="P189">Chapitres d’ouvrages</text:p>
      <text:p text:style-name="P52"><text:span text:style-name="T5">G. McShane, Number theory of bi-cuspidal geodesics, Proceedings Geometry of discrete groups and hyperbolic spaces, <text:s/>RIMS Kokyuroku 2219 <text:s/>https://www.kurims.kyoto-u.ac.jp/~kyodo/kokyuroku/contents/2219.html (2021)</text:span></text:p>
      <text:p text:style-name="P149">G. McShane, Mandelbrottle et Dodécaèdre dans Illustrating Mathematics ed Dianna Davis, AMS books (2020)</text:p>
      <text:p text:style-name="P154">Prépublications, articles en cours de soumission</text:p>
      <text:list xml:id="list1308374802" text:style-name="WW8Num24">
        <text:list-item>
          <text:p text:style-name="P157">G. McShane, Eisenstein integers and equilateral ideal triangles, arXiv:2403.14375 [math.GT] (2024)</text:p>
        </text:list-item>
        <text:list-item>
          <text:p text:style-name="P157"><text:s/>Hidetoshi Masai, Greg McShane, Isospectral Configurations in Euclidean and Hyperbolic Geometry arXiv:2308.12109 [math.GT](2023)</text:p>
        </text:list-item>
        <text:list-item>
          <text:p text:style-name="P157"><text:soft-page-break/><text:span text:style-name="T23">G. McShane, Vlad Sergiescu, Geometry of Fermat</text:span>’s sum of squares (soumis, en révision) (2022)</text:p>
        </text:list-item>
        <text:list-item>
          <text:p text:style-name="P157"><text:s/>G. McShane, Convexity and Aigner's Conjectures, <text:s/>arXiv:2101.03316 [math.NT] (soumis, en révision) (2021)</text:p>
        </text:list-item>
        <text:list-item>
          <text:p text:style-name="P159"><text:span text:style-name="T48"><text:s/>G. McShane, R</text:span><text:span text:style-name="T5">ank two free groups and integer points on real cubic surface, arXiv:2003.05967 [math.GT] (2020) (soumis, en révision)</text:span></text:p>
        </text:list-item>
      </text:list>
      <text:p text:style-name="P14"/>
      <text:p text:style-name="P15"><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pan text:style-name="T14"/></text:p>
      <text:p text:style-name="P20"><text:soft-page-break/><text:span text:style-name="T14">ANNEXE : Direction et codirection de thèses</text:span><text:span text:style-name="T15"> </text:span></text:p>
      <text:p text:style-name="P156">Co encadrement de <text:s/>2 thèses depuis 2020</text:p>
      <text:list xml:id="list1749795864" text:style-name="WW8Num25">
        <text:list-item>
          <text:p text:style-name="P167">Yibo Zhang, 50 % avec Louis Funar CNRS, UGA</text:p>
        </text:list-item>
        <text:list-item>
          <text:p text:style-name="P167">Diptaishik Choudhury, 50 % avec JM Schlenker, Professeur Univ. de Luxembourg</text:p>
        </text:list-item>
      </text:list>
      <text:p text:style-name="P15"><text:span text:style-name="T6">Yibo Zhang</text:span><text:span text:style-name="T5">, Variétés de Dimension Quatre Admettant Des Fibrations Manifolds of Dimension Four Admitting Fibrations</text:span></text:p>
      <text:p text:style-name="P20">soutenu le <text:s/>5/4/2024<text:span text:style-name="T5"> Institut Fourier, Université Grenoble Alpes</text:span></text:p>
      <text:p text:style-name="P20">Dans sa <text:s/>thèse Yibo examine les propriétés de finitude et de rigidité des variétés de dimension 4 avec des fibrations. Elle se divise en deux parties principales. Tout d'abord, elle analyse la fibration du tore sur la 2-sphère, où le type des singularités est défini par les monodromies autour des fibres singulières. Il est démontré que des fibrations de tore avec le même type de singularités ont des monodromies globales équivalentes, sous certaines conditions, après des transformations appropriées impliquant une fibration de Lefschetz du tore. Cette fibration supplémentaire du tore de Lefschetz est identifiée comme universelle dans certains cas.</text:p>
      <text:p text:style-name="P20">Ensuite, Yibo se posait des questions <text:s/>sur les fibrations holomorphes, où une variété complexe de dimension 2 est projetée sur une surface de Riemann de manière holomorphe. L'objectif est de classifier ces fibrations en cartes holomorphes après la suppression des fibres singulières. Lorsque toutes les monodromies périphériques sont d'ordre infini, il est démontré que la carte holomorphe est une immersion quasi-isométrique avec des paramètres dépendant uniquement des caractéristiques de la surface hyperbolique. De plus, lorsque des conditions supplémentaires sur les monodromies périphériques sont satisfaites, un relèvement est trouvé permettant de plonger quasi-isométriquement un polygone fondamental de la surface hyperbolique dans l'espace de Teichmüller. Enfin, Yibo arrive à donner une amélioration du théorème de finitude de Parshin-Arakelov, démontrant qu'il existe un nombre fini d'homomorphismes de monodromie induits par des courbes holomorphes sous certaines conditions.</text:p>
      <text:p text:style-name="P3"><text:span text:style-name="T6">Diptaishik Choudhury,</text:span><text:span text:style-name="T5"> Measured foliations at infinity and CMC foliations of quasi-Fuchsian manifolds close to the Fuchsian locus</text:span></text:p>
      <text:p text:style-name="P3"/>
      <text:p text:style-name="P6">soutenue le <text:s/>21/4/2023<text:span text:style-name="T5"> Maison Du Nombre of the University of Luxembourg<text:line-break/><text:line-break/></text:span>Diptaishik se concentre sur les variétés hyperboliques de dimension 3 homéomorphes à S × R, appelées variétés quasi-Fuchsiennes, où S est une surface orientable fermée de genre g ≥ 2, c'est-à-dire une surface hyperbolique. Deux questions principales sont étudiées : l'une concerne les feuilletages mesurés à l'infini, et l'autre concerne les feuilletages par des surfaces de courbure moyenne constante.</text:p>
      <text:p text:style-name="P74"/>
      <text:p text:style-name="P3"><text:soft-page-break/>Les feuilletages mesurés à l'infini des variétés quasi-Fuchsiennes sont un analogue naturel, à l'infini, des bending lamunations sur la frontière de leurs <text:s/>coeurs convexes. Étant donné une paire de feuilletages mesurés (F+, F−) remplissant une surface hyperbolique fermée S et étant arationnels, nous démontrons que pour t &gt; 0 suffisamment petit, tF+ et tF− peuvent être réalisés de manière unique en tant que feuilletages mesurés à l'infini d'une variété quasi-Fuchsienne homéomorphe à S × R, qui est suffisamment proche du lieu Fuchsien. Il montre qu'une variété quasi-Fuchsienne proche du lieu Fuchsien peut être déterminée de manière unique par les données des bending laminations de remplissage sur la frontière de son noyau convexe. Nous donnons également une version du théorème dans la géométrie à demi-tube.</text:p>
      <text:p text:style-name="P74"/>
      <text:p text:style-name="P3">Pour la deuxième partie de sa thèse, Diptaishik abord 'une conjecture due à Thurston qui demande si les variétés presque-Fuchsiennes admettent un feuilletage par des surfaces de courbure moyenne constante (CMC). Ici, les variétés presque-Fuchsiennes sont définies comme des variétés quasi-Fuchsiennes qui contiennent une unique surface minimale avec des courbures principales dans (−1, 1) et il est connu que, en général, les variétés quasi-Fuchsiennes ne sont pas feuilletées par des surfaces de CMC bien que leurs extrémités le soient. Nous prouvons que les variétés presque-Fuchsiennes qui sont suffisamment proches d'être Fuchsiennes sont en effet foliées de manière monotonique par des surfaces de courbure moyenne constante.</text:p>
      <text:p text:style-name="P74"/>
      <text:p text:style-name="P74"><text:s text:c="2"/></text:p>
      <text:p text:style-name="P73"/>
      <text:p text:style-name="P75"/>
      <text:p text:style-name="P171"/>
      <text:p text:style-name="P190"/>
      <text:p text:style-name="P30"/>
      <text:p text:style-name="P53"/>
      <text:p text:style-name="P53"/>
      <text:p text:style-name="P8"/>
      <text:p text:style-name="P54"/>
      <text:p text:style-name="P192"/>
      <text:p text:style-name="P193"/>
      <text:p text:style-name="P55"/>
      <text:p text:style-name="P194"/>
      <text:p text:style-name="P31"><text:bookmark-end text:name="E1143"/><text:bookmark-end text:name="E1142"/><text:bookmark-end text:name="E1151"/><text:bookmark-end text:name="E1152"/><text:bookmark-end text:name="E1153"/><text:bookmark-end text:name="E1154"/><text:bookmark-end text:name="E1155"/><text:bookmark-end text:name="E1156"/><text:bookmark-end text:name="E1165"/><text:bookmark-end text:name="E11651"/><text:bookmark-end text:name="E1166"/><text:bookmark-end text:name="E1167"/><text:bookmark-end text:name="E1168"/><text:bookmark-end text:name="E1169"/><text:bookmark-end text:name="E11991"/><text:bookmark-end text:name="E12001"/><text:bookmark-end text:name="E1132"/><text:bookmark-end text:name="E1133"/><text:bookmark-end text:name="E1134"/><text:bookmark-end text:name="E1135"/><text:bookmark-end text:name="E1137"/><text:bookmark-end text:name="E1136"/><text:bookmark-end text:name="E1138"/><text:bookmark-end text:name="E1139"/><text:bookmark-end text:name="E1140"/><text:bookmark-end text:name="E1141"/><text:bookmark-end text:name="E1064"/><text:bookmark-end text:name="E1065"/><text:bookmark-end text:name="E1084"/><text:bookmark-end text:name="E1085"/><text:bookmark-end text:name="E1095"/><text:bookmark-end text:name="E1096"/><text:bookmark-end text:name="E1097"/><text:bookmark-end text:name="E1098"/><text:bookmark-end text:name="E1099"/><text:bookmark-end text:name="E1100"/><text:bookmark-end text:name="E1127"/><text:bookmark-end text:name="E1128"/><text:bookmark-end text:name="contents1"/><text:bookmark-end text:name="E1066"/><text:bookmark-end text:name="E1125"/><text:bookmark-end text:name="E1126"/><text:bookmark-end text:name="E11251"/><text:bookmark-end text:name="E11252"/><text:bookmark-end text:name="E1124"/><text:bookmark-end text:name="E1123"/><text:bookmark-end text:name="E1117"/><text:bookmark-end text:name="E1116"/><text:bookmark-end text:name="E1118"/><text:bookmark-end text:name="E1119"/><text:bookmark-end text:name="E1120"/><text:bookmark-end text:name="E1121"/><text:bookmark-end text:name="E1122"/><text:bookmark-end text:name="E1110"/><text:bookmark-end text:name="E1111"/><text:bookmark-end text:name="E1112"/><text:bookmark-end text:name="E1113"/><text:bookmark-end text:name="E1114"/><text:bookmark-end text:name="E1115"/><text:bookmark-end text:name="E1105"/><text:bookmark-end text:name="E1104"/><text:bookmark-end text:name="E1107"/><text:bookmark-end text:name="E1108"/><text:bookmark-end text:name="E1109"/><text:bookmark-end text:name="E1103"/><text:bookmark-end text:name="E1102"/><text:bookmark-end text:name="E1101"/><text:bookmark-end text:name="E11011"/><text:bookmark-end text:name="E1093"/><text:bookmark-end text:name="E1094"/><text:bookmark-end text:name="E1092"/><text:bookmark-end text:name="E10921"/><text:bookmark-end text:name="E1091"/><text:bookmark-end text:name="E1090"/><text:bookmark-end text:name="E1088"/><text:bookmark-end text:name="E1089"/><text:bookmark-end text:name="E1082"/><text:bookmark-end text:name="E1083"/><text:bookmark-end text:name="E1080"/><text:bookmark-end text:name="E1081"/><text:bookmark-end text:name="E1078"/><text:bookmark-end text:name="E1079"/><text:bookmark-end text:name="E1076"/><text:bookmark-end text:name="E1077"/><text:bookmark-end text:name="E1074"/><text:bookmark-end text:name="E1075"/><text:bookmark-end text:name="E1073"/><text:bookmark-end text:name="E10731"/><text:bookmark-end text:name="E1069"/><text:bookmark-end text:name="E1070"/><text:bookmark-end text:name="E1071"/><text:bookmark-end text:name="E1072"/><text:bookmark-end text:name="E1063"/><text:bookmark-end text:name="E1063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OpenSymbol" svg:font-family="OpenSymbol, 'Arial Unicode MS'"/>
    <style:font-face style:name="Arial2" svg:font-family="Arial" style:font-pitch="variable"/>
    <style:font-face style:name="Calibri1" svg:font-family="Calibri" style:font-pitch="variable"/>
    <style:font-face style:name="Georgia1" svg:font-family="Georgia" style:font-pitch="variable"/>
    <style:font-face style:name="LiberationSerif1" svg:font-family="LiberationSerif, 'Times New Roman'" style:font-pitch="variable"/>
    <style:font-face style:name="Linux Libertine G" svg:font-family="'Linux Libertine G'" style:font-pitch="variable"/>
    <style:font-face style:name="Old Standard TT1" svg:font-family="'Old Standard TT'" style:font-pitch="variable"/>
    <style:font-face style:name="OpenSymbol2"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Serif" svg:font-family="LiberationSerif, 'Times New Roman'"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zh" style:country-asian="CN" style:font-name-complex="Linux Libertine G" style:font-family-complex="'Linux Libertine G'"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Linux Libertine G" style:font-family-asian="'Linux Libertine G'" style:font-pitch-asian="variable" style:font-size-asian="14pt" style:font-name-complex="Linux Libertine G" style:font-family-complex="'Linux Libertine G'"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O-normal7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zh" style:country-asian="CN" style:font-name-complex="Linux Libertine G" style:font-family-complex="'Linux Libertine G'"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77" style:next-style-name="Standard" style:default-outline-level="1"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77" style:next-style-name="Standard" style:default-outline-level="2" style:class="text">
      <style:paragraph-properties fo:margin-left="0.4in" fo:margin-right="0in" fo:margin-top="0.1665in" fo:margin-bottom="0.0835in" style:contextual-spacing="false" fo:line-height="100%" fo:orphans="0" fo:widows="0" fo:text-indent="-0.4in" style:auto-text-indent="false" fo:keep-with-next="always"/>
      <style:text-properties style:text-position="0% 1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style>
    <style:style style:name="Heading_20_3" style:display-name="Heading 3" style:family="paragraph" style:parent-style-name="LO-normal77" style:next-style-name="Standard" style:default-outline-level="3"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77" style:next-style-name="Standard" style:default-outline-level="4"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77" style:next-style-name="Standard" style:default-outline-level="5"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77" style:next-style-name="Standard" style:default-outline-level="6"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LO-normal77" style:next-style-name="Standard"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77" style:next-style-name="Standard"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pitch-asian="variable" style:font-size-asian="24pt" style:font-style-asian="italic" style:font-name-complex="Georgia1" style:font-family-complex="Georgia"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2z1" style:family="text">
      <style:text-properties style:font-name="Wingdings 2" fo:font-family="'Wingdings 2'" style:font-charset="x-symbol" style:text-underline-style="none" style:font-name-complex="Wingdings 2" style:font-family-complex="'Wingdings 2'" style:font-charset-complex="x-symbol"/>
    </style:style>
    <style:style style:name="WW8Num2z2" style:family="text">
      <style:text-properties style:font-name="OpenSymbol" fo:font-family="OpenSymbol, 'Arial Unicode MS'" style:text-underline-style="none" style:font-name-complex="OpenSymbol" style:font-family-complex="OpenSymbol, 'Arial Unicode MS'"/>
    </style:style>
    <style:style style:name="WW8Num2z3" style:family="text">
      <style:text-properties style:font-name="Wingdings" fo:font-family="Wingdings" style:font-charset="x-symbol" style:text-underline-style="none" style:font-name-complex="Wingdings" style:font-family-complex="Wingdings" style:font-charset-complex="x-symbol"/>
    </style:style>
    <style:style style:name="WW8Num3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3z1" style:family="text">
      <style:text-properties style:font-name="Wingdings 2" fo:font-family="'Wingdings 2'" style:font-charset="x-symbol" style:text-underline-style="none" style:font-name-complex="Wingdings 2" style:font-family-complex="'Wingdings 2'" style:font-charset-complex="x-symbol"/>
    </style:style>
    <style:style style:name="WW8Num3z2" style:family="text">
      <style:text-properties style:font-name="OpenSymbol" fo:font-family="OpenSymbol, 'Arial Unicode MS'" style:text-underline-style="none" style:font-name-complex="OpenSymbol" style:font-family-complex="OpenSymbol, 'Arial Unicode MS'"/>
    </style:style>
    <style:style style:name="WW8Num3z3" style:family="text">
      <style:text-properties style:font-name="Wingdings" fo:font-family="Wingdings" style:font-charset="x-symbol" style:text-underline-style="none" style:font-name-complex="Wingdings" style:font-family-complex="Wingdings" style:font-charset-complex="x-symbol"/>
    </style:style>
    <style:style style:name="WW8Num4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4z1" style:family="text">
      <style:text-properties style:font-name="Wingdings 2" fo:font-family="'Wingdings 2'" style:font-charset="x-symbol" fo:font-size="14pt" style:text-underline-style="none" style:font-size-asian="14pt" style:font-name-complex="Wingdings 2" style:font-family-complex="'Wingdings 2'" style:font-charset-complex="x-symbol"/>
    </style:style>
    <style:style style:name="WW8Num4z2" style:family="text">
      <style:text-properties style:font-name="OpenSymbol" fo:font-family="OpenSymbol, 'Arial Unicode MS'" style:text-underline-style="none" style:font-name-complex="OpenSymbol" style:font-family-complex="OpenSymbol, 'Arial Unicode MS'"/>
    </style:style>
    <style:style style:name="WW8Num4z3" style:family="text">
      <style:text-properties style:font-name="Wingdings" fo:font-family="Wingdings" style:font-charset="x-symbol" style:text-underline-style="none" style:font-name-complex="Wingdings" style:font-family-complex="Wingdings" style:font-charset-complex="x-symbol"/>
    </style:style>
    <style:style style:name="WW8Num4z4" style:family="text">
      <style:text-properties style:font-name="Wingdings 2" fo:font-family="'Wingdings 2'" style:font-charset="x-symbol" style:text-underline-style="none" style:font-name-complex="Wingdings 2" style:font-family-complex="'Wingdings 2'" style:font-charset-complex="x-symbol"/>
    </style:style>
    <style:style style:name="WW8Num5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5z1" style:family="text">
      <style:text-properties style:font-name="Wingdings 2" fo:font-family="'Wingdings 2'" style:font-charset="x-symbol" style:text-underline-style="none" style:font-name-complex="Wingdings 2" style:font-family-complex="'Wingdings 2'" style:font-charset-complex="x-symbol"/>
    </style:style>
    <style:style style:name="WW8Num5z2" style:family="text">
      <style:text-properties style:font-name="OpenSymbol" fo:font-family="OpenSymbol, 'Arial Unicode MS'" style:text-underline-style="none" style:font-name-complex="OpenSymbol" style:font-family-complex="OpenSymbol, 'Arial Unicode MS'"/>
    </style:style>
    <style:style style:name="WW8Num5z3" style:family="text">
      <style:text-properties style:font-name="Wingdings" fo:font-family="Wingdings" style:font-charset="x-symbol" style:text-underline-style="none" style:font-name-complex="Wingdings" style:font-family-complex="Wingdings" style:font-charset-complex="x-symbol"/>
    </style:style>
    <style:style style:name="WW8Num6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6z1" style:family="text">
      <style:text-properties style:font-name="Wingdings 2" fo:font-family="'Wingdings 2'" style:font-charset="x-symbol" style:text-underline-style="none" style:font-name-complex="Wingdings 2" style:font-family-complex="'Wingdings 2'" style:font-charset-complex="x-symbol"/>
    </style:style>
    <style:style style:name="WW8Num6z2" style:family="text">
      <style:text-properties style:font-name="OpenSymbol" fo:font-family="OpenSymbol, 'Arial Unicode MS'" style:text-underline-style="none" style:font-name-complex="OpenSymbol" style:font-family-complex="OpenSymbol, 'Arial Unicode MS'"/>
    </style:style>
    <style:style style:name="WW8Num6z3" style:family="text">
      <style:text-properties style:font-name="Wingdings" fo:font-family="Wingdings" style:font-charset="x-symbol" style:text-underline-style="none" style:font-name-complex="Wingdings" style:font-family-complex="Wingdings" style:font-charset-complex="x-symbol"/>
    </style:style>
    <style:style style:name="WW8Num7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7z1" style:family="text">
      <style:text-properties style:font-name="Wingdings 2" fo:font-family="'Wingdings 2'" style:font-charset="x-symbol" style:text-underline-style="none" style:font-name-complex="Wingdings 2" style:font-family-complex="'Wingdings 2'" style:font-charset-complex="x-symbol"/>
    </style:style>
    <style:style style:name="WW8Num7z2" style:family="text">
      <style:text-properties style:font-name="OpenSymbol" fo:font-family="OpenSymbol, 'Arial Unicode MS'" style:text-underline-style="none" style:font-name-complex="OpenSymbol" style:font-family-complex="OpenSymbol, 'Arial Unicode MS'"/>
    </style:style>
    <style:style style:name="WW8Num7z3" style:family="text">
      <style:text-properties style:font-name="Wingdings" fo:font-family="Wingdings" style:font-charset="x-symbol" style:text-underline-style="none" style:font-name-complex="Wingdings" style:font-family-complex="Wingdings" style:font-charset-complex="x-symbol"/>
    </style:style>
    <style:style style:name="WW8Num8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8z1" style:family="text">
      <style:text-properties style:font-name="Wingdings 2" fo:font-family="'Wingdings 2'" style:font-charset="x-symbol" style:text-underline-style="none" style:font-name-complex="Wingdings 2" style:font-family-complex="'Wingdings 2'" style:font-charset-complex="x-symbol"/>
    </style:style>
    <style:style style:name="WW8Num8z2" style:family="text">
      <style:text-properties style:font-name="OpenSymbol" fo:font-family="OpenSymbol, 'Arial Unicode MS'" style:text-underline-style="none" style:font-name-complex="OpenSymbol" style:font-family-complex="OpenSymbol, 'Arial Unicode MS'"/>
    </style:style>
    <style:style style:name="WW8Num8z3" style:family="text">
      <style:text-properties style:font-name="Wingdings" fo:font-family="Wingdings" style:font-charset="x-symbol" style:text-underline-style="none" style:font-name-complex="Wingdings" style:font-family-complex="Wingdings" style:font-charset-complex="x-symbol"/>
    </style:style>
    <style:style style:name="WW8Num9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9z1" style:family="text">
      <style:text-properties style:font-name="Wingdings 2" fo:font-family="'Wingdings 2'" style:font-charset="x-symbol" style:text-underline-style="none" style:font-name-complex="Wingdings 2" style:font-family-complex="'Wingdings 2'" style:font-charset-complex="x-symbol"/>
    </style:style>
    <style:style style:name="WW8Num9z2" style:family="text">
      <style:text-properties style:font-name="OpenSymbol" fo:font-family="OpenSymbol, 'Arial Unicode MS'" style:text-underline-style="none" style:font-name-complex="OpenSymbol" style:font-family-complex="OpenSymbol, 'Arial Unicode MS'"/>
    </style:style>
    <style:style style:name="WW8Num9z3" style:family="text">
      <style:text-properties style:font-name="Wingdings" fo:font-family="Wingdings" style:font-charset="x-symbol" style:text-underline-style="none" style:font-name-complex="Wingdings" style:font-family-complex="Wingdings" style:font-charset-complex="x-symbol"/>
    </style:style>
    <style:style style:name="WW8Num10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0z1" style:family="text">
      <style:text-properties style:font-name="Wingdings 2" fo:font-family="'Wingdings 2'" style:font-charset="x-symbol" style:text-underline-style="none" style:font-name-complex="Wingdings 2" style:font-family-complex="'Wingdings 2'" style:font-charset-complex="x-symbol"/>
    </style:style>
    <style:style style:name="WW8Num10z2" style:family="text">
      <style:text-properties style:font-name="OpenSymbol" fo:font-family="OpenSymbol, 'Arial Unicode MS'" style:text-underline-style="none" style:font-name-complex="OpenSymbol" style:font-family-complex="OpenSymbol, 'Arial Unicode MS'"/>
    </style:style>
    <style:style style:name="WW8Num10z3" style:family="text">
      <style:text-properties style:font-name="Wingdings" fo:font-family="Wingdings" style:font-charset="x-symbol" style:text-underline-style="none" style:font-name-complex="Wingdings" style:font-family-complex="Wingdings" style:font-charset-complex="x-symbol"/>
    </style:style>
    <style:style style:name="WW8Num11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1z1" style:family="text">
      <style:text-properties style:font-name="Wingdings 2" fo:font-family="'Wingdings 2'" style:font-charset="x-symbol" style:text-underline-style="none" style:font-name-complex="Wingdings 2" style:font-family-complex="'Wingdings 2'" style:font-charset-complex="x-symbol"/>
    </style:style>
    <style:style style:name="WW8Num11z2" style:family="text">
      <style:text-properties style:font-name="OpenSymbol" fo:font-family="OpenSymbol, 'Arial Unicode MS'" style:text-underline-style="none" style:font-name-complex="OpenSymbol" style:font-family-complex="OpenSymbol, 'Arial Unicode MS'"/>
    </style:style>
    <style:style style:name="WW8Num11z3" style:family="text">
      <style:text-properties style:font-name="Wingdings" fo:font-family="Wingdings" style:font-charset="x-symbol" style:text-underline-style="none" style:font-name-complex="Wingdings" style:font-family-complex="Wingdings" style:font-charset-complex="x-symbol"/>
    </style:style>
    <style:style style:name="WW8Num12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2z1" style:family="text">
      <style:text-properties style:font-name="Wingdings 2" fo:font-family="'Wingdings 2'" style:font-charset="x-symbol" style:text-underline-style="none" style:font-name-complex="Wingdings 2" style:font-family-complex="'Wingdings 2'" style:font-charset-complex="x-symbol"/>
    </style:style>
    <style:style style:name="WW8Num12z2" style:family="text">
      <style:text-properties style:font-name="OpenSymbol" fo:font-family="OpenSymbol, 'Arial Unicode MS'" style:text-underline-style="none" style:font-name-complex="OpenSymbol" style:font-family-complex="OpenSymbol, 'Arial Unicode MS'"/>
    </style:style>
    <style:style style:name="WW8Num12z3" style:family="text">
      <style:text-properties style:font-name="Wingdings" fo:font-family="Wingdings" style:font-charset="x-symbol" style:text-underline-style="none" style:font-name-complex="Wingdings" style:font-family-complex="Wingdings" style:font-charset-complex="x-symbol"/>
    </style:style>
    <style:style style:name="WW8Num13z0" style:family="text">
      <style:text-properties style:font-name="Symbol" fo:font-family="Symbol" style:font-pitch="variable" style:font-charset="x-symbol" fo:font-size="14pt" style:font-size-asian="14pt" style:font-name-complex="Symbol" style:font-family-complex="Symbol" style:font-pitch-complex="variable" style:font-charset-complex="x-symbol"/>
    </style:style>
    <style:style style:name="WW8Num13z1" style:family="text">
      <style:text-properties style:font-name="OpenSymbol2" fo:font-family="OpenSymbol, 'Arial Unicode MS'" style:font-pitch="variable" style:font-name-complex="OpenSymbol2" style:font-family-complex="OpenSymbol, 'Arial Unicode MS'" style:font-pitch-complex="variable"/>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Symbol" fo:font-family="Symbol" style:font-pitch="variable" style:font-charset="x-symbol" fo:font-size="14pt" style:font-size-asian="14pt" style:font-name-complex="Symbol" style:font-family-complex="Symbol" style:font-pitch-complex="variable" style:font-charset-complex="x-symbol"/>
    </style:style>
    <style:style style:name="WW8Num14z1" style:family="text">
      <style:text-properties style:font-name="OpenSymbol2" fo:font-family="OpenSymbol, 'Arial Unicode MS'" style:font-pitch="variable" style:font-name-complex="OpenSymbol2" style:font-family-complex="OpenSymbol, 'Arial Unicode MS'" style:font-pitch-complex="variable"/>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font-name="Symbol1" fo:font-family="Symbol" style:font-charset="x-symbol" style:font-name-complex="OpenSymbol1" style:font-family-complex="OpenSymbol, 'Arial Unicode MS'" style:font-charset-complex="x-symbol"/>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Symbol1" fo:font-family="Symbol" style:font-charset="x-symbol" style:font-name-complex="OpenSymbol1" style:font-family-complex="OpenSymbol, 'Arial Unicode MS'" style:font-charset-complex="x-symbol"/>
    </style:style>
    <style:style style:name="WW8Num18z1" style:family="text">
      <style:text-properties style:font-name="OpenSymbol" fo:font-family="OpenSymbol, 'Arial Unicode MS'" style:font-name-complex="OpenSymbol1" style:font-family-complex="OpenSymbol, 'Arial Unicode MS'" style:font-charset-complex="x-symbol"/>
    </style:style>
    <style:style style:name="WW8Num19z0" style:family="text">
      <style:text-properties style:font-name="Symbol1" fo:font-family="Symbol" style:font-charset="x-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charset="x-symbol" style:font-name-complex="OpenSymbol1" style:font-family-complex="OpenSymbol, 'Arial Unicode MS'" style:font-charset-complex="x-symbol"/>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1" fo:font-family="Symbol" style:font-charset="x-symbol"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font-name="Symbol1" fo:font-family="Symbol" style:font-charset="x-symbol" style:font-name-complex="OpenSymbol1" style:font-family-complex="OpenSymbol, 'Arial Unicode MS'" style:font-charset-complex="x-symbol"/>
    </style:style>
    <style:style style:name="WW8Num23z1" style:family="text">
      <style:text-properties style:font-name="OpenSymbol" fo:font-family="OpenSymbol, 'Arial Unicode MS'" style:font-name-complex="OpenSymbol1" style:font-family-complex="OpenSymbol, 'Arial Unicode MS'"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charset="x-symbol" style:font-name-complex="OpenSymbol1" style:font-family-complex="OpenSymbol, 'Arial Unicode MS'" style:font-charset-complex="x-symbol"/>
    </style:style>
    <style:style style:name="ListLabel_20_1" style:display-name="ListLabel 1"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0" style:display-name="ListLabel 20"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loext:opacity="100%" style:font-name="Arial1" fo:font-family="Arial" style:font-family-generic="swiss" style:font-pitch="variable" fo:font-size="14pt" style:text-underline-style="solid" style:text-underline-width="auto" style:text-underline-color="font-color" fo:background-color="#ffffff"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style:font-name="Arial1" fo:font-family="Arial" style:font-family-generic="swiss" style:font-pitch="variable" fo:font-size="14pt" fo:background-color="#ffffff"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ListLabel_20_102" style:display-name="ListLabel 102" style:family="text">
      <style:text-properties style:font-name="Arial1" fo:font-family="Arial" style:font-family-generic="swiss" style:font-pitch="variable" fo:font-size="14pt" fo:font-weight="normal" style:font-name-asian="OpenSymbol2" style:font-family-asian="OpenSymbol, 'Arial Unicode MS'" style:font-pitch-asian="variable" style:font-size-asian="14pt" style:font-weight-asian="normal" style:font-name-complex="Arial1" style:font-family-complex="Arial" style:font-family-generic-complex="swiss" style:font-pitch-complex="variable"/>
    </style:style>
    <style:style style:name="ListLabel_20_103" style:display-name="ListLabel 103" style:family="text">
      <style:text-properties style:font-name-asian="OpenSymbol2" style:font-family-asian="OpenSymbol, 'Arial Unicode MS'" style:font-pitch-asian="variable"/>
    </style:style>
    <style:style style:name="ListLabel_20_104" style:display-name="ListLabel 104" style:family="text">
      <style:text-properties style:font-name-asian="OpenSymbol2" style:font-family-asian="OpenSymbol, 'Arial Unicode MS'" style:font-pitch-asian="variable"/>
    </style:style>
    <style:style style:name="ListLabel_20_105" style:display-name="ListLabel 105" style:family="text">
      <style:text-properties style:font-name-asian="OpenSymbol2" style:font-family-asian="OpenSymbol, 'Arial Unicode MS'" style:font-pitch-asian="variable"/>
    </style:style>
    <style:style style:name="ListLabel_20_106" style:display-name="ListLabel 106" style:family="text">
      <style:text-properties style:font-name-asian="OpenSymbol2" style:font-family-asian="OpenSymbol, 'Arial Unicode MS'" style:font-pitch-asian="variable"/>
    </style:style>
    <style:style style:name="ListLabel_20_107" style:display-name="ListLabel 107" style:family="text">
      <style:text-properties style:font-name-asian="OpenSymbol2" style:font-family-asian="OpenSymbol, 'Arial Unicode MS'" style:font-pitch-asian="variable"/>
    </style:style>
    <style:style style:name="ListLabel_20_108" style:display-name="ListLabel 108" style:family="text">
      <style:text-properties style:font-name-asian="OpenSymbol2" style:font-family-asian="OpenSymbol, 'Arial Unicode MS'" style:font-pitch-asian="variable"/>
    </style:style>
    <style:style style:name="ListLabel_20_109" style:display-name="ListLabel 109" style:family="text">
      <style:text-properties style:font-name-asian="OpenSymbol2" style:font-family-asian="OpenSymbol, 'Arial Unicode MS'" style:font-pitch-asian="variable"/>
    </style:style>
    <style:style style:name="ListLabel_20_110" style:display-name="ListLabel 110" style:family="text">
      <style:text-properties style:font-name-asian="OpenSymbol2" style:font-family-asian="OpenSymbol, 'Arial Unicode MS'" style:font-pitch-asian="variable"/>
    </style:style>
    <style:style style:name="ListLabel_20_111" style:display-name="ListLabel 111" style:family="text">
      <style:text-properties style:font-name="Calibri" fo:font-family="Calibri" style:font-family-generic="roman" style:font-pitch="variable" fo:font-size="14pt" style:font-name-asian="OpenSymbol2" style:font-family-asian="OpenSymbol, 'Arial Unicode MS'" style:font-pitch-asian="variable" style:font-size-asian="14pt" style:font-name-complex="Calibri" style:font-family-complex="Calibri" style:font-family-generic-complex="roman" style:font-pitch-complex="variable"/>
    </style:style>
    <style:style style:name="ListLabel_20_112" style:display-name="ListLabel 112" style:family="text">
      <style:text-properties style:font-name-asian="OpenSymbol2" style:font-family-asian="OpenSymbol, 'Arial Unicode MS'" style:font-pitch-asian="variable"/>
    </style:style>
    <style:style style:name="ListLabel_20_113" style:display-name="ListLabel 113" style:family="text">
      <style:text-properties style:font-name-asian="OpenSymbol2" style:font-family-asian="OpenSymbol, 'Arial Unicode MS'" style:font-pitch-asian="variable"/>
    </style:style>
    <style:style style:name="ListLabel_20_114" style:display-name="ListLabel 114" style:family="text">
      <style:text-properties style:font-name-asian="OpenSymbol2" style:font-family-asian="OpenSymbol, 'Arial Unicode MS'" style:font-pitch-asian="variable"/>
    </style:style>
    <style:style style:name="ListLabel_20_115" style:display-name="ListLabel 115" style:family="text">
      <style:text-properties style:font-name-asian="OpenSymbol2" style:font-family-asian="OpenSymbol, 'Arial Unicode MS'" style:font-pitch-asian="variable"/>
    </style:style>
    <style:style style:name="ListLabel_20_116" style:display-name="ListLabel 116" style:family="text">
      <style:text-properties style:font-name-asian="OpenSymbol2" style:font-family-asian="OpenSymbol, 'Arial Unicode MS'" style:font-pitch-asian="variable"/>
    </style:style>
    <style:style style:name="ListLabel_20_117" style:display-name="ListLabel 117" style:family="text">
      <style:text-properties style:font-name-asian="OpenSymbol2" style:font-family-asian="OpenSymbol, 'Arial Unicode MS'" style:font-pitch-asian="variable"/>
    </style:style>
    <style:style style:name="ListLabel_20_118" style:display-name="ListLabel 118" style:family="text">
      <style:text-properties style:font-name-asian="OpenSymbol2" style:font-family-asian="OpenSymbol, 'Arial Unicode MS'" style:font-pitch-asian="variable"/>
    </style:style>
    <style:style style:name="ListLabel_20_119" style:display-name="ListLabel 119" style:family="text">
      <style:text-properties style:font-name-asian="OpenSymbol2" style:font-family-asian="OpenSymbol, 'Arial Unicode MS'" style:font-pitch-asian="variable"/>
    </style:style>
    <style:style style:name="ListLabel_20_120" style:display-name="ListLabel 120" style:family="text">
      <style:text-properties style:font-name="Calibri" fo:font-family="Calibri" style:font-family-generic="roman" style:font-pitch="variable" fo:font-size="14pt" style:font-name-asian="OpenSymbol2" style:font-family-asian="OpenSymbol, 'Arial Unicode MS'" style:font-pitch-asian="variable" style:font-size-asian="14pt" style:font-name-complex="Calibri" style:font-family-complex="Calibri" style:font-family-generic-complex="roman" style:font-pitch-complex="variable"/>
    </style:style>
    <style:style style:name="ListLabel_20_121" style:display-name="ListLabel 121" style:family="text">
      <style:text-properties style:font-name-asian="OpenSymbol2" style:font-family-asian="OpenSymbol, 'Arial Unicode MS'" style:font-pitch-asian="variable"/>
    </style:style>
    <style:style style:name="ListLabel_20_122" style:display-name="ListLabel 122" style:family="text">
      <style:text-properties style:font-name-asian="OpenSymbol2" style:font-family-asian="OpenSymbol, 'Arial Unicode MS'" style:font-pitch-asian="variable"/>
    </style:style>
    <style:style style:name="ListLabel_20_123" style:display-name="ListLabel 123" style:family="text">
      <style:text-properties style:font-name-asian="OpenSymbol2" style:font-family-asian="OpenSymbol, 'Arial Unicode MS'" style:font-pitch-asian="variable"/>
    </style:style>
    <style:style style:name="ListLabel_20_124" style:display-name="ListLabel 124" style:family="text">
      <style:text-properties style:font-name-asian="OpenSymbol2" style:font-family-asian="OpenSymbol, 'Arial Unicode MS'" style:font-pitch-asian="variable"/>
    </style:style>
    <style:style style:name="ListLabel_20_125" style:display-name="ListLabel 125" style:family="text">
      <style:text-properties style:font-name-asian="OpenSymbol2" style:font-family-asian="OpenSymbol, 'Arial Unicode MS'" style:font-pitch-asian="variable"/>
    </style:style>
    <style:style style:name="ListLabel_20_126" style:display-name="ListLabel 126" style:family="text">
      <style:text-properties style:font-name-asian="OpenSymbol2" style:font-family-asian="OpenSymbol, 'Arial Unicode MS'" style:font-pitch-asian="variable"/>
    </style:style>
    <style:style style:name="ListLabel_20_127" style:display-name="ListLabel 127" style:family="text">
      <style:text-properties style:font-name-asian="OpenSymbol2" style:font-family-asian="OpenSymbol, 'Arial Unicode MS'" style:font-pitch-asian="variable"/>
    </style:style>
    <style:style style:name="ListLabel_20_128" style:display-name="ListLabel 128" style:family="text">
      <style:text-properties style:font-name-asian="OpenSymbol2" style:font-family-asian="OpenSymbol, 'Arial Unicode MS'"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4z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4z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3" text:style-name="WW8Num7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fo:text-indent="-0.25in" fo:margin-left="5.5in"/>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fo:text-indent="-0.25in" fo:margin-left="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8Num13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8Num14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1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09:47:28.367408900</meta:creation-date>
    <dc:date>2024-04-10T18:48:20.191963445</dc:date>
    <meta:editing-cycles>44</meta:editing-cycles>
    <meta:editing-duration>PT4H41S</meta:editing-duration>
    <meta:generator>LibreOffice/7.0.4.2$Linux_X86_64 LibreOffice_project/00$Build-2</meta:generator>
    <meta:document-statistic meta:table-count="1" meta:image-count="0" meta:object-count="0" meta:page-count="21" meta:paragraph-count="285" meta:word-count="4596" meta:character-count="30893" meta:non-whitespace-character-count="26509"/>
  </office:meta>
</office:document-meta>
</file>